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4" table:default-cell-style-name="Default"/>
        <table:table-row table:style-name="ro1">
          <table:table-cell office:value-type="string" calcext:value-type="string">
            <text:p>fft.clang.omp-tasks-tied</text:p>
          </table:table-cell>
          <table:table-cell office:value-type="float" office:value="0.595084" calcext:value-type="float">
            <text:p>0.595084</text:p>
          </table:table-cell>
          <table:table-cell office:value-type="float" office:value="0.593624" calcext:value-type="float">
            <text:p>0.593624</text:p>
          </table:table-cell>
          <table:table-cell office:value-type="float" office:value="0.583927" calcext:value-type="float">
            <text:p>0.583927</text:p>
          </table:table-cell>
          <table:table-cell office:value-type="float" office:value="0.580409" calcext:value-type="float">
            <text:p>0.580409</text:p>
          </table:table-cell>
          <table:table-cell office:value-type="float" office:value="0.571635" calcext:value-type="float">
            <text:p>0.571635</text:p>
          </table:table-cell>
          <table:table-cell office:value-type="float" office:value="0.59963" calcext:value-type="float">
            <text:p>0.59963</text:p>
          </table:table-cell>
          <table:table-cell office:value-type="float" office:value="0.612953" calcext:value-type="float">
            <text:p>0.612953</text:p>
          </table:table-cell>
          <table:table-cell office:value-type="float" office:value="0.566936" calcext:value-type="float">
            <text:p>0.566936</text:p>
          </table:table-cell>
          <table:table-cell office:value-type="float" office:value="0.642399" calcext:value-type="float">
            <text:p>0.642399</text:p>
          </table:table-cell>
          <table:table-cell office:value-type="float" office:value="0.608477" calcext:value-type="float">
            <text:p>0.608477</text:p>
          </table:table-cell>
          <table:table-cell office:value-type="float" office:value="0.618971" calcext:value-type="float">
            <text:p>0.618971</text:p>
          </table:table-cell>
          <table:table-cell office:value-type="float" office:value="0.596976" calcext:value-type="float">
            <text:p>0.596976</text:p>
          </table:table-cell>
          <table:table-cell office:value-type="float" office:value="0.575157" calcext:value-type="float">
            <text:p>0.575157</text:p>
          </table:table-cell>
          <table:table-cell office:value-type="float" office:value="0.637894" calcext:value-type="float">
            <text:p>0.637894</text:p>
          </table:table-cell>
          <table:table-cell office:value-type="float" office:value="0.572649" calcext:value-type="float">
            <text:p>0.572649</text:p>
          </table:table-cell>
          <table:table-cell office:value-type="float" office:value="0.553237" calcext:value-type="float">
            <text:p>0.553237</text:p>
          </table:table-cell>
          <table:table-cell office:value-type="float" office:value="0.639567" calcext:value-type="float">
            <text:p>0.639567</text:p>
          </table:table-cell>
          <table:table-cell office:value-type="float" office:value="0.581193" calcext:value-type="float">
            <text:p>0.581193</text:p>
          </table:table-cell>
          <table:table-cell office:value-type="float" office:value="0.66192" calcext:value-type="float">
            <text:p>0.66192</text:p>
          </table:table-cell>
          <table:table-cell office:value-type="float" office:value="0.631975" calcext:value-type="float">
            <text:p>0.631975</text:p>
          </table:table-cell>
          <table:table-cell office:value-type="float" office:value="0.589575" calcext:value-type="float">
            <text:p>0.589575</text:p>
          </table:table-cell>
          <table:table-cell office:value-type="float" office:value="0.607873" calcext:value-type="float">
            <text:p>0.607873</text:p>
          </table:table-cell>
          <table:table-cell office:value-type="float" office:value="0.568472" calcext:value-type="float">
            <text:p>0.568472</text:p>
          </table:table-cell>
          <table:table-cell office:value-type="float" office:value="0.648703" calcext:value-type="float">
            <text:p>0.648703</text:p>
          </table:table-cell>
          <table:table-cell office:value-type="float" office:value="0.581299" calcext:value-type="float">
            <text:p>0.581299</text:p>
          </table:table-cell>
          <table:table-cell office:value-type="float" office:value="0.60559" calcext:value-type="float">
            <text:p>0.60559</text:p>
          </table:table-cell>
          <table:table-cell office:value-type="float" office:value="0.626282" calcext:value-type="float">
            <text:p>0.626282</text:p>
          </table:table-cell>
          <table:table-cell office:value-type="float" office:value="0.58723" calcext:value-type="float">
            <text:p>0.58723</text:p>
          </table:table-cell>
          <table:table-cell office:value-type="float" office:value="0.581064" calcext:value-type="float">
            <text:p>0.581064</text:p>
          </table:table-cell>
          <table:table-cell office:value-type="float" office:value="0.586897" calcext:value-type="float">
            <text:p>0.586897</text:p>
          </table:table-cell>
          <table:table-cell office:value-type="float" office:value="0.595379" calcext:value-type="float">
            <text:p>0.595379</text:p>
          </table:table-cell>
          <table:table-cell office:value-type="float" office:value="0.611761" calcext:value-type="float">
            <text:p>0.611761</text:p>
          </table:table-cell>
          <table:table-cell office:value-type="float" office:value="0.603898" calcext:value-type="float">
            <text:p>0.603898</text:p>
          </table:table-cell>
          <table:table-cell office:value-type="float" office:value="0.598211" calcext:value-type="float">
            <text:p>0.598211</text:p>
          </table:table-cell>
          <table:table-cell office:value-type="float" office:value="0.593363" calcext:value-type="float">
            <text:p>0.593363</text:p>
          </table:table-cell>
          <table:table-cell office:value-type="float" office:value="0.572993" calcext:value-type="float">
            <text:p>0.572993</text:p>
          </table:table-cell>
          <table:table-cell office:value-type="float" office:value="0.622201" calcext:value-type="float">
            <text:p>0.622201</text:p>
          </table:table-cell>
          <table:table-cell office:value-type="float" office:value="0.597633" calcext:value-type="float">
            <text:p>0.597633</text:p>
          </table:table-cell>
          <table:table-cell office:value-type="float" office:value="0.586611" calcext:value-type="float">
            <text:p>0.586611</text:p>
          </table:table-cell>
          <table:table-cell office:value-type="float" office:value="0.620432" calcext:value-type="float">
            <text:p>0.620432</text:p>
          </table:table-cell>
          <table:table-cell office:value-type="float" office:value="0.59869" calcext:value-type="float">
            <text:p>0.59869</text:p>
          </table:table-cell>
          <table:table-cell office:value-type="float" office:value="0.588808" calcext:value-type="float">
            <text:p>0.588808</text:p>
          </table:table-cell>
          <table:table-cell office:value-type="float" office:value="0.640423" calcext:value-type="float">
            <text:p>0.640423</text:p>
          </table:table-cell>
          <table:table-cell office:value-type="float" office:value="0.601779" calcext:value-type="float">
            <text:p>0.601779</text:p>
          </table:table-cell>
          <table:table-cell office:value-type="float" office:value="0.605087" calcext:value-type="float">
            <text:p>0.605087</text:p>
          </table:table-cell>
          <table:table-cell office:value-type="float" office:value="0.565267" calcext:value-type="float">
            <text:p>0.565267</text:p>
          </table:table-cell>
          <table:table-cell office:value-type="float" office:value="0.679112" calcext:value-type="float">
            <text:p>0.679112</text:p>
          </table:table-cell>
          <table:table-cell office:value-type="float" office:value="0.610094" calcext:value-type="float">
            <text:p>0.610094</text:p>
          </table:table-cell>
          <table:table-cell office:value-type="float" office:value="0.617019" calcext:value-type="float">
            <text:p>0.617019</text:p>
          </table:table-cell>
          <table:table-cell office:value-type="float" office:value="0.569664" calcext:value-type="float">
            <text:p>0.569664</text:p>
          </table:table-cell>
          <table:table-cell table:formula="of:=AVERAGE([.B1:.AY1])" office:value-type="float" office:value="0.60172046" calcext:value-type="float">
            <text:p>0.60172046</text:p>
          </table:table-cell>
          <table:table-cell/>
          <table:table-cell office:value-type="string" calcext:value-type="string">
            <text:p>fft.clang.omp-tasks-tied</text:p>
          </table:table-cell>
        </table:table-row>
        <table:table-row table:style-name="ro1">
          <table:table-cell office:value-type="string" calcext:value-type="string">
            <text:p>fft.clang.omp-tasks-tied</text:p>
          </table:table-cell>
          <table:table-cell office:value-type="float" office:value="0.644205" calcext:value-type="float">
            <text:p>0.644205</text:p>
          </table:table-cell>
          <table:table-cell office:value-type="float" office:value="0.588632" calcext:value-type="float">
            <text:p>0.588632</text:p>
          </table:table-cell>
          <table:table-cell office:value-type="float" office:value="0.624353" calcext:value-type="float">
            <text:p>0.624353</text:p>
          </table:table-cell>
          <table:table-cell office:value-type="float" office:value="0.658906" calcext:value-type="float">
            <text:p>0.658906</text:p>
          </table:table-cell>
          <table:table-cell office:value-type="float" office:value="0.624402" calcext:value-type="float">
            <text:p>0.624402</text:p>
          </table:table-cell>
          <table:table-cell office:value-type="float" office:value="0.609625" calcext:value-type="float">
            <text:p>0.609625</text:p>
          </table:table-cell>
          <table:table-cell office:value-type="float" office:value="0.601445" calcext:value-type="float">
            <text:p>0.601445</text:p>
          </table:table-cell>
          <table:table-cell office:value-type="float" office:value="0.615588" calcext:value-type="float">
            <text:p>0.615588</text:p>
          </table:table-cell>
          <table:table-cell office:value-type="float" office:value="0.581989" calcext:value-type="float">
            <text:p>0.581989</text:p>
          </table:table-cell>
          <table:table-cell office:value-type="float" office:value="0.678965" calcext:value-type="float">
            <text:p>0.678965</text:p>
          </table:table-cell>
          <table:table-cell office:value-type="float" office:value="0.579425" calcext:value-type="float">
            <text:p>0.579425</text:p>
          </table:table-cell>
          <table:table-cell office:value-type="float" office:value="0.605802" calcext:value-type="float">
            <text:p>0.605802</text:p>
          </table:table-cell>
          <table:table-cell office:value-type="float" office:value="0.585556" calcext:value-type="float">
            <text:p>0.585556</text:p>
          </table:table-cell>
          <table:table-cell office:value-type="float" office:value="0.623183" calcext:value-type="float">
            <text:p>0.623183</text:p>
          </table:table-cell>
          <table:table-cell office:value-type="float" office:value="0.664438" calcext:value-type="float">
            <text:p>0.664438</text:p>
          </table:table-cell>
          <table:table-cell office:value-type="float" office:value="0.583808" calcext:value-type="float">
            <text:p>0.583808</text:p>
          </table:table-cell>
          <table:table-cell office:value-type="float" office:value="0.580885" calcext:value-type="float">
            <text:p>0.580885</text:p>
          </table:table-cell>
          <table:table-cell office:value-type="float" office:value="0.576997" calcext:value-type="float">
            <text:p>0.576997</text:p>
          </table:table-cell>
          <table:table-cell office:value-type="float" office:value="0.585172" calcext:value-type="float">
            <text:p>0.585172</text:p>
          </table:table-cell>
          <table:table-cell office:value-type="float" office:value="0.596406" calcext:value-type="float">
            <text:p>0.596406</text:p>
          </table:table-cell>
          <table:table-cell office:value-type="float" office:value="0.600275" calcext:value-type="float">
            <text:p>0.600275</text:p>
          </table:table-cell>
          <table:table-cell office:value-type="float" office:value="0.623824" calcext:value-type="float">
            <text:p>0.623824</text:p>
          </table:table-cell>
          <table:table-cell office:value-type="float" office:value="0.629926" calcext:value-type="float">
            <text:p>0.629926</text:p>
          </table:table-cell>
          <table:table-cell office:value-type="float" office:value="0.637957" calcext:value-type="float">
            <text:p>0.637957</text:p>
          </table:table-cell>
          <table:table-cell office:value-type="float" office:value="0.65897" calcext:value-type="float">
            <text:p>0.65897</text:p>
          </table:table-cell>
          <table:table-cell office:value-type="float" office:value="0.592193" calcext:value-type="float">
            <text:p>0.592193</text:p>
          </table:table-cell>
          <table:table-cell office:value-type="float" office:value="0.577152" calcext:value-type="float">
            <text:p>0.577152</text:p>
          </table:table-cell>
          <table:table-cell office:value-type="float" office:value="0.628707" calcext:value-type="float">
            <text:p>0.628707</text:p>
          </table:table-cell>
          <table:table-cell office:value-type="float" office:value="0.637188" calcext:value-type="float">
            <text:p>0.637188</text:p>
          </table:table-cell>
          <table:table-cell office:value-type="float" office:value="0.678187" calcext:value-type="float">
            <text:p>0.678187</text:p>
          </table:table-cell>
          <table:table-cell office:value-type="float" office:value="0.593993" calcext:value-type="float">
            <text:p>0.593993</text:p>
          </table:table-cell>
          <table:table-cell office:value-type="float" office:value="0.620595" calcext:value-type="float">
            <text:p>0.620595</text:p>
          </table:table-cell>
          <table:table-cell office:value-type="float" office:value="0.620359" calcext:value-type="float">
            <text:p>0.620359</text:p>
          </table:table-cell>
          <table:table-cell office:value-type="float" office:value="0.656142" calcext:value-type="float">
            <text:p>0.656142</text:p>
          </table:table-cell>
          <table:table-cell office:value-type="float" office:value="0.649516" calcext:value-type="float">
            <text:p>0.649516</text:p>
          </table:table-cell>
          <table:table-cell office:value-type="float" office:value="0.618684" calcext:value-type="float">
            <text:p>0.618684</text:p>
          </table:table-cell>
          <table:table-cell office:value-type="float" office:value="0.65461" calcext:value-type="float">
            <text:p>0.65461</text:p>
          </table:table-cell>
          <table:table-cell office:value-type="float" office:value="0.59651" calcext:value-type="float">
            <text:p>0.59651</text:p>
          </table:table-cell>
          <table:table-cell office:value-type="float" office:value="0.628287" calcext:value-type="float">
            <text:p>0.628287</text:p>
          </table:table-cell>
          <table:table-cell office:value-type="float" office:value="0.624106" calcext:value-type="float">
            <text:p>0.624106</text:p>
          </table:table-cell>
          <table:table-cell office:value-type="float" office:value="0.633629" calcext:value-type="float">
            <text:p>0.633629</text:p>
          </table:table-cell>
          <table:table-cell office:value-type="float" office:value="0.617073" calcext:value-type="float">
            <text:p>0.617073</text:p>
          </table:table-cell>
          <table:table-cell office:value-type="float" office:value="0.623975" calcext:value-type="float">
            <text:p>0.623975</text:p>
          </table:table-cell>
          <table:table-cell office:value-type="float" office:value="0.658849" calcext:value-type="float">
            <text:p>0.658849</text:p>
          </table:table-cell>
          <table:table-cell office:value-type="float" office:value="0.620298" calcext:value-type="float">
            <text:p>0.620298</text:p>
          </table:table-cell>
          <table:table-cell office:value-type="float" office:value="0.641293" calcext:value-type="float">
            <text:p>0.641293</text:p>
          </table:table-cell>
          <table:table-cell office:value-type="float" office:value="0.62464" calcext:value-type="float">
            <text:p>0.62464</text:p>
          </table:table-cell>
          <table:table-cell office:value-type="float" office:value="0.615361" calcext:value-type="float">
            <text:p>0.615361</text:p>
          </table:table-cell>
          <table:table-cell office:value-type="float" office:value="0.596016" calcext:value-type="float">
            <text:p>0.596016</text:p>
          </table:table-cell>
          <table:table-cell office:value-type="float" office:value="0.621413" calcext:value-type="float">
            <text:p>0.621413</text:p>
          </table:table-cell>
          <table:table-cell table:number-columns-repeated="2"/>
          <table:table-cell office:value-type="string" calcext:value-type="string">
            <text:p>fft.clang.omp-tasks-tied</text:p>
          </table:table-cell>
        </table:table-row>
        <table:table-row table:style-name="ro1">
          <table:table-cell/>
          <table:table-cell table:formula="of:=[.B2]/[.$AZ1]" office:value-type="float" office:value="1.07060511121726" calcext:value-type="float">
            <text:p>1.07060511121726</text:p>
          </table:table-cell>
          <table:table-cell table:formula="of:=[.C2]/[.$AZ1]" office:value-type="float" office:value="0.978248271630983" calcext:value-type="float">
            <text:p>0.978248271630983</text:p>
          </table:table-cell>
          <table:table-cell table:formula="of:=[.D2]/[.$AZ1]" office:value-type="float" office:value="1.03761304709499" calcext:value-type="float">
            <text:p>1.03761304709499</text:p>
          </table:table-cell>
          <table:table-cell table:formula="of:=[.E2]/[.$AZ1]" office:value-type="float" office:value="1.09503672186916" calcext:value-type="float">
            <text:p>1.09503672186916</text:p>
          </table:table-cell>
          <table:table-cell table:formula="of:=[.F2]/[.$AZ1]" office:value-type="float" office:value="1.03769448025749" calcext:value-type="float">
            <text:p>1.03769448025749</text:p>
          </table:table-cell>
          <table:table-cell table:formula="of:=[.G2]/[.$AZ1]" office:value-type="float" office:value="1.01313656510866" calcext:value-type="float">
            <text:p>1.01313656510866</text:p>
          </table:table-cell>
          <table:table-cell table:formula="of:=[.H2]/[.$AZ1]" office:value-type="float" office:value="0.999542212674636" calcext:value-type="float">
            <text:p>0.999542212674636</text:p>
          </table:table-cell>
          <table:table-cell table:formula="of:=[.I2]/[.$AZ1]" office:value-type="float" office:value="1.02304648241477" calcext:value-type="float">
            <text:p>1.02304648241477</text:p>
          </table:table-cell>
          <table:table-cell table:formula="of:=[.J2]/[.$AZ1]" office:value-type="float" office:value="0.967208261457488" calcext:value-type="float">
            <text:p>0.967208261457488</text:p>
          </table:table-cell>
          <table:table-cell table:formula="of:=[.K2]/[.$AZ1]" office:value-type="float" office:value="1.12837279955546" calcext:value-type="float">
            <text:p>1.12837279955546</text:p>
          </table:table-cell>
          <table:table-cell table:formula="of:=[.L2]/[.$AZ1]" office:value-type="float" office:value="0.962947146586972" calcext:value-type="float">
            <text:p>0.962947146586972</text:p>
          </table:table-cell>
          <table:table-cell table:formula="of:=[.M2]/[.$AZ1]" office:value-type="float" office:value="1.00678311653222" calcext:value-type="float">
            <text:p>1.00678311653222</text:p>
          </table:table-cell>
          <table:table-cell table:formula="of:=[.N2]/[.$AZ1]" office:value-type="float" office:value="0.973136263307384" calcext:value-type="float">
            <text:p>0.973136263307384</text:p>
          </table:table-cell>
          <table:table-cell table:formula="of:=[.O2]/[.$AZ1]" office:value-type="float" office:value="1.0356686226026" calcext:value-type="float">
            <text:p>1.0356686226026</text:p>
          </table:table-cell>
          <table:table-cell table:formula="of:=[.P2]/[.$AZ1]" office:value-type="float" office:value="1.10423035972551" calcext:value-type="float">
            <text:p>1.10423035972551</text:p>
          </table:table-cell>
          <table:table-cell table:formula="of:=[.Q2]/[.$AZ1]" office:value-type="float" office:value="0.970231259877718" calcext:value-type="float">
            <text:p>0.970231259877718</text:p>
          </table:table-cell>
          <table:table-cell table:formula="of:=[.R2]/[.$AZ1]" office:value-type="float" office:value="0.965373522449278" calcext:value-type="float">
            <text:p>0.965373522449278</text:p>
          </table:table-cell>
          <table:table-cell table:formula="of:=[.S2]/[.$AZ1]" office:value-type="float" office:value="0.95891205028993" calcext:value-type="float">
            <text:p>0.95891205028993</text:p>
          </table:table-cell>
          <table:table-cell table:formula="of:=[.T2]/[.$AZ1]" office:value-type="float" office:value="0.972498093217572" calcext:value-type="float">
            <text:p>0.972498093217572</text:p>
          </table:table-cell>
          <table:table-cell table:formula="of:=[.U2]/[.$AZ1]" office:value-type="float" office:value="0.991167892147127" calcext:value-type="float">
            <text:p>0.991167892147127</text:p>
          </table:table-cell>
          <table:table-cell table:formula="of:=[.V2]/[.$AZ1]" office:value-type="float" office:value="0.99759778818224" calcext:value-type="float">
            <text:p>0.99759778818224</text:p>
          </table:table-cell>
          <table:table-cell table:formula="of:=[.W2]/[.$AZ1]" office:value-type="float" office:value="1.03673390132022" calcext:value-type="float">
            <text:p>1.03673390132022</text:p>
          </table:table-cell>
          <table:table-cell table:formula="of:=[.X2]/[.$AZ1]" office:value-type="float" office:value="1.04687482290365" calcext:value-type="float">
            <text:p>1.04687482290365</text:p>
          </table:table-cell>
          <table:table-cell table:formula="of:=[.Y2]/[.$AZ1]" office:value-type="float" office:value="1.06022155204761" calcext:value-type="float">
            <text:p>1.06022155204761</text:p>
          </table:table-cell>
          <table:table-cell table:formula="of:=[.Z2]/[.$AZ1]" office:value-type="float" office:value="1.09514308355079" calcext:value-type="float">
            <text:p>1.09514308355079</text:p>
          </table:table-cell>
          <table:table-cell table:formula="of:=[.AA2]/[.$AZ1]" office:value-type="float" office:value="0.984166302073225" calcext:value-type="float">
            <text:p>0.984166302073225</text:p>
          </table:table-cell>
          <table:table-cell table:formula="of:=[.AB2]/[.$AZ1]" office:value-type="float" office:value="0.959169644987641" calcext:value-type="float">
            <text:p>0.959169644987641</text:p>
          </table:table-cell>
          <table:table-cell table:formula="of:=[.AC2]/[.$AZ1]" office:value-type="float" office:value="1.04484896524875" calcext:value-type="float">
            <text:p>1.04484896524875</text:p>
          </table:table-cell>
          <table:table-cell table:formula="of:=[.AD2]/[.$AZ1]" office:value-type="float" office:value="1.05894354996671" calcext:value-type="float">
            <text:p>1.05894354996671</text:p>
          </table:table-cell>
          <table:table-cell table:formula="of:=[.AE2]/[.$AZ1]" office:value-type="float" office:value="1.12707984036308" calcext:value-type="float">
            <text:p>1.12707984036308</text:p>
          </table:table-cell>
          <table:table-cell table:formula="of:=[.AF2]/[.$AZ1]" office:value-type="float" office:value="0.98715772436922" calcext:value-type="float">
            <text:p>0.98715772436922</text:p>
          </table:table-cell>
          <table:table-cell table:formula="of:=[.AG2]/[.$AZ1]" office:value-type="float" office:value="1.03136762210147" calcext:value-type="float">
            <text:p>1.03136762210147</text:p>
          </table:table-cell>
          <table:table-cell table:formula="of:=[.AH2]/[.$AZ1]" office:value-type="float" office:value="1.03097541340044" calcext:value-type="float">
            <text:p>1.03097541340044</text:p>
          </table:table-cell>
          <table:table-cell table:formula="of:=[.AI2]/[.$AZ1]" office:value-type="float" office:value="1.09044322674353" calcext:value-type="float">
            <text:p>1.09044322674353</text:p>
          </table:table-cell>
          <table:table-cell table:formula="of:=[.AJ2]/[.$AZ1]" office:value-type="float" office:value="1.07943146889172" calcext:value-type="float">
            <text:p>1.07943146889172</text:p>
          </table:table-cell>
          <table:table-cell table:formula="of:=[.AK2]/[.$AZ1]" office:value-type="float" office:value="1.02819172876388" calcext:value-type="float">
            <text:p>1.02819172876388</text:p>
          </table:table-cell>
          <table:table-cell table:formula="of:=[.AL2]/[.$AZ1]" office:value-type="float" office:value="1.08789719398938" calcext:value-type="float">
            <text:p>1.08789719398938</text:p>
          </table:table-cell>
          <table:table-cell table:formula="of:=[.AM2]/[.$AZ1]" office:value-type="float" office:value="0.991340729879785" calcext:value-type="float">
            <text:p>0.991340729879785</text:p>
          </table:table-cell>
          <table:table-cell table:formula="of:=[.AN2]/[.$AZ1]" office:value-type="float" office:value="1.04415096671301" calcext:value-type="float">
            <text:p>1.04415096671301</text:p>
          </table:table-cell>
          <table:table-cell table:formula="of:=[.AO2]/[.$AZ1]" office:value-type="float" office:value="1.03720255747993" calcext:value-type="float">
            <text:p>1.03720255747993</text:p>
          </table:table-cell>
          <table:table-cell table:formula="of:=[.AP2]/[.$AZ1]" office:value-type="float" office:value="1.05302884332702" calcext:value-type="float">
            <text:p>1.05302884332702</text:p>
          </table:table-cell>
          <table:table-cell table:formula="of:=[.AQ2]/[.$AZ1]" office:value-type="float" office:value="1.02551440580897" calcext:value-type="float">
            <text:p>1.02551440580897</text:p>
          </table:table-cell>
          <table:table-cell table:formula="of:=[.AR2]/[.$AZ1]" office:value-type="float" office:value="1.03698484841283" calcext:value-type="float">
            <text:p>1.03698484841283</text:p>
          </table:table-cell>
          <table:table-cell table:formula="of:=[.AS2]/[.$AZ1]" office:value-type="float" office:value="1.09494199349645" calcext:value-type="float">
            <text:p>1.09494199349645</text:p>
          </table:table-cell>
          <table:table-cell table:formula="of:=[.AT2]/[.$AZ1]" office:value-type="float" office:value="1.03087403742263" calcext:value-type="float">
            <text:p>1.03087403742263</text:p>
          </table:table-cell>
          <table:table-cell table:formula="of:=[.AU2]/[.$AZ1]" office:value-type="float" office:value="1.06576565470285" calcext:value-type="float">
            <text:p>1.06576565470285</text:p>
          </table:table-cell>
          <table:table-cell table:formula="of:=[.AV2]/[.$AZ1]" office:value-type="float" office:value="1.03809001276108" calcext:value-type="float">
            <text:p>1.03809001276108</text:p>
          </table:table-cell>
          <table:table-cell table:formula="of:=[.AW2]/[.$AZ1]" office:value-type="float" office:value="1.02266923082522" calcext:value-type="float">
            <text:p>1.02266923082522</text:p>
          </table:table-cell>
          <table:table-cell table:formula="of:=[.AX2]/[.$AZ1]" office:value-type="float" office:value="0.990519750649662" calcext:value-type="float">
            <text:p>0.990519750649662</text:p>
          </table:table-cell>
          <table:table-cell table:formula="of:=[.AY2]/[.$AZ1]" office:value-type="float" office:value="1.03272705734487" calcext:value-type="float">
            <text:p>1.03272705734487</text:p>
          </table:table-cell>
          <table:table-cell table:style-name="ce1" table:formula="of:=AVERAGE([.B3:.AY3])" office:value-type="float" office:value="1.0300301239549" calcext:value-type="float">
            <text:p>1.0300</text:p>
          </table:table-cell>
          <table:table-cell table:style-name="ce1" table:formula="of:=STDEV([.B3:.AY3])" office:value-type="float" office:value="0.0451614905776948" calcext:value-type="float">
            <text:p>0.0452</text:p>
          </table:table-cell>
          <table:table-cell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nqueens.clang.omp-tasks-tied</text:p>
          </table:table-cell>
          <table:table-cell office:value-type="float" office:value="11.727169" calcext:value-type="float">
            <text:p>11.727169</text:p>
          </table:table-cell>
          <table:table-cell office:value-type="float" office:value="11.778426" calcext:value-type="float">
            <text:p>11.778426</text:p>
          </table:table-cell>
          <table:table-cell office:value-type="float" office:value="11.681483" calcext:value-type="float">
            <text:p>11.681483</text:p>
          </table:table-cell>
          <table:table-cell office:value-type="float" office:value="11.4877" calcext:value-type="float">
            <text:p>11.4877</text:p>
          </table:table-cell>
          <table:table-cell office:value-type="float" office:value="11.687844" calcext:value-type="float">
            <text:p>11.687844</text:p>
          </table:table-cell>
          <table:table-cell office:value-type="float" office:value="11.479492" calcext:value-type="float">
            <text:p>11.479492</text:p>
          </table:table-cell>
          <table:table-cell office:value-type="float" office:value="11.618378" calcext:value-type="float">
            <text:p>11.618378</text:p>
          </table:table-cell>
          <table:table-cell office:value-type="float" office:value="11.745784" calcext:value-type="float">
            <text:p>11.745784</text:p>
          </table:table-cell>
          <table:table-cell office:value-type="float" office:value="11.628876" calcext:value-type="float">
            <text:p>11.628876</text:p>
          </table:table-cell>
          <table:table-cell office:value-type="float" office:value="11.938346" calcext:value-type="float">
            <text:p>11.938346</text:p>
          </table:table-cell>
          <table:table-cell office:value-type="float" office:value="12.153698" calcext:value-type="float">
            <text:p>12.153698</text:p>
          </table:table-cell>
          <table:table-cell office:value-type="float" office:value="11.784417" calcext:value-type="float">
            <text:p>11.784417</text:p>
          </table:table-cell>
          <table:table-cell office:value-type="float" office:value="11.450299" calcext:value-type="float">
            <text:p>11.450299</text:p>
          </table:table-cell>
          <table:table-cell office:value-type="float" office:value="12.199653" calcext:value-type="float">
            <text:p>12.199653</text:p>
          </table:table-cell>
          <table:table-cell office:value-type="float" office:value="11.444453" calcext:value-type="float">
            <text:p>11.444453</text:p>
          </table:table-cell>
          <table:table-cell office:value-type="float" office:value="11.9575" calcext:value-type="float">
            <text:p>11.9575</text:p>
          </table:table-cell>
          <table:table-cell office:value-type="float" office:value="11.73673" calcext:value-type="float">
            <text:p>11.73673</text:p>
          </table:table-cell>
          <table:table-cell office:value-type="float" office:value="11.721589" calcext:value-type="float">
            <text:p>11.721589</text:p>
          </table:table-cell>
          <table:table-cell office:value-type="float" office:value="11.859011" calcext:value-type="float">
            <text:p>11.859011</text:p>
          </table:table-cell>
          <table:table-cell office:value-type="float" office:value="11.541422" calcext:value-type="float">
            <text:p>11.541422</text:p>
          </table:table-cell>
          <table:table-cell office:value-type="float" office:value="12.086181" calcext:value-type="float">
            <text:p>12.086181</text:p>
          </table:table-cell>
          <table:table-cell office:value-type="float" office:value="12.177535" calcext:value-type="float">
            <text:p>12.177535</text:p>
          </table:table-cell>
          <table:table-cell office:value-type="float" office:value="11.662704" calcext:value-type="float">
            <text:p>11.662704</text:p>
          </table:table-cell>
          <table:table-cell office:value-type="float" office:value="11.714164" calcext:value-type="float">
            <text:p>11.714164</text:p>
          </table:table-cell>
          <table:table-cell office:value-type="float" office:value="11.641063" calcext:value-type="float">
            <text:p>11.641063</text:p>
          </table:table-cell>
          <table:table-cell office:value-type="float" office:value="11.770869" calcext:value-type="float">
            <text:p>11.770869</text:p>
          </table:table-cell>
          <table:table-cell office:value-type="float" office:value="11.655397" calcext:value-type="float">
            <text:p>11.655397</text:p>
          </table:table-cell>
          <table:table-cell office:value-type="float" office:value="11.505651" calcext:value-type="float">
            <text:p>11.505651</text:p>
          </table:table-cell>
          <table:table-cell office:value-type="float" office:value="11.780738" calcext:value-type="float">
            <text:p>11.780738</text:p>
          </table:table-cell>
          <table:table-cell office:value-type="float" office:value="11.900782" calcext:value-type="float">
            <text:p>11.900782</text:p>
          </table:table-cell>
          <table:table-cell office:value-type="float" office:value="11.604754" calcext:value-type="float">
            <text:p>11.604754</text:p>
          </table:table-cell>
          <table:table-cell office:value-type="float" office:value="11.899118" calcext:value-type="float">
            <text:p>11.899118</text:p>
          </table:table-cell>
          <table:table-cell office:value-type="float" office:value="11.700523" calcext:value-type="float">
            <text:p>11.700523</text:p>
          </table:table-cell>
          <table:table-cell office:value-type="float" office:value="11.738998" calcext:value-type="float">
            <text:p>11.738998</text:p>
          </table:table-cell>
          <table:table-cell office:value-type="float" office:value="11.477139" calcext:value-type="float">
            <text:p>11.477139</text:p>
          </table:table-cell>
          <table:table-cell office:value-type="float" office:value="11.902388" calcext:value-type="float">
            <text:p>11.902388</text:p>
          </table:table-cell>
          <table:table-cell office:value-type="float" office:value="12.135002" calcext:value-type="float">
            <text:p>12.135002</text:p>
          </table:table-cell>
          <table:table-cell office:value-type="float" office:value="11.641727" calcext:value-type="float">
            <text:p>11.641727</text:p>
          </table:table-cell>
          <table:table-cell office:value-type="float" office:value="12.032329" calcext:value-type="float">
            <text:p>12.032329</text:p>
          </table:table-cell>
          <table:table-cell office:value-type="float" office:value="11.722307" calcext:value-type="float">
            <text:p>11.722307</text:p>
          </table:table-cell>
          <table:table-cell office:value-type="float" office:value="11.944932" calcext:value-type="float">
            <text:p>11.944932</text:p>
          </table:table-cell>
          <table:table-cell office:value-type="float" office:value="11.684096" calcext:value-type="float">
            <text:p>11.684096</text:p>
          </table:table-cell>
          <table:table-cell office:value-type="float" office:value="11.649868" calcext:value-type="float">
            <text:p>11.649868</text:p>
          </table:table-cell>
          <table:table-cell office:value-type="float" office:value="11.99856" calcext:value-type="float">
            <text:p>11.99856</text:p>
          </table:table-cell>
          <table:table-cell office:value-type="float" office:value="11.667679" calcext:value-type="float">
            <text:p>11.667679</text:p>
          </table:table-cell>
          <table:table-cell office:value-type="float" office:value="11.800691" calcext:value-type="float">
            <text:p>11.800691</text:p>
          </table:table-cell>
          <table:table-cell office:value-type="float" office:value="12.664596" calcext:value-type="float">
            <text:p>12.664596</text:p>
          </table:table-cell>
          <table:table-cell office:value-type="float" office:value="12.046837" calcext:value-type="float">
            <text:p>12.046837</text:p>
          </table:table-cell>
          <table:table-cell office:value-type="float" office:value="11.972241" calcext:value-type="float">
            <text:p>11.972241</text:p>
          </table:table-cell>
          <table:table-cell office:value-type="float" office:value="12.052361" calcext:value-type="float">
            <text:p>12.052361</text:p>
          </table:table-cell>
          <table:table-cell table:formula="of:=AVERAGE([.B5:.AY5])" office:value-type="float" office:value="11.79707" calcext:value-type="float">
            <text:p>11.79707</text:p>
          </table:table-cell>
          <table:table-cell/>
          <table:table-cell office:value-type="string" calcext:value-type="string">
            <text:p>nqueens.clang.omp-tasks-tied</text:p>
          </table:table-cell>
        </table:table-row>
        <table:table-row table:style-name="ro1">
          <table:table-cell office:value-type="string" calcext:value-type="string">
            <text:p>nqueens.clang.omp-tasks-tied</text:p>
          </table:table-cell>
          <table:table-cell office:value-type="float" office:value="14.301136" calcext:value-type="float">
            <text:p>14.301136</text:p>
          </table:table-cell>
          <table:table-cell office:value-type="float" office:value="14.413536" calcext:value-type="float">
            <text:p>14.413536</text:p>
          </table:table-cell>
          <table:table-cell office:value-type="float" office:value="14.530291" calcext:value-type="float">
            <text:p>14.530291</text:p>
          </table:table-cell>
          <table:table-cell office:value-type="float" office:value="14.68507" calcext:value-type="float">
            <text:p>14.68507</text:p>
          </table:table-cell>
          <table:table-cell office:value-type="float" office:value="14.392851" calcext:value-type="float">
            <text:p>14.392851</text:p>
          </table:table-cell>
          <table:table-cell office:value-type="float" office:value="14.63648" calcext:value-type="float">
            <text:p>14.63648</text:p>
          </table:table-cell>
          <table:table-cell office:value-type="float" office:value="14.408878" calcext:value-type="float">
            <text:p>14.408878</text:p>
          </table:table-cell>
          <table:table-cell office:value-type="float" office:value="14.827299" calcext:value-type="float">
            <text:p>14.827299</text:p>
          </table:table-cell>
          <table:table-cell office:value-type="float" office:value="14.501336" calcext:value-type="float">
            <text:p>14.501336</text:p>
          </table:table-cell>
          <table:table-cell office:value-type="float" office:value="14.857921" calcext:value-type="float">
            <text:p>14.857921</text:p>
          </table:table-cell>
          <table:table-cell office:value-type="float" office:value="14.3863" calcext:value-type="float">
            <text:p>14.3863</text:p>
          </table:table-cell>
          <table:table-cell office:value-type="float" office:value="14.722287" calcext:value-type="float">
            <text:p>14.722287</text:p>
          </table:table-cell>
          <table:table-cell office:value-type="float" office:value="14.530493" calcext:value-type="float">
            <text:p>14.530493</text:p>
          </table:table-cell>
          <table:table-cell office:value-type="float" office:value="14.534209" calcext:value-type="float">
            <text:p>14.534209</text:p>
          </table:table-cell>
          <table:table-cell office:value-type="float" office:value="14.422938" calcext:value-type="float">
            <text:p>14.422938</text:p>
          </table:table-cell>
          <table:table-cell office:value-type="float" office:value="14.475317" calcext:value-type="float">
            <text:p>14.475317</text:p>
          </table:table-cell>
          <table:table-cell office:value-type="float" office:value="14.510014" calcext:value-type="float">
            <text:p>14.510014</text:p>
          </table:table-cell>
          <table:table-cell office:value-type="float" office:value="14.460335" calcext:value-type="float">
            <text:p>14.460335</text:p>
          </table:table-cell>
          <table:table-cell office:value-type="float" office:value="14.466786" calcext:value-type="float">
            <text:p>14.466786</text:p>
          </table:table-cell>
          <table:table-cell office:value-type="float" office:value="14.525086" calcext:value-type="float">
            <text:p>14.525086</text:p>
          </table:table-cell>
          <table:table-cell office:value-type="float" office:value="14.656218" calcext:value-type="float">
            <text:p>14.656218</text:p>
          </table:table-cell>
          <table:table-cell office:value-type="float" office:value="14.644208" calcext:value-type="float">
            <text:p>14.644208</text:p>
          </table:table-cell>
          <table:table-cell office:value-type="float" office:value="14.457308" calcext:value-type="float">
            <text:p>14.457308</text:p>
          </table:table-cell>
          <table:table-cell office:value-type="float" office:value="14.387023" calcext:value-type="float">
            <text:p>14.387023</text:p>
          </table:table-cell>
          <table:table-cell office:value-type="float" office:value="14.534585" calcext:value-type="float">
            <text:p>14.534585</text:p>
          </table:table-cell>
          <table:table-cell office:value-type="float" office:value="14.786035" calcext:value-type="float">
            <text:p>14.786035</text:p>
          </table:table-cell>
          <table:table-cell office:value-type="float" office:value="14.742164" calcext:value-type="float">
            <text:p>14.742164</text:p>
          </table:table-cell>
          <table:table-cell office:value-type="float" office:value="14.487691" calcext:value-type="float">
            <text:p>14.487691</text:p>
          </table:table-cell>
          <table:table-cell office:value-type="float" office:value="14.584484" calcext:value-type="float">
            <text:p>14.584484</text:p>
          </table:table-cell>
          <table:table-cell office:value-type="float" office:value="14.395541" calcext:value-type="float">
            <text:p>14.395541</text:p>
          </table:table-cell>
          <table:table-cell office:value-type="float" office:value="14.421743" calcext:value-type="float">
            <text:p>14.421743</text:p>
          </table:table-cell>
          <table:table-cell office:value-type="float" office:value="14.395976" calcext:value-type="float">
            <text:p>14.395976</text:p>
          </table:table-cell>
          <table:table-cell office:value-type="float" office:value="14.351006" calcext:value-type="float">
            <text:p>14.351006</text:p>
          </table:table-cell>
          <table:table-cell office:value-type="float" office:value="15.103472" calcext:value-type="float">
            <text:p>15.103472</text:p>
          </table:table-cell>
          <table:table-cell office:value-type="float" office:value="14.585956" calcext:value-type="float">
            <text:p>14.585956</text:p>
          </table:table-cell>
          <table:table-cell office:value-type="float" office:value="14.525446" calcext:value-type="float">
            <text:p>14.525446</text:p>
          </table:table-cell>
          <table:table-cell office:value-type="float" office:value="14.536076" calcext:value-type="float">
            <text:p>14.536076</text:p>
          </table:table-cell>
          <table:table-cell office:value-type="float" office:value="14.462046" calcext:value-type="float">
            <text:p>14.462046</text:p>
          </table:table-cell>
          <table:table-cell office:value-type="float" office:value="14.469847" calcext:value-type="float">
            <text:p>14.469847</text:p>
          </table:table-cell>
          <table:table-cell office:value-type="float" office:value="14.658166" calcext:value-type="float">
            <text:p>14.658166</text:p>
          </table:table-cell>
          <table:table-cell office:value-type="float" office:value="14.678393" calcext:value-type="float">
            <text:p>14.678393</text:p>
          </table:table-cell>
          <table:table-cell office:value-type="float" office:value="14.523567" calcext:value-type="float">
            <text:p>14.523567</text:p>
          </table:table-cell>
          <table:table-cell office:value-type="float" office:value="14.544608" calcext:value-type="float">
            <text:p>14.544608</text:p>
          </table:table-cell>
          <table:table-cell office:value-type="float" office:value="14.389221" calcext:value-type="float">
            <text:p>14.389221</text:p>
          </table:table-cell>
          <table:table-cell office:value-type="float" office:value="14.43699" calcext:value-type="float">
            <text:p>14.43699</text:p>
          </table:table-cell>
          <table:table-cell office:value-type="float" office:value="14.558706" calcext:value-type="float">
            <text:p>14.558706</text:p>
          </table:table-cell>
          <table:table-cell office:value-type="float" office:value="14.688402" calcext:value-type="float">
            <text:p>14.688402</text:p>
          </table:table-cell>
          <table:table-cell office:value-type="float" office:value="14.70749" calcext:value-type="float">
            <text:p>14.70749</text:p>
          </table:table-cell>
          <table:table-cell office:value-type="float" office:value="14.704433" calcext:value-type="float">
            <text:p>14.704433</text:p>
          </table:table-cell>
          <table:table-cell office:value-type="float" office:value="14.539294" calcext:value-type="float">
            <text:p>14.539294</text:p>
          </table:table-cell>
          <table:table-cell table:number-columns-repeated="2"/>
          <table:table-cell office:value-type="string" calcext:value-type="string">
            <text:p>nqueens.clang.omp-tasks-tied</text:p>
          </table:table-cell>
        </table:table-row>
        <table:table-row table:style-name="ro1">
          <table:table-cell/>
          <table:table-cell table:formula="of:=[.B6]/[.$AZ5]" office:value-type="float" office:value="1.21226168870745" calcext:value-type="float">
            <text:p>1.21226168870745</text:p>
          </table:table-cell>
          <table:table-cell table:formula="of:=[.C6]/[.$AZ5]" office:value-type="float" office:value="1.22178947823485" calcext:value-type="float">
            <text:p>1.22178947823485</text:p>
          </table:table-cell>
          <table:table-cell table:formula="of:=[.D6]/[.$AZ5]" office:value-type="float" office:value="1.23168642722303" calcext:value-type="float">
            <text:p>1.23168642722303</text:p>
          </table:table-cell>
          <table:table-cell table:formula="of:=[.E6]/[.$AZ5]" office:value-type="float" office:value="1.24480654942287" calcext:value-type="float">
            <text:p>1.24480654942287</text:p>
          </table:table-cell>
          <table:table-cell table:formula="of:=[.F6]/[.$AZ5]" office:value-type="float" office:value="1.22003607675465" calcext:value-type="float">
            <text:p>1.22003607675465</text:p>
          </table:table-cell>
          <table:table-cell table:formula="of:=[.G6]/[.$AZ5]" office:value-type="float" office:value="1.24068773008891" calcext:value-type="float">
            <text:p>1.24068773008891</text:p>
          </table:table-cell>
          <table:table-cell table:formula="of:=[.H6]/[.$AZ5]" office:value-type="float" office:value="1.22139463443041" calcext:value-type="float">
            <text:p>1.22139463443041</text:p>
          </table:table-cell>
          <table:table-cell table:formula="of:=[.I6]/[.$AZ5]" office:value-type="float" office:value="1.25686284814789" calcext:value-type="float">
            <text:p>1.25686284814789</text:p>
          </table:table-cell>
          <table:table-cell table:formula="of:=[.J6]/[.$AZ5]" office:value-type="float" office:value="1.229232004218" calcext:value-type="float">
            <text:p>1.229232004218</text:p>
          </table:table-cell>
          <table:table-cell table:formula="of:=[.K6]/[.$AZ5]" office:value-type="float" office:value="1.25945857742643" calcext:value-type="float">
            <text:p>1.25945857742643</text:p>
          </table:table-cell>
          <table:table-cell table:formula="of:=[.L6]/[.$AZ5]" office:value-type="float" office:value="1.21948076937748" calcext:value-type="float">
            <text:p>1.21948076937748</text:p>
          </table:table-cell>
          <table:table-cell table:formula="of:=[.M6]/[.$AZ5]" office:value-type="float" office:value="1.24796131581825" calcext:value-type="float">
            <text:p>1.24796131581825</text:p>
          </table:table-cell>
          <table:table-cell table:formula="of:=[.N6]/[.$AZ5]" office:value-type="float" office:value="1.2317035501188" calcext:value-type="float">
            <text:p>1.2317035501188</text:p>
          </table:table-cell>
          <table:table-cell table:formula="of:=[.O6]/[.$AZ5]" office:value-type="float" office:value="1.23201854358752" calcext:value-type="float">
            <text:p>1.23201854358752</text:p>
          </table:table-cell>
          <table:table-cell table:formula="of:=[.P6]/[.$AZ5]" office:value-type="float" office:value="1.22258645578945" calcext:value-type="float">
            <text:p>1.22258645578945</text:p>
          </table:table-cell>
          <table:table-cell table:formula="of:=[.Q6]/[.$AZ5]" office:value-type="float" office:value="1.2270264565693" calcext:value-type="float">
            <text:p>1.2270264565693</text:p>
          </table:table-cell>
          <table:table-cell table:formula="of:=[.R6]/[.$AZ5]" office:value-type="float" office:value="1.22996761060162" calcext:value-type="float">
            <text:p>1.22996761060162</text:p>
          </table:table-cell>
          <table:table-cell table:formula="of:=[.S6]/[.$AZ5]" office:value-type="float" office:value="1.22575648021076" calcext:value-type="float">
            <text:p>1.22575648021076</text:p>
          </table:table-cell>
          <table:table-cell table:formula="of:=[.T6]/[.$AZ5]" office:value-type="float" office:value="1.22630331090686" calcext:value-type="float">
            <text:p>1.22630331090686</text:p>
          </table:table-cell>
          <table:table-cell table:formula="of:=[.U6]/[.$AZ5]" office:value-type="float" office:value="1.23124521597312" calcext:value-type="float">
            <text:p>1.23124521597312</text:p>
          </table:table-cell>
          <table:table-cell table:formula="of:=[.V6]/[.$AZ5]" office:value-type="float" office:value="1.24236085739934" calcext:value-type="float">
            <text:p>1.24236085739934</text:p>
          </table:table-cell>
          <table:table-cell table:formula="of:=[.W6]/[.$AZ5]" office:value-type="float" office:value="1.24134280800233" calcext:value-type="float">
            <text:p>1.24134280800233</text:p>
          </table:table-cell>
          <table:table-cell table:formula="of:=[.X6]/[.$AZ5]" office:value-type="float" office:value="1.22549989107465" calcext:value-type="float">
            <text:p>1.22549989107465</text:p>
          </table:table-cell>
          <table:table-cell table:formula="of:=[.Y6]/[.$AZ5]" office:value-type="float" office:value="1.21954205578165" calcext:value-type="float">
            <text:p>1.21954205578165</text:p>
          </table:table-cell>
          <table:table-cell table:formula="of:=[.Z6]/[.$AZ5]" office:value-type="float" office:value="1.23205041590836" calcext:value-type="float">
            <text:p>1.23205041590836</text:p>
          </table:table-cell>
          <table:table-cell table:formula="of:=[.AA6]/[.$AZ5]" office:value-type="float" office:value="1.25336503046943" calcext:value-type="float">
            <text:p>1.25336503046943</text:p>
          </table:table-cell>
          <table:table-cell table:formula="of:=[.AB6]/[.$AZ5]" office:value-type="float" office:value="1.24964622571537" calcext:value-type="float">
            <text:p>1.24964622571537</text:p>
          </table:table-cell>
          <table:table-cell table:formula="of:=[.AC6]/[.$AZ5]" office:value-type="float" office:value="1.22807536108542" calcext:value-type="float">
            <text:p>1.22807536108542</text:p>
          </table:table-cell>
          <table:table-cell table:formula="of:=[.AD6]/[.$AZ5]" office:value-type="float" office:value="1.23628019499757" calcext:value-type="float">
            <text:p>1.23628019499757</text:p>
          </table:table-cell>
          <table:table-cell table:formula="of:=[.AE6]/[.$AZ5]" office:value-type="float" office:value="1.22026409947555" calcext:value-type="float">
            <text:p>1.22026409947555</text:p>
          </table:table-cell>
          <table:table-cell table:formula="of:=[.AF6]/[.$AZ5]" office:value-type="float" office:value="1.22248515945061" calcext:value-type="float">
            <text:p>1.22248515945061</text:p>
          </table:table-cell>
          <table:table-cell table:formula="of:=[.AG6]/[.$AZ5]" office:value-type="float" office:value="1.22030097303822" calcext:value-type="float">
            <text:p>1.22030097303822</text:p>
          </table:table-cell>
          <table:table-cell table:formula="of:=[.AH6]/[.$AZ5]" office:value-type="float" office:value="1.21648900955915" calcext:value-type="float">
            <text:p>1.21648900955915</text:p>
          </table:table-cell>
          <table:table-cell table:formula="of:=[.AI6]/[.$AZ5]" office:value-type="float" office:value="1.28027315257093" calcext:value-type="float">
            <text:p>1.28027315257093</text:p>
          </table:table-cell>
          <table:table-cell table:formula="of:=[.AJ6]/[.$AZ5]" office:value-type="float" office:value="1.23640497174298" calcext:value-type="float">
            <text:p>1.23640497174298</text:p>
          </table:table-cell>
          <table:table-cell table:formula="of:=[.AK6]/[.$AZ5]" office:value-type="float" office:value="1.23127573202499" calcext:value-type="float">
            <text:p>1.23127573202499</text:p>
          </table:table-cell>
          <table:table-cell table:formula="of:=[.AL6]/[.$AZ5]" office:value-type="float" office:value="1.23217680322317" calcext:value-type="float">
            <text:p>1.23217680322317</text:p>
          </table:table-cell>
          <table:table-cell table:formula="of:=[.AM6]/[.$AZ5]" office:value-type="float" office:value="1.22590151622394" calcext:value-type="float">
            <text:p>1.22590151622394</text:p>
          </table:table-cell>
          <table:table-cell table:formula="of:=[.AN6]/[.$AZ5]" office:value-type="float" office:value="1.22656278211454" calcext:value-type="float">
            <text:p>1.22656278211454</text:p>
          </table:table-cell>
          <table:table-cell table:formula="of:=[.AO6]/[.$AZ5]" office:value-type="float" office:value="1.24252598314666" calcext:value-type="float">
            <text:p>1.24252598314666</text:p>
          </table:table-cell>
          <table:table-cell table:formula="of:=[.AP6]/[.$AZ5]" office:value-type="float" office:value="1.24424056142754" calcext:value-type="float">
            <text:p>1.24424056142754</text:p>
          </table:table-cell>
          <table:table-cell table:formula="of:=[.AQ6]/[.$AZ5]" office:value-type="float" office:value="1.2311164551876" calcext:value-type="float">
            <text:p>1.2311164551876</text:p>
          </table:table-cell>
          <table:table-cell table:formula="of:=[.AR6]/[.$AZ5]" office:value-type="float" office:value="1.23290003365242" calcext:value-type="float">
            <text:p>1.23290003365242</text:p>
          </table:table-cell>
          <table:table-cell table:formula="of:=[.AS6]/[.$AZ5]" office:value-type="float" office:value="1.21972837323166" calcext:value-type="float">
            <text:p>1.21972837323166</text:p>
          </table:table-cell>
          <table:table-cell table:formula="of:=[.AT6]/[.$AZ5]" office:value-type="float" office:value="1.22377759901399" calcext:value-type="float">
            <text:p>1.22377759901399</text:p>
          </table:table-cell>
          <table:table-cell table:formula="of:=[.AU6]/[.$AZ5]" office:value-type="float" office:value="1.23409507615026" calcext:value-type="float">
            <text:p>1.23409507615026</text:p>
          </table:table-cell>
          <table:table-cell table:formula="of:=[.AV6]/[.$AZ5]" office:value-type="float" office:value="1.24508899243626" calcext:value-type="float">
            <text:p>1.24508899243626</text:p>
          </table:table-cell>
          <table:table-cell table:formula="of:=[.AW6]/[.$AZ5]" office:value-type="float" office:value="1.2467070213197" calcext:value-type="float">
            <text:p>1.2467070213197</text:p>
          </table:table-cell>
          <table:table-cell table:formula="of:=[.AX6]/[.$AZ5]" office:value-type="float" office:value="1.24644788917926" calcext:value-type="float">
            <text:p>1.24644788917926</text:p>
          </table:table-cell>
          <table:table-cell table:formula="of:=[.AY6]/[.$AZ5]" office:value-type="float" office:value="1.23244958282014" calcext:value-type="float">
            <text:p>1.23244958282014</text:p>
          </table:table-cell>
          <table:table-cell table:style-name="ce1" table:formula="of:=AVERAGE([.B7:.AY7])" office:value-type="float" office:value="1.23343280662063" calcext:value-type="float">
            <text:p>1.2334</text:p>
          </table:table-cell>
          <table:table-cell table:style-name="ce1" table:formula="of:=STDEV([.B7:.AY7])" office:value-type="float" office:value="0.01290865504546" calcext:value-type="float">
            <text:p>0.0129</text:p>
          </table:table-cell>
          <table:table-cell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sort.clang.omp-tasks-tied</text:p>
          </table:table-cell>
          <table:table-cell office:value-type="float" office:value="0.234914" calcext:value-type="float">
            <text:p>0.234914</text:p>
          </table:table-cell>
          <table:table-cell office:value-type="float" office:value="0.302081" calcext:value-type="float">
            <text:p>0.302081</text:p>
          </table:table-cell>
          <table:table-cell office:value-type="float" office:value="0.287883" calcext:value-type="float">
            <text:p>0.287883</text:p>
          </table:table-cell>
          <table:table-cell office:value-type="float" office:value="0.247892" calcext:value-type="float">
            <text:p>0.247892</text:p>
          </table:table-cell>
          <table:table-cell office:value-type="float" office:value="0.236038" calcext:value-type="float">
            <text:p>0.236038</text:p>
          </table:table-cell>
          <table:table-cell office:value-type="float" office:value="0.305243" calcext:value-type="float">
            <text:p>0.305243</text:p>
          </table:table-cell>
          <table:table-cell office:value-type="float" office:value="0.213516" calcext:value-type="float">
            <text:p>0.213516</text:p>
          </table:table-cell>
          <table:table-cell office:value-type="float" office:value="0.280922" calcext:value-type="float">
            <text:p>0.280922</text:p>
          </table:table-cell>
          <table:table-cell office:value-type="float" office:value="0.226402" calcext:value-type="float">
            <text:p>0.226402</text:p>
          </table:table-cell>
          <table:table-cell office:value-type="float" office:value="0.210127" calcext:value-type="float">
            <text:p>0.210127</text:p>
          </table:table-cell>
          <table:table-cell office:value-type="float" office:value="0.231644" calcext:value-type="float">
            <text:p>0.231644</text:p>
          </table:table-cell>
          <table:table-cell office:value-type="float" office:value="0.242085" calcext:value-type="float">
            <text:p>0.242085</text:p>
          </table:table-cell>
          <table:table-cell office:value-type="float" office:value="0.213954" calcext:value-type="float">
            <text:p>0.213954</text:p>
          </table:table-cell>
          <table:table-cell office:value-type="float" office:value="0.233606" calcext:value-type="float">
            <text:p>0.233606</text:p>
          </table:table-cell>
          <table:table-cell office:value-type="float" office:value="0.238998" calcext:value-type="float">
            <text:p>0.238998</text:p>
          </table:table-cell>
          <table:table-cell office:value-type="float" office:value="0.218305" calcext:value-type="float">
            <text:p>0.218305</text:p>
          </table:table-cell>
          <table:table-cell office:value-type="float" office:value="0.217017" calcext:value-type="float">
            <text:p>0.217017</text:p>
          </table:table-cell>
          <table:table-cell office:value-type="float" office:value="0.276021" calcext:value-type="float">
            <text:p>0.276021</text:p>
          </table:table-cell>
          <table:table-cell office:value-type="float" office:value="0.277864" calcext:value-type="float">
            <text:p>0.277864</text:p>
          </table:table-cell>
          <table:table-cell office:value-type="float" office:value="0.261866" calcext:value-type="float">
            <text:p>0.261866</text:p>
          </table:table-cell>
          <table:table-cell office:value-type="float" office:value="0.209301" calcext:value-type="float">
            <text:p>0.209301</text:p>
          </table:table-cell>
          <table:table-cell office:value-type="float" office:value="0.225551" calcext:value-type="float">
            <text:p>0.225551</text:p>
          </table:table-cell>
          <table:table-cell office:value-type="float" office:value="0.227833" calcext:value-type="float">
            <text:p>0.227833</text:p>
          </table:table-cell>
          <table:table-cell office:value-type="float" office:value="0.253675" calcext:value-type="float">
            <text:p>0.253675</text:p>
          </table:table-cell>
          <table:table-cell office:value-type="float" office:value="0.298809" calcext:value-type="float">
            <text:p>0.298809</text:p>
          </table:table-cell>
          <table:table-cell office:value-type="float" office:value="0.285631" calcext:value-type="float">
            <text:p>0.285631</text:p>
          </table:table-cell>
          <table:table-cell office:value-type="float" office:value="0.206954" calcext:value-type="float">
            <text:p>0.206954</text:p>
          </table:table-cell>
          <table:table-cell office:value-type="float" office:value="0.298558" calcext:value-type="float">
            <text:p>0.298558</text:p>
          </table:table-cell>
          <table:table-cell office:value-type="float" office:value="0.238059" calcext:value-type="float">
            <text:p>0.238059</text:p>
          </table:table-cell>
          <table:table-cell office:value-type="float" office:value="0.327872" calcext:value-type="float">
            <text:p>0.327872</text:p>
          </table:table-cell>
          <table:table-cell office:value-type="float" office:value="0.297414" calcext:value-type="float">
            <text:p>0.297414</text:p>
          </table:table-cell>
          <table:table-cell office:value-type="float" office:value="0.254199" calcext:value-type="float">
            <text:p>0.254199</text:p>
          </table:table-cell>
          <table:table-cell office:value-type="float" office:value="0.224256" calcext:value-type="float">
            <text:p>0.224256</text:p>
          </table:table-cell>
          <table:table-cell office:value-type="float" office:value="0.232926" calcext:value-type="float">
            <text:p>0.232926</text:p>
          </table:table-cell>
          <table:table-cell office:value-type="float" office:value="0.208204" calcext:value-type="float">
            <text:p>0.208204</text:p>
          </table:table-cell>
          <table:table-cell office:value-type="float" office:value="0.259662" calcext:value-type="float">
            <text:p>0.259662</text:p>
          </table:table-cell>
          <table:table-cell office:value-type="float" office:value="0.241208" calcext:value-type="float">
            <text:p>0.241208</text:p>
          </table:table-cell>
          <table:table-cell office:value-type="float" office:value="0.298946" calcext:value-type="float">
            <text:p>0.298946</text:p>
          </table:table-cell>
          <table:table-cell office:value-type="float" office:value="0.26104" calcext:value-type="float">
            <text:p>0.26104</text:p>
          </table:table-cell>
          <table:table-cell office:value-type="float" office:value="0.233881" calcext:value-type="float">
            <text:p>0.233881</text:p>
          </table:table-cell>
          <table:table-cell office:value-type="float" office:value="0.294444" calcext:value-type="float">
            <text:p>0.294444</text:p>
          </table:table-cell>
          <table:table-cell office:value-type="float" office:value="0.240363" calcext:value-type="float">
            <text:p>0.240363</text:p>
          </table:table-cell>
          <table:table-cell office:value-type="float" office:value="0.229402" calcext:value-type="float">
            <text:p>0.229402</text:p>
          </table:table-cell>
          <table:table-cell office:value-type="float" office:value="0.285975" calcext:value-type="float">
            <text:p>0.285975</text:p>
          </table:table-cell>
          <table:table-cell office:value-type="float" office:value="0.303446" calcext:value-type="float">
            <text:p>0.303446</text:p>
          </table:table-cell>
          <table:table-cell office:value-type="float" office:value="0.21691" calcext:value-type="float">
            <text:p>0.21691</text:p>
          </table:table-cell>
          <table:table-cell office:value-type="float" office:value="0.224895" calcext:value-type="float">
            <text:p>0.224895</text:p>
          </table:table-cell>
          <table:table-cell office:value-type="float" office:value="0.26465" calcext:value-type="float">
            <text:p>0.26465</text:p>
          </table:table-cell>
          <table:table-cell office:value-type="float" office:value="0.227199" calcext:value-type="float">
            <text:p>0.227199</text:p>
          </table:table-cell>
          <table:table-cell office:value-type="float" office:value="0.274427" calcext:value-type="float">
            <text:p>0.274427</text:p>
          </table:table-cell>
          <table:table-cell table:formula="of:=AVERAGE([.B9:.AY9])" office:value-type="float" office:value="0.25204136" calcext:value-type="float">
            <text:p>0.25204136</text:p>
          </table:table-cell>
          <table:table-cell/>
          <table:table-cell office:value-type="string" calcext:value-type="string">
            <text:p>sort.clang.omp-tasks-tied</text:p>
          </table:table-cell>
        </table:table-row>
        <table:table-row table:style-name="ro1">
          <table:table-cell office:value-type="string" calcext:value-type="string">
            <text:p>sort.clang.omp-tasks-tied</text:p>
          </table:table-cell>
          <table:table-cell office:value-type="float" office:value="0.248878" calcext:value-type="float">
            <text:p>0.248878</text:p>
          </table:table-cell>
          <table:table-cell office:value-type="float" office:value="0.2178" calcext:value-type="float">
            <text:p>0.2178</text:p>
          </table:table-cell>
          <table:table-cell office:value-type="float" office:value="0.286661" calcext:value-type="float">
            <text:p>0.286661</text:p>
          </table:table-cell>
          <table:table-cell office:value-type="float" office:value="0.282857" calcext:value-type="float">
            <text:p>0.282857</text:p>
          </table:table-cell>
          <table:table-cell office:value-type="float" office:value="0.281628" calcext:value-type="float">
            <text:p>0.281628</text:p>
          </table:table-cell>
          <table:table-cell office:value-type="float" office:value="0.272125" calcext:value-type="float">
            <text:p>0.272125</text:p>
          </table:table-cell>
          <table:table-cell office:value-type="float" office:value="0.255633" calcext:value-type="float">
            <text:p>0.255633</text:p>
          </table:table-cell>
          <table:table-cell office:value-type="float" office:value="0.255707" calcext:value-type="float">
            <text:p>0.255707</text:p>
          </table:table-cell>
          <table:table-cell office:value-type="float" office:value="0.293657" calcext:value-type="float">
            <text:p>0.293657</text:p>
          </table:table-cell>
          <table:table-cell office:value-type="float" office:value="0.301927" calcext:value-type="float">
            <text:p>0.301927</text:p>
          </table:table-cell>
          <table:table-cell office:value-type="float" office:value="0.276878" calcext:value-type="float">
            <text:p>0.276878</text:p>
          </table:table-cell>
          <table:table-cell office:value-type="float" office:value="0.28552" calcext:value-type="float">
            <text:p>0.28552</text:p>
          </table:table-cell>
          <table:table-cell office:value-type="float" office:value="0.263892" calcext:value-type="float">
            <text:p>0.263892</text:p>
          </table:table-cell>
          <table:table-cell office:value-type="float" office:value="0.281478" calcext:value-type="float">
            <text:p>0.281478</text:p>
          </table:table-cell>
          <table:table-cell office:value-type="float" office:value="0.253455" calcext:value-type="float">
            <text:p>0.253455</text:p>
          </table:table-cell>
          <table:table-cell office:value-type="float" office:value="0.252789" calcext:value-type="float">
            <text:p>0.252789</text:p>
          </table:table-cell>
          <table:table-cell office:value-type="float" office:value="0.23211" calcext:value-type="float">
            <text:p>0.23211</text:p>
          </table:table-cell>
          <table:table-cell office:value-type="float" office:value="0.288026" calcext:value-type="float">
            <text:p>0.288026</text:p>
          </table:table-cell>
          <table:table-cell office:value-type="float" office:value="0.232455" calcext:value-type="float">
            <text:p>0.232455</text:p>
          </table:table-cell>
          <table:table-cell office:value-type="float" office:value="0.281292" calcext:value-type="float">
            <text:p>0.281292</text:p>
          </table:table-cell>
          <table:table-cell office:value-type="float" office:value="0.256015" calcext:value-type="float">
            <text:p>0.256015</text:p>
          </table:table-cell>
          <table:table-cell office:value-type="float" office:value="0.238606" calcext:value-type="float">
            <text:p>0.238606</text:p>
          </table:table-cell>
          <table:table-cell office:value-type="float" office:value="0.255861" calcext:value-type="float">
            <text:p>0.255861</text:p>
          </table:table-cell>
          <table:table-cell office:value-type="float" office:value="0.292883" calcext:value-type="float">
            <text:p>0.292883</text:p>
          </table:table-cell>
          <table:table-cell office:value-type="float" office:value="0.262312" calcext:value-type="float">
            <text:p>0.262312</text:p>
          </table:table-cell>
          <table:table-cell office:value-type="float" office:value="0.29204" calcext:value-type="float">
            <text:p>0.29204</text:p>
          </table:table-cell>
          <table:table-cell office:value-type="float" office:value="0.228138" calcext:value-type="float">
            <text:p>0.228138</text:p>
          </table:table-cell>
          <table:table-cell office:value-type="float" office:value="0.246654" calcext:value-type="float">
            <text:p>0.246654</text:p>
          </table:table-cell>
          <table:table-cell office:value-type="float" office:value="0.281419" calcext:value-type="float">
            <text:p>0.281419</text:p>
          </table:table-cell>
          <table:table-cell office:value-type="float" office:value="0.273006" calcext:value-type="float">
            <text:p>0.273006</text:p>
          </table:table-cell>
          <table:table-cell office:value-type="float" office:value="0.240472" calcext:value-type="float">
            <text:p>0.240472</text:p>
          </table:table-cell>
          <table:table-cell office:value-type="float" office:value="0.254016" calcext:value-type="float">
            <text:p>0.254016</text:p>
          </table:table-cell>
          <table:table-cell office:value-type="float" office:value="0.220858" calcext:value-type="float">
            <text:p>0.220858</text:p>
          </table:table-cell>
          <table:table-cell office:value-type="float" office:value="0.261307" calcext:value-type="float">
            <text:p>0.261307</text:p>
          </table:table-cell>
          <table:table-cell office:value-type="float" office:value="0.226159" calcext:value-type="float">
            <text:p>0.226159</text:p>
          </table:table-cell>
          <table:table-cell office:value-type="float" office:value="0.282003" calcext:value-type="float">
            <text:p>0.282003</text:p>
          </table:table-cell>
          <table:table-cell office:value-type="float" office:value="0.289246" calcext:value-type="float">
            <text:p>0.289246</text:p>
          </table:table-cell>
          <table:table-cell office:value-type="float" office:value="0.222433" calcext:value-type="float">
            <text:p>0.222433</text:p>
          </table:table-cell>
          <table:table-cell office:value-type="float" office:value="0.264335" calcext:value-type="float">
            <text:p>0.264335</text:p>
          </table:table-cell>
          <table:table-cell office:value-type="float" office:value="0.263592" calcext:value-type="float">
            <text:p>0.263592</text:p>
          </table:table-cell>
          <table:table-cell office:value-type="float" office:value="0.264288" calcext:value-type="float">
            <text:p>0.264288</text:p>
          </table:table-cell>
          <table:table-cell office:value-type="float" office:value="0.236155" calcext:value-type="float">
            <text:p>0.236155</text:p>
          </table:table-cell>
          <table:table-cell office:value-type="float" office:value="0.235595" calcext:value-type="float">
            <text:p>0.235595</text:p>
          </table:table-cell>
          <table:table-cell office:value-type="float" office:value="0.252558" calcext:value-type="float">
            <text:p>0.252558</text:p>
          </table:table-cell>
          <table:table-cell office:value-type="float" office:value="0.233833" calcext:value-type="float">
            <text:p>0.233833</text:p>
          </table:table-cell>
          <table:table-cell office:value-type="float" office:value="0.231496" calcext:value-type="float">
            <text:p>0.231496</text:p>
          </table:table-cell>
          <table:table-cell office:value-type="float" office:value="0.241859" calcext:value-type="float">
            <text:p>0.241859</text:p>
          </table:table-cell>
          <table:table-cell office:value-type="float" office:value="0.280566" calcext:value-type="float">
            <text:p>0.280566</text:p>
          </table:table-cell>
          <table:table-cell office:value-type="float" office:value="0.26141" calcext:value-type="float">
            <text:p>0.26141</text:p>
          </table:table-cell>
          <table:table-cell office:value-type="float" office:value="0.265679" calcext:value-type="float">
            <text:p>0.265679</text:p>
          </table:table-cell>
          <table:table-cell table:number-columns-repeated="2"/>
          <table:table-cell office:value-type="string" calcext:value-type="string">
            <text:p>sort.clang.omp-tasks-tied</text:p>
          </table:table-cell>
        </table:table-row>
        <table:table-row table:style-name="ro1">
          <table:table-cell/>
          <table:table-cell table:formula="of:=[.B10]/[.$AZ9]" office:value-type="float" office:value="0.987449044077527" calcext:value-type="float">
            <text:p>0.987449044077527</text:p>
          </table:table-cell>
          <table:table-cell table:formula="of:=[.C10]/[.$AZ9]" office:value-type="float" office:value="0.864143884956024" calcext:value-type="float">
            <text:p>0.864143884956024</text:p>
          </table:table-cell>
          <table:table-cell table:formula="of:=[.D10]/[.$AZ9]" office:value-type="float" office:value="1.13735697982268" calcext:value-type="float">
            <text:p>1.13735697982268</text:p>
          </table:table-cell>
          <table:table-cell table:formula="of:=[.E10]/[.$AZ9]" office:value-type="float" office:value="1.12226421885678" calcext:value-type="float">
            <text:p>1.12226421885678</text:p>
          </table:table-cell>
          <table:table-cell table:formula="of:=[.F10]/[.$AZ9]" office:value-type="float" office:value="1.11738803504314" calcext:value-type="float">
            <text:p>1.11738803504314</text:p>
          </table:table-cell>
          <table:table-cell table:formula="of:=[.G10]/[.$AZ9]" office:value-type="float" office:value="1.07968390584783" calcext:value-type="float">
            <text:p>1.07968390584783</text:p>
          </table:table-cell>
          <table:table-cell table:formula="of:=[.H10]/[.$AZ9]" office:value-type="float" office:value="1.01425020084005" calcext:value-type="float">
            <text:p>1.01425020084005</text:p>
          </table:table-cell>
          <table:table-cell table:formula="of:=[.I10]/[.$AZ9]" office:value-type="float" office:value="1.01454380344559" calcext:value-type="float">
            <text:p>1.01454380344559</text:p>
          </table:table-cell>
          <table:table-cell table:formula="of:=[.J10]/[.$AZ9]" office:value-type="float" office:value="1.1651143288546" calcext:value-type="float">
            <text:p>1.1651143288546</text:p>
          </table:table-cell>
          <table:table-cell table:formula="of:=[.K10]/[.$AZ9]" office:value-type="float" office:value="1.19792640382515" calcext:value-type="float">
            <text:p>1.19792640382515</text:p>
          </table:table-cell>
          <table:table-cell table:formula="of:=[.L10]/[.$AZ9]" office:value-type="float" office:value="1.09854192184965" calcext:value-type="float">
            <text:p>1.09854192184965</text:p>
          </table:table-cell>
          <table:table-cell table:formula="of:=[.M10]/[.$AZ9]" office:value-type="float" office:value="1.13282994505346" calcext:value-type="float">
            <text:p>1.13282994505346</text:p>
          </table:table-cell>
          <table:table-cell table:formula="of:=[.N10]/[.$AZ9]" office:value-type="float" office:value="1.04701863218005" calcext:value-type="float">
            <text:p>1.04701863218005</text:p>
          </table:table-cell>
          <table:table-cell table:formula="of:=[.O10]/[.$AZ9]" office:value-type="float" office:value="1.1167928946265" calcext:value-type="float">
            <text:p>1.1167928946265</text:p>
          </table:table-cell>
          <table:table-cell table:formula="of:=[.P10]/[.$AZ9]" office:value-type="float" office:value="1.00560876199049" calcext:value-type="float">
            <text:p>1.00560876199049</text:p>
          </table:table-cell>
          <table:table-cell table:formula="of:=[.Q10]/[.$AZ9]" office:value-type="float" office:value="1.00296633854063" calcext:value-type="float">
            <text:p>1.00296633854063</text:p>
          </table:table-cell>
          <table:table-cell table:formula="of:=[.R10]/[.$AZ9]" office:value-type="float" office:value="0.920920280703135" calcext:value-type="float">
            <text:p>0.920920280703135</text:p>
          </table:table-cell>
          <table:table-cell table:formula="of:=[.S10]/[.$AZ9]" office:value-type="float" office:value="1.14277275761407" calcext:value-type="float">
            <text:p>1.14277275761407</text:p>
          </table:table-cell>
          <table:table-cell table:formula="of:=[.T10]/[.$AZ9]" office:value-type="float" office:value="0.922289103661399" calcext:value-type="float">
            <text:p>0.922289103661399</text:p>
          </table:table-cell>
          <table:table-cell table:formula="of:=[.U10]/[.$AZ9]" office:value-type="float" office:value="1.11605492050987" calcext:value-type="float">
            <text:p>1.11605492050987</text:p>
          </table:table-cell>
          <table:table-cell table:formula="of:=[.V10]/[.$AZ9]" office:value-type="float" office:value="1.01576582510109" calcext:value-type="float">
            <text:p>1.01576582510109</text:p>
          </table:table-cell>
          <table:table-cell table:formula="of:=[.W10]/[.$AZ9]" office:value-type="float" office:value="0.946693828346268" calcext:value-type="float">
            <text:p>0.946693828346268</text:p>
          </table:table-cell>
          <table:table-cell table:formula="of:=[.X10]/[.$AZ9]" office:value-type="float" office:value="1.01515481427334" calcext:value-type="float">
            <text:p>1.01515481427334</text:p>
          </table:table-cell>
          <table:table-cell table:formula="of:=[.Y10]/[.$AZ9]" office:value-type="float" office:value="1.16204340430475" calcext:value-type="float">
            <text:p>1.16204340430475</text:p>
          </table:table-cell>
          <table:table-cell table:formula="of:=[.Z10]/[.$AZ9]" office:value-type="float" office:value="1.04074981979148" calcext:value-type="float">
            <text:p>1.04074981979148</text:p>
          </table:table-cell>
          <table:table-cell table:formula="of:=[.AA10]/[.$AZ9]" office:value-type="float" office:value="1.15869871516326" calcext:value-type="float">
            <text:p>1.15869871516326</text:p>
          </table:table-cell>
          <table:table-cell table:formula="of:=[.AB10]/[.$AZ9]" office:value-type="float" office:value="0.905160962470604" calcext:value-type="float">
            <text:p>0.905160962470604</text:p>
          </table:table-cell>
          <table:table-cell table:formula="of:=[.AC10]/[.$AZ9]" office:value-type="float" office:value="0.978625095500199" calcext:value-type="float">
            <text:p>0.978625095500199</text:p>
          </table:table-cell>
          <table:table-cell table:formula="of:=[.AD10]/[.$AZ9]" office:value-type="float" office:value="1.11655880606262" calcext:value-type="float">
            <text:p>1.11655880606262</text:p>
          </table:table-cell>
          <table:table-cell table:formula="of:=[.AE10]/[.$AZ9]" office:value-type="float" office:value="1.08317936389488" calcext:value-type="float">
            <text:p>1.08317936389488</text:p>
          </table:table-cell>
          <table:table-cell table:formula="of:=[.AF10]/[.$AZ9]" office:value-type="float" office:value="0.954097375129225" calcext:value-type="float">
            <text:p>0.954097375129225</text:p>
          </table:table-cell>
          <table:table-cell table:formula="of:=[.AG10]/[.$AZ9]" office:value-type="float" office:value="1.00783458714871" calcext:value-type="float">
            <text:p>1.00783458714871</text:p>
          </table:table-cell>
          <table:table-cell table:formula="of:=[.AH10]/[.$AZ9]" office:value-type="float" office:value="0.876276814249851" calcext:value-type="float">
            <text:p>0.876276814249851</text:p>
          </table:table-cell>
          <table:table-cell table:formula="of:=[.AI10]/[.$AZ9]" office:value-type="float" office:value="1.03676237900002" calcext:value-type="float">
            <text:p>1.03676237900002</text:p>
          </table:table-cell>
          <table:table-cell table:formula="of:=[.AJ10]/[.$AZ9]" office:value-type="float" office:value="0.897309076573781" calcext:value-type="float">
            <text:p>0.897309076573781</text:p>
          </table:table-cell>
          <table:table-cell table:formula="of:=[.AK10]/[.$AZ9]" office:value-type="float" office:value="1.11887588608473" calcext:value-type="float">
            <text:p>1.11887588608473</text:p>
          </table:table-cell>
          <table:table-cell table:formula="of:=[.AL10]/[.$AZ9]" office:value-type="float" office:value="1.14761323300271" calcext:value-type="float">
            <text:p>1.14761323300271</text:p>
          </table:table-cell>
          <table:table-cell table:formula="of:=[.AM10]/[.$AZ9]" office:value-type="float" office:value="0.882525788624533" calcext:value-type="float">
            <text:p>0.882525788624533</text:p>
          </table:table-cell>
          <table:table-cell table:formula="of:=[.AN10]/[.$AZ9]" office:value-type="float" office:value="1.04877628021052" calcext:value-type="float">
            <text:p>1.04877628021052</text:p>
          </table:table-cell>
          <table:table-cell table:formula="of:=[.AO10]/[.$AZ9]" office:value-type="float" office:value="1.04582835134678" calcext:value-type="float">
            <text:p>1.04582835134678</text:p>
          </table:table-cell>
          <table:table-cell table:formula="of:=[.AP10]/[.$AZ9]" office:value-type="float" office:value="1.04858980287997" calcext:value-type="float">
            <text:p>1.04858980287997</text:p>
          </table:table-cell>
          <table:table-cell table:formula="of:=[.AQ10]/[.$AZ9]" office:value-type="float" office:value="0.93696923393843" calcext:value-type="float">
            <text:p>0.93696923393843</text:p>
          </table:table-cell>
          <table:table-cell table:formula="of:=[.AR10]/[.$AZ9]" office:value-type="float" office:value="0.934747376382987" calcext:value-type="float">
            <text:p>0.934747376382987</text:p>
          </table:table-cell>
          <table:table-cell table:formula="of:=[.AS10]/[.$AZ9]" office:value-type="float" office:value="1.00204982229901" calcext:value-type="float">
            <text:p>1.00204982229901</text:p>
          </table:table-cell>
          <table:table-cell table:formula="of:=[.AT10]/[.$AZ9]" office:value-type="float" office:value="0.927756460288898" calcext:value-type="float">
            <text:p>0.927756460288898</text:p>
          </table:table-cell>
          <table:table-cell table:formula="of:=[.AU10]/[.$AZ9]" office:value-type="float" office:value="0.918484172597704" calcext:value-type="float">
            <text:p>0.918484172597704</text:p>
          </table:table-cell>
          <table:table-cell table:formula="of:=[.AV10]/[.$AZ9]" office:value-type="float" office:value="0.959600440181722" calcext:value-type="float">
            <text:p>0.959600440181722</text:p>
          </table:table-cell>
          <table:table-cell table:formula="of:=[.AW10]/[.$AZ9]" office:value-type="float" office:value="1.11317444089335" calcext:value-type="float">
            <text:p>1.11317444089335</text:p>
          </table:table-cell>
          <table:table-cell table:formula="of:=[.AX10]/[.$AZ9]" office:value-type="float" office:value="1.03717104208611" calcext:value-type="float">
            <text:p>1.03717104208611</text:p>
          </table:table-cell>
          <table:table-cell table:formula="of:=[.AY10]/[.$AZ9]" office:value-type="float" office:value="1.05410873834358" calcext:value-type="float">
            <text:p>1.05410873834358</text:p>
          </table:table-cell>
          <table:table-cell table:style-name="ce1" table:formula="of:=AVERAGE([.B11:.AY11])" office:value-type="float" office:value="1.0315419659694" calcext:value-type="float">
            <text:p>1.0315</text:p>
          </table:table-cell>
          <table:table-cell table:style-name="ce1" table:formula="of:=STDEV([.B11:.AY11])" office:value-type="float" office:value="0.0892395551321696" calcext:value-type="float">
            <text:p>0.0892</text:p>
          </table:table-cell>
          <table:table-cell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sparselu.clang.for-omp-tasks-tied</text:p>
          </table:table-cell>
          <table:table-cell office:value-type="float" office:value="0.497047" calcext:value-type="float">
            <text:p>0.497047</text:p>
          </table:table-cell>
          <table:table-cell office:value-type="float" office:value="0.49721" calcext:value-type="float">
            <text:p>0.49721</text:p>
          </table:table-cell>
          <table:table-cell office:value-type="float" office:value="0.499247" calcext:value-type="float">
            <text:p>0.499247</text:p>
          </table:table-cell>
          <table:table-cell office:value-type="float" office:value="0.497705" calcext:value-type="float">
            <text:p>0.497705</text:p>
          </table:table-cell>
          <table:table-cell office:value-type="float" office:value="0.500972" calcext:value-type="float">
            <text:p>0.500972</text:p>
          </table:table-cell>
          <table:table-cell office:value-type="float" office:value="0.501835" calcext:value-type="float">
            <text:p>0.501835</text:p>
          </table:table-cell>
          <table:table-cell office:value-type="float" office:value="0.498368" calcext:value-type="float">
            <text:p>0.498368</text:p>
          </table:table-cell>
          <table:table-cell office:value-type="float" office:value="0.499868" calcext:value-type="float">
            <text:p>0.499868</text:p>
          </table:table-cell>
          <table:table-cell office:value-type="float" office:value="0.495818" calcext:value-type="float">
            <text:p>0.495818</text:p>
          </table:table-cell>
          <table:table-cell office:value-type="float" office:value="0.498833" calcext:value-type="float">
            <text:p>0.498833</text:p>
          </table:table-cell>
          <table:table-cell office:value-type="float" office:value="0.513121" calcext:value-type="float">
            <text:p>0.513121</text:p>
          </table:table-cell>
          <table:table-cell office:value-type="float" office:value="0.497239" calcext:value-type="float">
            <text:p>0.497239</text:p>
          </table:table-cell>
          <table:table-cell office:value-type="float" office:value="0.497019" calcext:value-type="float">
            <text:p>0.497019</text:p>
          </table:table-cell>
          <table:table-cell office:value-type="float" office:value="0.4919" calcext:value-type="float">
            <text:p>0.4919</text:p>
          </table:table-cell>
          <table:table-cell office:value-type="float" office:value="0.495648" calcext:value-type="float">
            <text:p>0.495648</text:p>
          </table:table-cell>
          <table:table-cell office:value-type="float" office:value="0.507418" calcext:value-type="float">
            <text:p>0.507418</text:p>
          </table:table-cell>
          <table:table-cell office:value-type="float" office:value="0.495843" calcext:value-type="float">
            <text:p>0.495843</text:p>
          </table:table-cell>
          <table:table-cell office:value-type="float" office:value="0.494741" calcext:value-type="float">
            <text:p>0.494741</text:p>
          </table:table-cell>
          <table:table-cell office:value-type="float" office:value="0.498989" calcext:value-type="float">
            <text:p>0.498989</text:p>
          </table:table-cell>
          <table:table-cell office:value-type="float" office:value="0.487378" calcext:value-type="float">
            <text:p>0.487378</text:p>
          </table:table-cell>
          <table:table-cell office:value-type="float" office:value="0.502909" calcext:value-type="float">
            <text:p>0.502909</text:p>
          </table:table-cell>
          <table:table-cell office:value-type="float" office:value="0.496668" calcext:value-type="float">
            <text:p>0.496668</text:p>
          </table:table-cell>
          <table:table-cell office:value-type="float" office:value="0.497311" calcext:value-type="float">
            <text:p>0.497311</text:p>
          </table:table-cell>
          <table:table-cell office:value-type="float" office:value="0.494403" calcext:value-type="float">
            <text:p>0.494403</text:p>
          </table:table-cell>
          <table:table-cell office:value-type="float" office:value="0.497544" calcext:value-type="float">
            <text:p>0.497544</text:p>
          </table:table-cell>
          <table:table-cell office:value-type="float" office:value="0.495671" calcext:value-type="float">
            <text:p>0.495671</text:p>
          </table:table-cell>
          <table:table-cell office:value-type="float" office:value="0.495324" calcext:value-type="float">
            <text:p>0.495324</text:p>
          </table:table-cell>
          <table:table-cell office:value-type="float" office:value="0.496993" calcext:value-type="float">
            <text:p>0.496993</text:p>
          </table:table-cell>
          <table:table-cell office:value-type="float" office:value="0.496573" calcext:value-type="float">
            <text:p>0.496573</text:p>
          </table:table-cell>
          <table:table-cell office:value-type="float" office:value="0.501278" calcext:value-type="float">
            <text:p>0.501278</text:p>
          </table:table-cell>
          <table:table-cell office:value-type="float" office:value="0.497782" calcext:value-type="float">
            <text:p>0.497782</text:p>
          </table:table-cell>
          <table:table-cell office:value-type="float" office:value="0.497249" calcext:value-type="float">
            <text:p>0.497249</text:p>
          </table:table-cell>
          <table:table-cell office:value-type="float" office:value="0.499138" calcext:value-type="float">
            <text:p>0.499138</text:p>
          </table:table-cell>
          <table:table-cell office:value-type="float" office:value="0.49572" calcext:value-type="float">
            <text:p>0.49572</text:p>
          </table:table-cell>
          <table:table-cell office:value-type="float" office:value="0.498505" calcext:value-type="float">
            <text:p>0.498505</text:p>
          </table:table-cell>
          <table:table-cell office:value-type="float" office:value="0.490977" calcext:value-type="float">
            <text:p>0.490977</text:p>
          </table:table-cell>
          <table:table-cell office:value-type="float" office:value="0.499564" calcext:value-type="float">
            <text:p>0.499564</text:p>
          </table:table-cell>
          <table:table-cell office:value-type="float" office:value="0.496185" calcext:value-type="float">
            <text:p>0.496185</text:p>
          </table:table-cell>
          <table:table-cell office:value-type="float" office:value="0.497242" calcext:value-type="float">
            <text:p>0.497242</text:p>
          </table:table-cell>
          <table:table-cell office:value-type="float" office:value="0.496532" calcext:value-type="float">
            <text:p>0.496532</text:p>
          </table:table-cell>
          <table:table-cell office:value-type="float" office:value="0.496142" calcext:value-type="float">
            <text:p>0.496142</text:p>
          </table:table-cell>
          <table:table-cell office:value-type="float" office:value="0.496731" calcext:value-type="float">
            <text:p>0.496731</text:p>
          </table:table-cell>
          <table:table-cell office:value-type="float" office:value="0.503099" calcext:value-type="float">
            <text:p>0.503099</text:p>
          </table:table-cell>
          <table:table-cell office:value-type="float" office:value="0.499079" calcext:value-type="float">
            <text:p>0.499079</text:p>
          </table:table-cell>
          <table:table-cell office:value-type="float" office:value="0.497672" calcext:value-type="float">
            <text:p>0.497672</text:p>
          </table:table-cell>
          <table:table-cell office:value-type="float" office:value="0.496979" calcext:value-type="float">
            <text:p>0.496979</text:p>
          </table:table-cell>
          <table:table-cell office:value-type="float" office:value="0.499953" calcext:value-type="float">
            <text:p>0.499953</text:p>
          </table:table-cell>
          <table:table-cell office:value-type="float" office:value="0.493963" calcext:value-type="float">
            <text:p>0.493963</text:p>
          </table:table-cell>
          <table:table-cell office:value-type="float" office:value="0.508623" calcext:value-type="float">
            <text:p>0.508623</text:p>
          </table:table-cell>
          <table:table-cell office:value-type="float" office:value="0.497855" calcext:value-type="float">
            <text:p>0.497855</text:p>
          </table:table-cell>
          <table:table-cell table:formula="of:=AVERAGE([.B13:.AY13])" office:value-type="float" office:value="0.49799726" calcext:value-type="float">
            <text:p>0.49799726</text:p>
          </table:table-cell>
          <table:table-cell/>
          <table:table-cell office:value-type="string" calcext:value-type="string">
            <text:p>sparselu.clang.for-omp-tasks-tied</text:p>
          </table:table-cell>
        </table:table-row>
        <table:table-row table:style-name="ro1">
          <table:table-cell office:value-type="string" calcext:value-type="string">
            <text:p>sparselu.clang.for-omp-tasks-tied</text:p>
          </table:table-cell>
          <table:table-cell office:value-type="float" office:value="0.498901" calcext:value-type="float">
            <text:p>0.498901</text:p>
          </table:table-cell>
          <table:table-cell office:value-type="float" office:value="0.495326" calcext:value-type="float">
            <text:p>0.495326</text:p>
          </table:table-cell>
          <table:table-cell office:value-type="float" office:value="0.497927" calcext:value-type="float">
            <text:p>0.497927</text:p>
          </table:table-cell>
          <table:table-cell office:value-type="float" office:value="0.518111" calcext:value-type="float">
            <text:p>0.518111</text:p>
          </table:table-cell>
          <table:table-cell office:value-type="float" office:value="0.495209" calcext:value-type="float">
            <text:p>0.495209</text:p>
          </table:table-cell>
          <table:table-cell office:value-type="float" office:value="0.504836" calcext:value-type="float">
            <text:p>0.504836</text:p>
          </table:table-cell>
          <table:table-cell office:value-type="float" office:value="0.498994" calcext:value-type="float">
            <text:p>0.498994</text:p>
          </table:table-cell>
          <table:table-cell office:value-type="float" office:value="0.497641" calcext:value-type="float">
            <text:p>0.497641</text:p>
          </table:table-cell>
          <table:table-cell office:value-type="float" office:value="0.495852" calcext:value-type="float">
            <text:p>0.495852</text:p>
          </table:table-cell>
          <table:table-cell office:value-type="float" office:value="0.49969" calcext:value-type="float">
            <text:p>0.49969</text:p>
          </table:table-cell>
          <table:table-cell office:value-type="float" office:value="0.498016" calcext:value-type="float">
            <text:p>0.498016</text:p>
          </table:table-cell>
          <table:table-cell office:value-type="float" office:value="0.503316" calcext:value-type="float">
            <text:p>0.503316</text:p>
          </table:table-cell>
          <table:table-cell office:value-type="float" office:value="0.497309" calcext:value-type="float">
            <text:p>0.497309</text:p>
          </table:table-cell>
          <table:table-cell office:value-type="float" office:value="0.499747" calcext:value-type="float">
            <text:p>0.499747</text:p>
          </table:table-cell>
          <table:table-cell office:value-type="float" office:value="0.516358" calcext:value-type="float">
            <text:p>0.516358</text:p>
          </table:table-cell>
          <table:table-cell office:value-type="float" office:value="0.497022" calcext:value-type="float">
            <text:p>0.497022</text:p>
          </table:table-cell>
          <table:table-cell office:value-type="float" office:value="0.512999" calcext:value-type="float">
            <text:p>0.512999</text:p>
          </table:table-cell>
          <table:table-cell office:value-type="float" office:value="0.498678" calcext:value-type="float">
            <text:p>0.498678</text:p>
          </table:table-cell>
          <table:table-cell office:value-type="float" office:value="0.495697" calcext:value-type="float">
            <text:p>0.495697</text:p>
          </table:table-cell>
          <table:table-cell office:value-type="float" office:value="0.498946" calcext:value-type="float">
            <text:p>0.498946</text:p>
          </table:table-cell>
          <table:table-cell office:value-type="float" office:value="0.498335" calcext:value-type="float">
            <text:p>0.498335</text:p>
          </table:table-cell>
          <table:table-cell office:value-type="float" office:value="0.495919" calcext:value-type="float">
            <text:p>0.495919</text:p>
          </table:table-cell>
          <table:table-cell office:value-type="float" office:value="0.509514" calcext:value-type="float">
            <text:p>0.509514</text:p>
          </table:table-cell>
          <table:table-cell office:value-type="float" office:value="0.49784" calcext:value-type="float">
            <text:p>0.49784</text:p>
          </table:table-cell>
          <table:table-cell office:value-type="float" office:value="0.507759" calcext:value-type="float">
            <text:p>0.507759</text:p>
          </table:table-cell>
          <table:table-cell office:value-type="float" office:value="0.486826" calcext:value-type="float">
            <text:p>0.486826</text:p>
          </table:table-cell>
          <table:table-cell office:value-type="float" office:value="0.496412" calcext:value-type="float">
            <text:p>0.496412</text:p>
          </table:table-cell>
          <table:table-cell office:value-type="float" office:value="0.509575" calcext:value-type="float">
            <text:p>0.509575</text:p>
          </table:table-cell>
          <table:table-cell office:value-type="float" office:value="0.500848" calcext:value-type="float">
            <text:p>0.500848</text:p>
          </table:table-cell>
          <table:table-cell office:value-type="float" office:value="0.503059" calcext:value-type="float">
            <text:p>0.503059</text:p>
          </table:table-cell>
          <table:table-cell office:value-type="float" office:value="0.497923" calcext:value-type="float">
            <text:p>0.497923</text:p>
          </table:table-cell>
          <table:table-cell office:value-type="float" office:value="0.496948" calcext:value-type="float">
            <text:p>0.496948</text:p>
          </table:table-cell>
          <table:table-cell office:value-type="float" office:value="0.497518" calcext:value-type="float">
            <text:p>0.497518</text:p>
          </table:table-cell>
          <table:table-cell office:value-type="float" office:value="0.499586" calcext:value-type="float">
            <text:p>0.499586</text:p>
          </table:table-cell>
          <table:table-cell office:value-type="float" office:value="0.497797" calcext:value-type="float">
            <text:p>0.497797</text:p>
          </table:table-cell>
          <table:table-cell office:value-type="float" office:value="0.514652" calcext:value-type="float">
            <text:p>0.514652</text:p>
          </table:table-cell>
          <table:table-cell office:value-type="float" office:value="0.509473" calcext:value-type="float">
            <text:p>0.509473</text:p>
          </table:table-cell>
          <table:table-cell office:value-type="float" office:value="0.495588" calcext:value-type="float">
            <text:p>0.495588</text:p>
          </table:table-cell>
          <table:table-cell office:value-type="float" office:value="0.495955" calcext:value-type="float">
            <text:p>0.495955</text:p>
          </table:table-cell>
          <table:table-cell office:value-type="float" office:value="0.498357" calcext:value-type="float">
            <text:p>0.498357</text:p>
          </table:table-cell>
          <table:table-cell office:value-type="float" office:value="0.509384" calcext:value-type="float">
            <text:p>0.509384</text:p>
          </table:table-cell>
          <table:table-cell office:value-type="float" office:value="0.498682" calcext:value-type="float">
            <text:p>0.498682</text:p>
          </table:table-cell>
          <table:table-cell office:value-type="float" office:value="0.502076" calcext:value-type="float">
            <text:p>0.502076</text:p>
          </table:table-cell>
          <table:table-cell office:value-type="float" office:value="0.503899" calcext:value-type="float">
            <text:p>0.503899</text:p>
          </table:table-cell>
          <table:table-cell office:value-type="float" office:value="0.497637" calcext:value-type="float">
            <text:p>0.497637</text:p>
          </table:table-cell>
          <table:table-cell office:value-type="float" office:value="0.49947" calcext:value-type="float">
            <text:p>0.49947</text:p>
          </table:table-cell>
          <table:table-cell office:value-type="float" office:value="0.499661" calcext:value-type="float">
            <text:p>0.499661</text:p>
          </table:table-cell>
          <table:table-cell office:value-type="float" office:value="0.500319" calcext:value-type="float">
            <text:p>0.500319</text:p>
          </table:table-cell>
          <table:table-cell office:value-type="float" office:value="0.499962" calcext:value-type="float">
            <text:p>0.499962</text:p>
          </table:table-cell>
          <table:table-cell office:value-type="float" office:value="0.498328" calcext:value-type="float">
            <text:p>0.498328</text:p>
          </table:table-cell>
          <table:table-cell table:number-columns-repeated="2"/>
          <table:table-cell office:value-type="string" calcext:value-type="string">
            <text:p>sparselu.clang.for-omp-tasks-tied</text:p>
          </table:table-cell>
        </table:table-row>
        <table:table-row table:style-name="ro1">
          <table:table-cell/>
          <table:table-cell table:formula="of:=[.B14]/[.$AZ13]" office:value-type="float" office:value="1.00181474894059" calcext:value-type="float">
            <text:p>1.00181474894059</text:p>
          </table:table-cell>
          <table:table-cell table:formula="of:=[.C14]/[.$AZ13]" office:value-type="float" office:value="0.994635994583585" calcext:value-type="float">
            <text:p>0.994635994583585</text:p>
          </table:table-cell>
          <table:table-cell table:formula="of:=[.D14]/[.$AZ13]" office:value-type="float" office:value="0.999858914886399" calcext:value-type="float">
            <text:p>0.999858914886399</text:p>
          </table:table-cell>
          <table:table-cell table:formula="of:=[.E14]/[.$AZ13]" office:value-type="float" office:value="1.0403892583666" calcext:value-type="float">
            <text:p>1.0403892583666</text:p>
          </table:table-cell>
          <table:table-cell table:formula="of:=[.F14]/[.$AZ13]" office:value-type="float" office:value="0.994401053531901" calcext:value-type="float">
            <text:p>0.994401053531901</text:p>
          </table:table-cell>
          <table:table-cell table:formula="of:=[.G14]/[.$AZ13]" office:value-type="float" office:value="1.0137324851948" calcext:value-type="float">
            <text:p>1.0137324851948</text:p>
          </table:table-cell>
          <table:table-cell table:formula="of:=[.H14]/[.$AZ13]" office:value-type="float" office:value="1.00200149695603" calcext:value-type="float">
            <text:p>1.00200149695603</text:p>
          </table:table-cell>
          <table:table-cell table:formula="of:=[.I14]/[.$AZ13]" office:value-type="float" office:value="0.999284614537839" calcext:value-type="float">
            <text:p>0.999284614537839</text:p>
          </table:table-cell>
          <table:table-cell table:formula="of:=[.J14]/[.$AZ13]" office:value-type="float" office:value="0.995692225294573" calcext:value-type="float">
            <text:p>0.995692225294573</text:p>
          </table:table-cell>
          <table:table-cell table:formula="of:=[.K14]/[.$AZ13]" office:value-type="float" office:value="1.00339909500707" calcext:value-type="float">
            <text:p>1.00339909500707</text:p>
          </table:table-cell>
          <table:table-cell table:formula="of:=[.L14]/[.$AZ13]" office:value-type="float" office:value="1.00003763072913" calcext:value-type="float">
            <text:p>1.00003763072913</text:p>
          </table:table-cell>
          <table:table-cell table:formula="of:=[.M14]/[.$AZ13]" office:value-type="float" office:value="1.01068025956609" calcext:value-type="float">
            <text:p>1.01068025956609</text:p>
          </table:table-cell>
          <table:table-cell table:formula="of:=[.N14]/[.$AZ13]" office:value-type="float" office:value="0.998617944203147" calcext:value-type="float">
            <text:p>0.998617944203147</text:p>
          </table:table-cell>
          <table:table-cell table:formula="of:=[.O14]/[.$AZ13]" office:value-type="float" office:value="1.00351355346815" calcext:value-type="float">
            <text:p>1.00351355346815</text:p>
          </table:table-cell>
          <table:table-cell table:formula="of:=[.P14]/[.$AZ13]" office:value-type="float" office:value="1.0368691586777" calcext:value-type="float">
            <text:p>1.0368691586777</text:p>
          </table:table-cell>
          <table:table-cell table:formula="of:=[.Q14]/[.$AZ13]" office:value-type="float" office:value="0.99804163581141" calcext:value-type="float">
            <text:p>0.99804163581141</text:p>
          </table:table-cell>
          <table:table-cell table:formula="of:=[.R14]/[.$AZ13]" office:value-type="float" office:value="1.03012414164688" calcext:value-type="float">
            <text:p>1.03012414164688</text:p>
          </table:table-cell>
          <table:table-cell table:formula="of:=[.S14]/[.$AZ13]" office:value-type="float" office:value="1.00136695531216" calcext:value-type="float">
            <text:p>1.00136695531216</text:p>
          </table:table-cell>
          <table:table-cell table:formula="of:=[.T14]/[.$AZ13]" office:value-type="float" office:value="0.995380978602171" calcext:value-type="float">
            <text:p>0.995380978602171</text:p>
          </table:table-cell>
          <table:table-cell table:formula="of:=[.U14]/[.$AZ13]" office:value-type="float" office:value="1.00190511088354" calcext:value-type="float">
            <text:p>1.00190511088354</text:p>
          </table:table-cell>
          <table:table-cell table:formula="of:=[.V14]/[.$AZ13]" office:value-type="float" office:value="1.00067819650253" calcext:value-type="float">
            <text:p>1.00067819650253</text:p>
          </table:table-cell>
          <table:table-cell table:formula="of:=[.W14]/[.$AZ13]" office:value-type="float" office:value="0.995826764187417" calcext:value-type="float">
            <text:p>0.995826764187417</text:p>
          </table:table-cell>
          <table:table-cell table:formula="of:=[.X14]/[.$AZ13]" office:value-type="float" office:value="1.02312611117579" calcext:value-type="float">
            <text:p>1.02312611117579</text:p>
          </table:table-cell>
          <table:table-cell table:formula="of:=[.Y14]/[.$AZ13]" office:value-type="float" office:value="0.999684215130019" calcext:value-type="float">
            <text:p>0.999684215130019</text:p>
          </table:table-cell>
          <table:table-cell table:formula="of:=[.Z14]/[.$AZ13]" office:value-type="float" office:value="1.01960199540054" calcext:value-type="float">
            <text:p>1.01960199540054</text:p>
          </table:table-cell>
          <table:table-cell table:formula="of:=[.AA14]/[.$AZ13]" office:value-type="float" office:value="0.977567627580923" calcext:value-type="float">
            <text:p>0.977567627580923</text:p>
          </table:table-cell>
          <table:table-cell table:formula="of:=[.AB14]/[.$AZ13]" office:value-type="float" office:value="0.996816729473572" calcext:value-type="float">
            <text:p>0.996816729473572</text:p>
          </table:table-cell>
          <table:table-cell table:formula="of:=[.AC14]/[.$AZ13]" office:value-type="float" office:value="1.02324860180958" calcext:value-type="float">
            <text:p>1.02324860180958</text:p>
          </table:table-cell>
          <table:table-cell table:formula="of:=[.AD14]/[.$AZ13]" office:value-type="float" office:value="1.00572440900578" calcext:value-type="float">
            <text:p>1.00572440900578</text:p>
          </table:table-cell>
          <table:table-cell table:formula="of:=[.AE14]/[.$AZ13]" office:value-type="float" office:value="1.01016419246965" calcext:value-type="float">
            <text:p>1.01016419246965</text:p>
          </table:table-cell>
          <table:table-cell table:formula="of:=[.AF14]/[.$AZ13]" office:value-type="float" office:value="0.999850882713692" calcext:value-type="float">
            <text:p>0.999850882713692</text:p>
          </table:table-cell>
          <table:table-cell table:formula="of:=[.AG14]/[.$AZ13]" office:value-type="float" office:value="0.997893040616328" calcext:value-type="float">
            <text:p>0.997893040616328</text:p>
          </table:table-cell>
          <table:table-cell table:formula="of:=[.AH14]/[.$AZ13]" office:value-type="float" office:value="0.999037625227095" calcext:value-type="float">
            <text:p>0.999037625227095</text:p>
          </table:table-cell>
          <table:table-cell table:formula="of:=[.AI14]/[.$AZ13]" office:value-type="float" office:value="1.00319025851668" calcext:value-type="float">
            <text:p>1.00319025851668</text:p>
          </table:table-cell>
          <table:table-cell table:formula="of:=[.AJ14]/[.$AZ13]" office:value-type="float" office:value="0.999597869273417" calcext:value-type="float">
            <text:p>0.999597869273417</text:p>
          </table:table-cell>
          <table:table-cell table:formula="of:=[.AK14]/[.$AZ13]" office:value-type="float" office:value="1.03344343701811" calcext:value-type="float">
            <text:p>1.03344343701811</text:p>
          </table:table-cell>
          <table:table-cell table:formula="of:=[.AL14]/[.$AZ13]" office:value-type="float" office:value="1.02304378140554" calcext:value-type="float">
            <text:p>1.02304378140554</text:p>
          </table:table-cell>
          <table:table-cell table:formula="of:=[.AM14]/[.$AZ13]" office:value-type="float" office:value="0.995162101895902" calcext:value-type="float">
            <text:p>0.995162101895902</text:p>
          </table:table-cell>
          <table:table-cell table:formula="of:=[.AN14]/[.$AZ13]" office:value-type="float" office:value="0.995899053741782" calcext:value-type="float">
            <text:p>0.995899053741782</text:p>
          </table:table-cell>
          <table:table-cell table:formula="of:=[.AO14]/[.$AZ13]" office:value-type="float" office:value="1.00072237345242" calcext:value-type="float">
            <text:p>1.00072237345242</text:p>
          </table:table-cell>
          <table:table-cell table:formula="of:=[.AP14]/[.$AZ13]" office:value-type="float" office:value="1.02286506556281" calcext:value-type="float">
            <text:p>1.02286506556281</text:p>
          </table:table-cell>
          <table:table-cell table:formula="of:=[.AQ14]/[.$AZ13]" office:value-type="float" office:value="1.00137498748487" calcext:value-type="float">
            <text:p>1.00137498748487</text:p>
          </table:table-cell>
          <table:table-cell table:formula="of:=[.AR14]/[.$AZ13]" office:value-type="float" office:value="1.00819028602687" calcext:value-type="float">
            <text:p>1.00819028602687</text:p>
          </table:table-cell>
          <table:table-cell table:formula="of:=[.AS14]/[.$AZ13]" office:value-type="float" office:value="1.01185094873815" calcext:value-type="float">
            <text:p>1.01185094873815</text:p>
          </table:table-cell>
          <table:table-cell table:formula="of:=[.AT14]/[.$AZ13]" office:value-type="float" office:value="0.999276582365132" calcext:value-type="float">
            <text:p>0.999276582365132</text:p>
          </table:table-cell>
          <table:table-cell table:formula="of:=[.AU14]/[.$AZ13]" office:value-type="float" office:value="1.00295732550818" calcext:value-type="float">
            <text:p>1.00295732550818</text:p>
          </table:table-cell>
          <table:table-cell table:formula="of:=[.AV14]/[.$AZ13]" office:value-type="float" office:value="1.00334086175494" calcext:value-type="float">
            <text:p>1.00334086175494</text:p>
          </table:table-cell>
          <table:table-cell table:formula="of:=[.AW14]/[.$AZ13]" office:value-type="float" office:value="1.00466215416527" calcext:value-type="float">
            <text:p>1.00466215416527</text:p>
          </table:table-cell>
          <table:table-cell table:formula="of:=[.AX14]/[.$AZ13]" office:value-type="float" office:value="1.00394528275115" calcext:value-type="float">
            <text:p>1.00394528275115</text:p>
          </table:table-cell>
          <table:table-cell table:formula="of:=[.AY14]/[.$AZ13]" office:value-type="float" office:value="1.00066414020029" calcext:value-type="float">
            <text:p>1.00066414020029</text:p>
          </table:table-cell>
          <table:table-cell table:style-name="ce1" table:formula="of:=AVERAGE([.B15:.AY15])" office:value-type="float" office:value="1.00562308314708" calcext:value-type="float">
            <text:p>1.0056</text:p>
          </table:table-cell>
          <table:table-cell table:style-name="ce1" table:formula="of:=STDEV([.B15:.AY15])" office:value-type="float" office:value="0.0122774709677357" calcext:value-type="float">
            <text:p>0.0123</text:p>
          </table:table-cell>
          <table:table-cell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strassen.clang.omp-tasks-tied</text:p>
          </table:table-cell>
          <table:table-cell office:value-type="float" office:value="0.057571" calcext:value-type="float">
            <text:p>0.057571</text:p>
          </table:table-cell>
          <table:table-cell office:value-type="float" office:value="0.054679" calcext:value-type="float">
            <text:p>0.054679</text:p>
          </table:table-cell>
          <table:table-cell office:value-type="float" office:value="0.064119" calcext:value-type="float">
            <text:p>0.064119</text:p>
          </table:table-cell>
          <table:table-cell office:value-type="float" office:value="0.074039" calcext:value-type="float">
            <text:p>0.074039</text:p>
          </table:table-cell>
          <table:table-cell office:value-type="float" office:value="0.059338" calcext:value-type="float">
            <text:p>0.059338</text:p>
          </table:table-cell>
          <table:table-cell office:value-type="float" office:value="0.055747" calcext:value-type="float">
            <text:p>0.055747</text:p>
          </table:table-cell>
          <table:table-cell office:value-type="float" office:value="0.06918" calcext:value-type="float">
            <text:p>0.06918</text:p>
          </table:table-cell>
          <table:table-cell office:value-type="float" office:value="0.078505" calcext:value-type="float">
            <text:p>0.078505</text:p>
          </table:table-cell>
          <table:table-cell office:value-type="float" office:value="0.060438" calcext:value-type="float">
            <text:p>0.060438</text:p>
          </table:table-cell>
          <table:table-cell office:value-type="float" office:value="0.063681" calcext:value-type="float">
            <text:p>0.063681</text:p>
          </table:table-cell>
          <table:table-cell office:value-type="float" office:value="0.056495" calcext:value-type="float">
            <text:p>0.056495</text:p>
          </table:table-cell>
          <table:table-cell office:value-type="float" office:value="0.055922" calcext:value-type="float">
            <text:p>0.055922</text:p>
          </table:table-cell>
          <table:table-cell office:value-type="float" office:value="0.05727" calcext:value-type="float">
            <text:p>0.05727</text:p>
          </table:table-cell>
          <table:table-cell office:value-type="float" office:value="0.055555" calcext:value-type="float">
            <text:p>0.055555</text:p>
          </table:table-cell>
          <table:table-cell office:value-type="float" office:value="0.061272" calcext:value-type="float">
            <text:p>0.061272</text:p>
          </table:table-cell>
          <table:table-cell office:value-type="float" office:value="0.055651" calcext:value-type="float">
            <text:p>0.055651</text:p>
          </table:table-cell>
          <table:table-cell office:value-type="float" office:value="0.056779" calcext:value-type="float">
            <text:p>0.056779</text:p>
          </table:table-cell>
          <table:table-cell office:value-type="float" office:value="0.058345" calcext:value-type="float">
            <text:p>0.058345</text:p>
          </table:table-cell>
          <table:table-cell office:value-type="float" office:value="0.064797" calcext:value-type="float">
            <text:p>0.064797</text:p>
          </table:table-cell>
          <table:table-cell office:value-type="float" office:value="0.067219" calcext:value-type="float">
            <text:p>0.067219</text:p>
          </table:table-cell>
          <table:table-cell office:value-type="float" office:value="0.057228" calcext:value-type="float">
            <text:p>0.057228</text:p>
          </table:table-cell>
          <table:table-cell office:value-type="float" office:value="0.069577" calcext:value-type="float">
            <text:p>0.069577</text:p>
          </table:table-cell>
          <table:table-cell office:value-type="float" office:value="0.057054" calcext:value-type="float">
            <text:p>0.057054</text:p>
          </table:table-cell>
          <table:table-cell office:value-type="float" office:value="0.054962" calcext:value-type="float">
            <text:p>0.054962</text:p>
          </table:table-cell>
          <table:table-cell office:value-type="float" office:value="0.05718" calcext:value-type="float">
            <text:p>0.05718</text:p>
          </table:table-cell>
          <table:table-cell office:value-type="float" office:value="0.055547" calcext:value-type="float">
            <text:p>0.055547</text:p>
          </table:table-cell>
          <table:table-cell office:value-type="float" office:value="0.057559" calcext:value-type="float">
            <text:p>0.057559</text:p>
          </table:table-cell>
          <table:table-cell office:value-type="float" office:value="0.05838" calcext:value-type="float">
            <text:p>0.05838</text:p>
          </table:table-cell>
          <table:table-cell office:value-type="float" office:value="0.065599" calcext:value-type="float">
            <text:p>0.065599</text:p>
          </table:table-cell>
          <table:table-cell office:value-type="float" office:value="0.05696" calcext:value-type="float">
            <text:p>0.05696</text:p>
          </table:table-cell>
          <table:table-cell office:value-type="float" office:value="0.053139" calcext:value-type="float">
            <text:p>0.053139</text:p>
          </table:table-cell>
          <table:table-cell office:value-type="float" office:value="0.056444" calcext:value-type="float">
            <text:p>0.056444</text:p>
          </table:table-cell>
          <table:table-cell office:value-type="float" office:value="0.057086" calcext:value-type="float">
            <text:p>0.057086</text:p>
          </table:table-cell>
          <table:table-cell office:value-type="float" office:value="0.055388" calcext:value-type="float">
            <text:p>0.055388</text:p>
          </table:table-cell>
          <table:table-cell office:value-type="float" office:value="0.066723" calcext:value-type="float">
            <text:p>0.066723</text:p>
          </table:table-cell>
          <table:table-cell office:value-type="float" office:value="0.056096" calcext:value-type="float">
            <text:p>0.056096</text:p>
          </table:table-cell>
          <table:table-cell office:value-type="float" office:value="0.064531" calcext:value-type="float">
            <text:p>0.064531</text:p>
          </table:table-cell>
          <table:table-cell office:value-type="float" office:value="0.058237" calcext:value-type="float">
            <text:p>0.058237</text:p>
          </table:table-cell>
          <table:table-cell office:value-type="float" office:value="0.057296" calcext:value-type="float">
            <text:p>0.057296</text:p>
          </table:table-cell>
          <table:table-cell office:value-type="float" office:value="0.058037" calcext:value-type="float">
            <text:p>0.058037</text:p>
          </table:table-cell>
          <table:table-cell office:value-type="float" office:value="0.055558" calcext:value-type="float">
            <text:p>0.055558</text:p>
          </table:table-cell>
          <table:table-cell office:value-type="float" office:value="0.057966" calcext:value-type="float">
            <text:p>0.057966</text:p>
          </table:table-cell>
          <table:table-cell office:value-type="float" office:value="0.056964" calcext:value-type="float">
            <text:p>0.056964</text:p>
          </table:table-cell>
          <table:table-cell office:value-type="float" office:value="0.056313" calcext:value-type="float">
            <text:p>0.056313</text:p>
          </table:table-cell>
          <table:table-cell office:value-type="float" office:value="0.055838" calcext:value-type="float">
            <text:p>0.055838</text:p>
          </table:table-cell>
          <table:table-cell office:value-type="float" office:value="0.07189" calcext:value-type="float">
            <text:p>0.07189</text:p>
          </table:table-cell>
          <table:table-cell office:value-type="float" office:value="0.057301" calcext:value-type="float">
            <text:p>0.057301</text:p>
          </table:table-cell>
          <table:table-cell office:value-type="float" office:value="0.056331" calcext:value-type="float">
            <text:p>0.056331</text:p>
          </table:table-cell>
          <table:table-cell office:value-type="float" office:value="0.055271" calcext:value-type="float">
            <text:p>0.055271</text:p>
          </table:table-cell>
          <table:table-cell office:value-type="float" office:value="0.056151" calcext:value-type="float">
            <text:p>0.056151</text:p>
          </table:table-cell>
          <table:table-cell table:formula="of:=AVERAGE([.B17:.AY17])" office:value-type="float" office:value="0.05958416" calcext:value-type="float">
            <text:p>0.05958416</text:p>
          </table:table-cell>
          <table:table-cell/>
          <table:table-cell office:value-type="string" calcext:value-type="string">
            <text:p>strassen.clang.omp-tasks-tied</text:p>
          </table:table-cell>
        </table:table-row>
        <table:table-row table:style-name="ro1">
          <table:table-cell office:value-type="string" calcext:value-type="string">
            <text:p>strassen.clang.omp-tasks-tied</text:p>
          </table:table-cell>
          <table:table-cell office:value-type="float" office:value="0.058109" calcext:value-type="float">
            <text:p>0.058109</text:p>
          </table:table-cell>
          <table:table-cell office:value-type="float" office:value="0.067135" calcext:value-type="float">
            <text:p>0.067135</text:p>
          </table:table-cell>
          <table:table-cell office:value-type="float" office:value="0.057082" calcext:value-type="float">
            <text:p>0.057082</text:p>
          </table:table-cell>
          <table:table-cell office:value-type="float" office:value="0.060944" calcext:value-type="float">
            <text:p>0.060944</text:p>
          </table:table-cell>
          <table:table-cell office:value-type="float" office:value="0.059245" calcext:value-type="float">
            <text:p>0.059245</text:p>
          </table:table-cell>
          <table:table-cell office:value-type="float" office:value="0.076974" calcext:value-type="float">
            <text:p>0.076974</text:p>
          </table:table-cell>
          <table:table-cell office:value-type="float" office:value="0.058741" calcext:value-type="float">
            <text:p>0.058741</text:p>
          </table:table-cell>
          <table:table-cell office:value-type="float" office:value="0.057938" calcext:value-type="float">
            <text:p>0.057938</text:p>
          </table:table-cell>
          <table:table-cell office:value-type="float" office:value="0.066474" calcext:value-type="float">
            <text:p>0.066474</text:p>
          </table:table-cell>
          <table:table-cell office:value-type="float" office:value="0.057857" calcext:value-type="float">
            <text:p>0.057857</text:p>
          </table:table-cell>
          <table:table-cell office:value-type="float" office:value="0.059881" calcext:value-type="float">
            <text:p>0.059881</text:p>
          </table:table-cell>
          <table:table-cell office:value-type="float" office:value="0.057834" calcext:value-type="float">
            <text:p>0.057834</text:p>
          </table:table-cell>
          <table:table-cell office:value-type="float" office:value="0.058166" calcext:value-type="float">
            <text:p>0.058166</text:p>
          </table:table-cell>
          <table:table-cell office:value-type="float" office:value="0.056751" calcext:value-type="float">
            <text:p>0.056751</text:p>
          </table:table-cell>
          <table:table-cell office:value-type="float" office:value="0.05623" calcext:value-type="float">
            <text:p>0.05623</text:p>
          </table:table-cell>
          <table:table-cell office:value-type="float" office:value="0.068294" calcext:value-type="float">
            <text:p>0.068294</text:p>
          </table:table-cell>
          <table:table-cell office:value-type="float" office:value="0.059105" calcext:value-type="float">
            <text:p>0.059105</text:p>
          </table:table-cell>
          <table:table-cell office:value-type="float" office:value="0.065921" calcext:value-type="float">
            <text:p>0.065921</text:p>
          </table:table-cell>
          <table:table-cell office:value-type="float" office:value="0.062786" calcext:value-type="float">
            <text:p>0.062786</text:p>
          </table:table-cell>
          <table:table-cell office:value-type="float" office:value="0.058597" calcext:value-type="float">
            <text:p>0.058597</text:p>
          </table:table-cell>
          <table:table-cell office:value-type="float" office:value="0.05884" calcext:value-type="float">
            <text:p>0.05884</text:p>
          </table:table-cell>
          <table:table-cell office:value-type="float" office:value="0.055795" calcext:value-type="float">
            <text:p>0.055795</text:p>
          </table:table-cell>
          <table:table-cell office:value-type="float" office:value="0.059177" calcext:value-type="float">
            <text:p>0.059177</text:p>
          </table:table-cell>
          <table:table-cell office:value-type="float" office:value="0.057279" calcext:value-type="float">
            <text:p>0.057279</text:p>
          </table:table-cell>
          <table:table-cell office:value-type="float" office:value="0.057213" calcext:value-type="float">
            <text:p>0.057213</text:p>
          </table:table-cell>
          <table:table-cell office:value-type="float" office:value="0.067455" calcext:value-type="float">
            <text:p>0.067455</text:p>
          </table:table-cell>
          <table:table-cell office:value-type="float" office:value="0.066007" calcext:value-type="float">
            <text:p>0.066007</text:p>
          </table:table-cell>
          <table:table-cell office:value-type="float" office:value="0.074086" calcext:value-type="float">
            <text:p>0.074086</text:p>
          </table:table-cell>
          <table:table-cell office:value-type="float" office:value="0.06013" calcext:value-type="float">
            <text:p>0.06013</text:p>
          </table:table-cell>
          <table:table-cell office:value-type="float" office:value="0.058195" calcext:value-type="float">
            <text:p>0.058195</text:p>
          </table:table-cell>
          <table:table-cell office:value-type="float" office:value="0.057715" calcext:value-type="float">
            <text:p>0.057715</text:p>
          </table:table-cell>
          <table:table-cell office:value-type="float" office:value="0.054952" calcext:value-type="float">
            <text:p>0.054952</text:p>
          </table:table-cell>
          <table:table-cell office:value-type="float" office:value="0.068209" calcext:value-type="float">
            <text:p>0.068209</text:p>
          </table:table-cell>
          <table:table-cell office:value-type="float" office:value="0.056656" calcext:value-type="float">
            <text:p>0.056656</text:p>
          </table:table-cell>
          <table:table-cell office:value-type="float" office:value="0.059915" calcext:value-type="float">
            <text:p>0.059915</text:p>
          </table:table-cell>
          <table:table-cell office:value-type="float" office:value="0.057638" calcext:value-type="float">
            <text:p>0.057638</text:p>
          </table:table-cell>
          <table:table-cell office:value-type="float" office:value="0.064335" calcext:value-type="float">
            <text:p>0.064335</text:p>
          </table:table-cell>
          <table:table-cell office:value-type="float" office:value="0.0749" calcext:value-type="float">
            <text:p>0.0749</text:p>
          </table:table-cell>
          <table:table-cell office:value-type="float" office:value="0.061171" calcext:value-type="float">
            <text:p>0.061171</text:p>
          </table:table-cell>
          <table:table-cell office:value-type="float" office:value="0.074027" calcext:value-type="float">
            <text:p>0.074027</text:p>
          </table:table-cell>
          <table:table-cell office:value-type="float" office:value="0.057233" calcext:value-type="float">
            <text:p>0.057233</text:p>
          </table:table-cell>
          <table:table-cell office:value-type="float" office:value="0.058271" calcext:value-type="float">
            <text:p>0.058271</text:p>
          </table:table-cell>
          <table:table-cell office:value-type="float" office:value="0.058338" calcext:value-type="float">
            <text:p>0.058338</text:p>
          </table:table-cell>
          <table:table-cell office:value-type="float" office:value="0.066548" calcext:value-type="float">
            <text:p>0.066548</text:p>
          </table:table-cell>
          <table:table-cell office:value-type="float" office:value="0.058822" calcext:value-type="float">
            <text:p>0.058822</text:p>
          </table:table-cell>
          <table:table-cell office:value-type="float" office:value="0.052556" calcext:value-type="float">
            <text:p>0.052556</text:p>
          </table:table-cell>
          <table:table-cell office:value-type="float" office:value="0.057585" calcext:value-type="float">
            <text:p>0.057585</text:p>
          </table:table-cell>
          <table:table-cell office:value-type="float" office:value="0.056436" calcext:value-type="float">
            <text:p>0.056436</text:p>
          </table:table-cell>
          <table:table-cell office:value-type="float" office:value="0.066169" calcext:value-type="float">
            <text:p>0.066169</text:p>
          </table:table-cell>
          <table:table-cell office:value-type="float" office:value="0.054718" calcext:value-type="float">
            <text:p>0.054718</text:p>
          </table:table-cell>
          <table:table-cell table:number-columns-repeated="2"/>
          <table:table-cell office:value-type="string" calcext:value-type="string">
            <text:p>strassen.clang.omp-tasks-tied</text:p>
          </table:table-cell>
        </table:table-row>
        <table:table-row table:style-name="ro1">
          <table:table-cell/>
          <table:table-cell table:formula="of:=[.B18]/[.$AZ17]" office:value-type="float" office:value="0.975242413419943" calcext:value-type="float">
            <text:p>0.975242413419943</text:p>
          </table:table-cell>
          <table:table-cell table:formula="of:=[.C18]/[.$AZ17]" office:value-type="float" office:value="1.12672562640809" calcext:value-type="float">
            <text:p>1.12672562640809</text:p>
          </table:table-cell>
          <table:table-cell table:formula="of:=[.D18]/[.$AZ17]" office:value-type="float" office:value="0.95800628891974" calcext:value-type="float">
            <text:p>0.95800628891974</text:p>
          </table:table-cell>
          <table:table-cell table:formula="of:=[.E18]/[.$AZ17]" office:value-type="float" office:value="1.02282217287279" calcext:value-type="float">
            <text:p>1.02282217287279</text:p>
          </table:table-cell>
          <table:table-cell table:formula="of:=[.F18]/[.$AZ17]" office:value-type="float" office:value="0.99430788316895" calcext:value-type="float">
            <text:p>0.99430788316895</text:p>
          </table:table-cell>
          <table:table-cell table:formula="of:=[.G18]/[.$AZ17]" office:value-type="float" office:value="1.29185340533457" calcext:value-type="float">
            <text:p>1.29185340533457</text:p>
          </table:table-cell>
          <table:table-cell table:formula="of:=[.H18]/[.$AZ17]" office:value-type="float" office:value="0.985849259266221" calcext:value-type="float">
            <text:p>0.985849259266221</text:p>
          </table:table-cell>
          <table:table-cell table:formula="of:=[.I18]/[.$AZ17]" office:value-type="float" office:value="0.972372523167231" calcext:value-type="float">
            <text:p>0.972372523167231</text:p>
          </table:table-cell>
          <table:table-cell table:formula="of:=[.J18]/[.$AZ17]" office:value-type="float" office:value="1.11563207402773" calcext:value-type="float">
            <text:p>1.11563207402773</text:p>
          </table:table-cell>
          <table:table-cell table:formula="of:=[.K18]/[.$AZ17]" office:value-type="float" office:value="0.971013101468579" calcext:value-type="float">
            <text:p>0.971013101468579</text:p>
          </table:table-cell>
          <table:table-cell table:formula="of:=[.L18]/[.$AZ17]" office:value-type="float" office:value="1.00498186095096" calcext:value-type="float">
            <text:p>1.00498186095096</text:p>
          </table:table-cell>
          <table:table-cell table:formula="of:=[.M18]/[.$AZ17]" office:value-type="float" office:value="0.970627092838097" calcext:value-type="float">
            <text:p>0.970627092838097</text:p>
          </table:table-cell>
          <table:table-cell table:formula="of:=[.N18]/[.$AZ17]" office:value-type="float" office:value="0.97619904350418" calcext:value-type="float">
            <text:p>0.97619904350418</text:p>
          </table:table-cell>
          <table:table-cell table:formula="of:=[.O18]/[.$AZ17]" office:value-type="float" office:value="0.952451121237591" calcext:value-type="float">
            <text:p>0.952451121237591</text:p>
          </table:table-cell>
          <table:table-cell table:formula="of:=[.P18]/[.$AZ17]" office:value-type="float" office:value="0.943707186607985" calcext:value-type="float">
            <text:p>0.943707186607985</text:p>
          </table:table-cell>
          <table:table-cell table:formula="of:=[.Q18]/[.$AZ17]" office:value-type="float" office:value="1.14617710478758" calcext:value-type="float">
            <text:p>1.14617710478758</text:p>
          </table:table-cell>
          <table:table-cell table:formula="of:=[.R18]/[.$AZ17]" office:value-type="float" office:value="0.991958265418192" calcext:value-type="float">
            <text:p>0.991958265418192</text:p>
          </table:table-cell>
          <table:table-cell table:formula="of:=[.S18]/[.$AZ17]" office:value-type="float" office:value="1.10635108391223" calcext:value-type="float">
            <text:p>1.10635108391223</text:p>
          </table:table-cell>
          <table:table-cell table:formula="of:=[.T18]/[.$AZ17]" office:value-type="float" office:value="1.05373642927919" calcext:value-type="float">
            <text:p>1.05373642927919</text:p>
          </table:table-cell>
          <table:table-cell table:formula="of:=[.U18]/[.$AZ17]" office:value-type="float" office:value="0.983432509579728" calcext:value-type="float">
            <text:p>0.983432509579728</text:p>
          </table:table-cell>
          <table:table-cell table:formula="of:=[.V18]/[.$AZ17]" office:value-type="float" office:value="0.987510774675686" calcext:value-type="float">
            <text:p>0.987510774675686</text:p>
          </table:table-cell>
          <table:table-cell table:formula="of:=[.W18]/[.$AZ17]" office:value-type="float" office:value="0.936406588596701" calcext:value-type="float">
            <text:p>0.936406588596701</text:p>
          </table:table-cell>
          <table:table-cell table:formula="of:=[.X18]/[.$AZ17]" office:value-type="float" office:value="0.993166640261439" calcext:value-type="float">
            <text:p>0.993166640261439</text:p>
          </table:table-cell>
          <table:table-cell table:formula="of:=[.Y18]/[.$AZ17]" office:value-type="float" office:value="0.961312536754735" calcext:value-type="float">
            <text:p>0.961312536754735</text:p>
          </table:table-cell>
          <table:table-cell table:formula="of:=[.Z18]/[.$AZ17]" office:value-type="float" office:value="0.960204859815092" calcext:value-type="float">
            <text:p>0.960204859815092</text:p>
          </table:table-cell>
          <table:table-cell table:formula="of:=[.AA18]/[.$AZ17]" office:value-type="float" office:value="1.13209618126697" calcext:value-type="float">
            <text:p>1.13209618126697</text:p>
          </table:table-cell>
          <table:table-cell table:formula="of:=[.AB18]/[.$AZ17]" office:value-type="float" office:value="1.10779442053056" calcext:value-type="float">
            <text:p>1.10779442053056</text:p>
          </table:table-cell>
          <table:table-cell table:formula="of:=[.AC18]/[.$AZ17]" office:value-type="float" office:value="1.24338414773322" calcext:value-type="float">
            <text:p>1.24338414773322</text:p>
          </table:table-cell>
          <table:table-cell table:formula="of:=[.AD18]/[.$AZ17]" office:value-type="float" office:value="1.00916082395053" calcext:value-type="float">
            <text:p>1.00916082395053</text:p>
          </table:table-cell>
          <table:table-cell table:formula="of:=[.AE18]/[.$AZ17]" office:value-type="float" office:value="0.976685750038265" calcext:value-type="float">
            <text:p>0.976685750038265</text:p>
          </table:table-cell>
          <table:table-cell table:formula="of:=[.AF18]/[.$AZ17]" office:value-type="float" office:value="0.968629917749953" calcext:value-type="float">
            <text:p>0.968629917749953</text:p>
          </table:table-cell>
          <table:table-cell table:formula="of:=[.AG18]/[.$AZ17]" office:value-type="float" office:value="0.922258533140352" calcext:value-type="float">
            <text:p>0.922258533140352</text:p>
          </table:table-cell>
          <table:table-cell table:formula="of:=[.AH18]/[.$AZ17]" office:value-type="float" office:value="1.14475055115319" calcext:value-type="float">
            <text:p>1.14475055115319</text:p>
          </table:table-cell>
          <table:table-cell table:formula="of:=[.AI18]/[.$AZ17]" office:value-type="float" office:value="0.950856737763862" calcext:value-type="float">
            <text:p>0.950856737763862</text:p>
          </table:table-cell>
          <table:table-cell table:formula="of:=[.AJ18]/[.$AZ17]" office:value-type="float" office:value="1.00555248240472" calcext:value-type="float">
            <text:p>1.00555248240472</text:p>
          </table:table-cell>
          <table:table-cell table:formula="of:=[.AK18]/[.$AZ17]" office:value-type="float" office:value="0.967337627987036" calcext:value-type="float">
            <text:p>0.967337627987036</text:p>
          </table:table-cell>
          <table:table-cell table:formula="of:=[.AL18]/[.$AZ17]" office:value-type="float" office:value="1.07973327139293" calcext:value-type="float">
            <text:p>1.07973327139293</text:p>
          </table:table-cell>
          <table:table-cell table:formula="of:=[.AM18]/[.$AZ17]" office:value-type="float" office:value="1.25704549665549" calcext:value-type="float">
            <text:p>1.25704549665549</text:p>
          </table:table-cell>
          <table:table-cell table:formula="of:=[.AN18]/[.$AZ17]" office:value-type="float" office:value="1.02663191022581" calcext:value-type="float">
            <text:p>1.02663191022581</text:p>
          </table:table-cell>
          <table:table-cell table:formula="of:=[.AO18]/[.$AZ17]" office:value-type="float" office:value="1.24239395168112" calcext:value-type="float">
            <text:p>1.24239395168112</text:p>
          </table:table-cell>
          <table:table-cell table:formula="of:=[.AP18]/[.$AZ17]" office:value-type="float" office:value="0.960540519493772" calcext:value-type="float">
            <text:p>0.960540519493772</text:p>
          </table:table-cell>
          <table:table-cell table:formula="of:=[.AQ18]/[.$AZ17]" office:value-type="float" office:value="0.977961256817248" calcext:value-type="float">
            <text:p>0.977961256817248</text:p>
          </table:table-cell>
          <table:table-cell table:formula="of:=[.AR18]/[.$AZ17]" office:value-type="float" office:value="0.979085716740825" calcext:value-type="float">
            <text:p>0.979085716740825</text:p>
          </table:table-cell>
          <table:table-cell table:formula="of:=[.AS18]/[.$AZ17]" office:value-type="float" office:value="1.11687401483884" calcext:value-type="float">
            <text:p>1.11687401483884</text:p>
          </table:table-cell>
          <table:table-cell table:formula="of:=[.AT18]/[.$AZ17]" office:value-type="float" office:value="0.987208680964874" calcext:value-type="float">
            <text:p>0.987208680964874</text:p>
          </table:table-cell>
          <table:table-cell table:formula="of:=[.AU18]/[.$AZ17]" office:value-type="float" office:value="0.882046503634523" calcext:value-type="float">
            <text:p>0.882046503634523</text:p>
          </table:table-cell>
          <table:table-cell table:formula="of:=[.AV18]/[.$AZ17]" office:value-type="float" office:value="0.966448129838535" calcext:value-type="float">
            <text:p>0.966448129838535</text:p>
          </table:table-cell>
          <table:table-cell table:formula="of:=[.AW18]/[.$AZ17]" office:value-type="float" office:value="0.947164481298386" calcext:value-type="float">
            <text:p>0.947164481298386</text:p>
          </table:table-cell>
          <table:table-cell table:formula="of:=[.AX18]/[.$AZ17]" office:value-type="float" office:value="1.11051326392786" calcext:value-type="float">
            <text:p>1.11051326392786</text:p>
          </table:table-cell>
          <table:table-cell table:formula="of:=[.AY18]/[.$AZ17]" office:value-type="float" office:value="0.918331314899799" calcext:value-type="float">
            <text:p>0.918331314899799</text:p>
          </table:table-cell>
          <table:table-cell table:style-name="ce1" table:formula="of:=AVERAGE([.B19:.AY19])" office:value-type="float" office:value="1.02525067064804" calcext:value-type="float">
            <text:p>1.0253</text:p>
          </table:table-cell>
          <table:table-cell table:style-name="ce1" table:formula="of:=STDEV([.B19:.AY19])" office:value-type="float" office:value="0.0950740157154664" calcext:value-type="float">
            <text:p>0.0951</text:p>
          </table:table-cell>
          <table:table-cell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alignment.clang.for-omp-tasks-tied -f inputs/alignment/prot.100.aa</text:p>
          </table:table-cell>
          <table:table-cell office:value-type="float" office:value="0.502051" calcext:value-type="float">
            <text:p>0.502051</text:p>
          </table:table-cell>
          <table:table-cell office:value-type="float" office:value="0.50493" calcext:value-type="float">
            <text:p>0.50493</text:p>
          </table:table-cell>
          <table:table-cell office:value-type="float" office:value="0.493027" calcext:value-type="float">
            <text:p>0.493027</text:p>
          </table:table-cell>
          <table:table-cell office:value-type="float" office:value="0.508203" calcext:value-type="float">
            <text:p>0.508203</text:p>
          </table:table-cell>
          <table:table-cell office:value-type="float" office:value="0.489949" calcext:value-type="float">
            <text:p>0.489949</text:p>
          </table:table-cell>
          <table:table-cell office:value-type="float" office:value="0.485247" calcext:value-type="float">
            <text:p>0.485247</text:p>
          </table:table-cell>
          <table:table-cell office:value-type="float" office:value="0.494968" calcext:value-type="float">
            <text:p>0.494968</text:p>
          </table:table-cell>
          <table:table-cell office:value-type="float" office:value="0.481813" calcext:value-type="float">
            <text:p>0.481813</text:p>
          </table:table-cell>
          <table:table-cell office:value-type="float" office:value="0.504789" calcext:value-type="float">
            <text:p>0.504789</text:p>
          </table:table-cell>
          <table:table-cell office:value-type="float" office:value="0.495768" calcext:value-type="float">
            <text:p>0.495768</text:p>
          </table:table-cell>
          <table:table-cell office:value-type="float" office:value="0.494879" calcext:value-type="float">
            <text:p>0.494879</text:p>
          </table:table-cell>
          <table:table-cell office:value-type="float" office:value="0.497105" calcext:value-type="float">
            <text:p>0.497105</text:p>
          </table:table-cell>
          <table:table-cell office:value-type="float" office:value="0.498589" calcext:value-type="float">
            <text:p>0.498589</text:p>
          </table:table-cell>
          <table:table-cell office:value-type="float" office:value="0.49877" calcext:value-type="float">
            <text:p>0.49877</text:p>
          </table:table-cell>
          <table:table-cell office:value-type="float" office:value="0.489261" calcext:value-type="float">
            <text:p>0.489261</text:p>
          </table:table-cell>
          <table:table-cell office:value-type="float" office:value="0.490686" calcext:value-type="float">
            <text:p>0.490686</text:p>
          </table:table-cell>
          <table:table-cell office:value-type="float" office:value="0.493854" calcext:value-type="float">
            <text:p>0.493854</text:p>
          </table:table-cell>
          <table:table-cell office:value-type="float" office:value="0.50125" calcext:value-type="float">
            <text:p>0.50125</text:p>
          </table:table-cell>
          <table:table-cell office:value-type="float" office:value="0.494897" calcext:value-type="float">
            <text:p>0.494897</text:p>
          </table:table-cell>
          <table:table-cell office:value-type="float" office:value="0.486218" calcext:value-type="float">
            <text:p>0.486218</text:p>
          </table:table-cell>
          <table:table-cell office:value-type="float" office:value="0.493637" calcext:value-type="float">
            <text:p>0.493637</text:p>
          </table:table-cell>
          <table:table-cell office:value-type="float" office:value="0.48107" calcext:value-type="float">
            <text:p>0.48107</text:p>
          </table:table-cell>
          <table:table-cell office:value-type="float" office:value="0.48163" calcext:value-type="float">
            <text:p>0.48163</text:p>
          </table:table-cell>
          <table:table-cell office:value-type="float" office:value="0.488058" calcext:value-type="float">
            <text:p>0.488058</text:p>
          </table:table-cell>
          <table:table-cell office:value-type="float" office:value="0.492879" calcext:value-type="float">
            <text:p>0.492879</text:p>
          </table:table-cell>
          <table:table-cell office:value-type="float" office:value="0.492836" calcext:value-type="float">
            <text:p>0.492836</text:p>
          </table:table-cell>
          <table:table-cell office:value-type="float" office:value="0.49339" calcext:value-type="float">
            <text:p>0.49339</text:p>
          </table:table-cell>
          <table:table-cell office:value-type="float" office:value="0.502025" calcext:value-type="float">
            <text:p>0.502025</text:p>
          </table:table-cell>
          <table:table-cell office:value-type="float" office:value="0.494286" calcext:value-type="float">
            <text:p>0.494286</text:p>
          </table:table-cell>
          <table:table-cell office:value-type="float" office:value="0.492704" calcext:value-type="float">
            <text:p>0.492704</text:p>
          </table:table-cell>
          <table:table-cell office:value-type="float" office:value="0.483178" calcext:value-type="float">
            <text:p>0.483178</text:p>
          </table:table-cell>
          <table:table-cell office:value-type="float" office:value="0.497262" calcext:value-type="float">
            <text:p>0.497262</text:p>
          </table:table-cell>
          <table:table-cell office:value-type="float" office:value="0.489583" calcext:value-type="float">
            <text:p>0.489583</text:p>
          </table:table-cell>
          <table:table-cell office:value-type="float" office:value="0.493282" calcext:value-type="float">
            <text:p>0.493282</text:p>
          </table:table-cell>
          <table:table-cell office:value-type="float" office:value="0.506256" calcext:value-type="float">
            <text:p>0.506256</text:p>
          </table:table-cell>
          <table:table-cell office:value-type="float" office:value="0.497967" calcext:value-type="float">
            <text:p>0.497967</text:p>
          </table:table-cell>
          <table:table-cell office:value-type="float" office:value="0.492399" calcext:value-type="float">
            <text:p>0.492399</text:p>
          </table:table-cell>
          <table:table-cell office:value-type="float" office:value="0.492594" calcext:value-type="float">
            <text:p>0.492594</text:p>
          </table:table-cell>
          <table:table-cell office:value-type="float" office:value="0.493916" calcext:value-type="float">
            <text:p>0.493916</text:p>
          </table:table-cell>
          <table:table-cell office:value-type="float" office:value="0.505716" calcext:value-type="float">
            <text:p>0.505716</text:p>
          </table:table-cell>
          <table:table-cell office:value-type="float" office:value="0.486952" calcext:value-type="float">
            <text:p>0.486952</text:p>
          </table:table-cell>
          <table:table-cell office:value-type="float" office:value="0.511643" calcext:value-type="float">
            <text:p>0.511643</text:p>
          </table:table-cell>
          <table:table-cell office:value-type="float" office:value="0.501041" calcext:value-type="float">
            <text:p>0.501041</text:p>
          </table:table-cell>
          <table:table-cell office:value-type="float" office:value="0.485865" calcext:value-type="float">
            <text:p>0.485865</text:p>
          </table:table-cell>
          <table:table-cell office:value-type="float" office:value="0.497676" calcext:value-type="float">
            <text:p>0.497676</text:p>
          </table:table-cell>
          <table:table-cell office:value-type="float" office:value="0.487772" calcext:value-type="float">
            <text:p>0.487772</text:p>
          </table:table-cell>
          <table:table-cell office:value-type="float" office:value="0.4982" calcext:value-type="float">
            <text:p>0.4982</text:p>
          </table:table-cell>
          <table:table-cell office:value-type="float" office:value="0.497779" calcext:value-type="float">
            <text:p>0.497779</text:p>
          </table:table-cell>
          <table:table-cell office:value-type="float" office:value="0.488318" calcext:value-type="float">
            <text:p>0.488318</text:p>
          </table:table-cell>
          <table:table-cell office:value-type="float" office:value="0.504336" calcext:value-type="float">
            <text:p>0.504336</text:p>
          </table:table-cell>
          <table:table-cell table:formula="of:=AVERAGE([.B21:.AY21])" office:value-type="float" office:value="0.49461008" calcext:value-type="float">
            <text:p>0.49461008</text:p>
          </table:table-cell>
          <table:table-cell/>
          <table:table-cell office:value-type="string" calcext:value-type="string">
            <text:p>alignment.clang.for-omp-tasks-tied -f inputs/alignment/prot.100.aa</text:p>
          </table:table-cell>
        </table:table-row>
        <table:table-row table:style-name="ro1">
          <table:table-cell office:value-type="string" calcext:value-type="string">
            <text:p>alignment.clang.for-omp-tasks-tied -f inputs/alignment/prot.100.aa</text:p>
          </table:table-cell>
          <table:table-cell office:value-type="float" office:value="0.492485" calcext:value-type="float">
            <text:p>0.492485</text:p>
          </table:table-cell>
          <table:table-cell office:value-type="float" office:value="0.495499" calcext:value-type="float">
            <text:p>0.495499</text:p>
          </table:table-cell>
          <table:table-cell office:value-type="float" office:value="0.493688" calcext:value-type="float">
            <text:p>0.493688</text:p>
          </table:table-cell>
          <table:table-cell office:value-type="float" office:value="0.494061" calcext:value-type="float">
            <text:p>0.494061</text:p>
          </table:table-cell>
          <table:table-cell office:value-type="float" office:value="0.484081" calcext:value-type="float">
            <text:p>0.484081</text:p>
          </table:table-cell>
          <table:table-cell office:value-type="float" office:value="0.506798" calcext:value-type="float">
            <text:p>0.506798</text:p>
          </table:table-cell>
          <table:table-cell office:value-type="float" office:value="0.486169" calcext:value-type="float">
            <text:p>0.486169</text:p>
          </table:table-cell>
          <table:table-cell office:value-type="float" office:value="0.490954" calcext:value-type="float">
            <text:p>0.490954</text:p>
          </table:table-cell>
          <table:table-cell office:value-type="float" office:value="0.490851" calcext:value-type="float">
            <text:p>0.490851</text:p>
          </table:table-cell>
          <table:table-cell office:value-type="float" office:value="0.496658" calcext:value-type="float">
            <text:p>0.496658</text:p>
          </table:table-cell>
          <table:table-cell office:value-type="float" office:value="0.506038" calcext:value-type="float">
            <text:p>0.506038</text:p>
          </table:table-cell>
          <table:table-cell office:value-type="float" office:value="0.486497" calcext:value-type="float">
            <text:p>0.486497</text:p>
          </table:table-cell>
          <table:table-cell office:value-type="float" office:value="0.495042" calcext:value-type="float">
            <text:p>0.495042</text:p>
          </table:table-cell>
          <table:table-cell office:value-type="float" office:value="0.491353" calcext:value-type="float">
            <text:p>0.491353</text:p>
          </table:table-cell>
          <table:table-cell office:value-type="float" office:value="0.486882" calcext:value-type="float">
            <text:p>0.486882</text:p>
          </table:table-cell>
          <table:table-cell office:value-type="float" office:value="0.491162" calcext:value-type="float">
            <text:p>0.491162</text:p>
          </table:table-cell>
          <table:table-cell office:value-type="float" office:value="0.492825" calcext:value-type="float">
            <text:p>0.492825</text:p>
          </table:table-cell>
          <table:table-cell office:value-type="float" office:value="0.487079" calcext:value-type="float">
            <text:p>0.487079</text:p>
          </table:table-cell>
          <table:table-cell office:value-type="float" office:value="0.496935" calcext:value-type="float">
            <text:p>0.496935</text:p>
          </table:table-cell>
          <table:table-cell office:value-type="float" office:value="0.483098" calcext:value-type="float">
            <text:p>0.483098</text:p>
          </table:table-cell>
          <table:table-cell office:value-type="float" office:value="0.493822" calcext:value-type="float">
            <text:p>0.493822</text:p>
          </table:table-cell>
          <table:table-cell office:value-type="float" office:value="0.485403" calcext:value-type="float">
            <text:p>0.485403</text:p>
          </table:table-cell>
          <table:table-cell office:value-type="float" office:value="0.487501" calcext:value-type="float">
            <text:p>0.487501</text:p>
          </table:table-cell>
          <table:table-cell office:value-type="float" office:value="0.477563" calcext:value-type="float">
            <text:p>0.477563</text:p>
          </table:table-cell>
          <table:table-cell office:value-type="float" office:value="0.482112" calcext:value-type="float">
            <text:p>0.482112</text:p>
          </table:table-cell>
          <table:table-cell office:value-type="float" office:value="0.487889" calcext:value-type="float">
            <text:p>0.487889</text:p>
          </table:table-cell>
          <table:table-cell office:value-type="float" office:value="0.48747" calcext:value-type="float">
            <text:p>0.48747</text:p>
          </table:table-cell>
          <table:table-cell office:value-type="float" office:value="0.493489" calcext:value-type="float">
            <text:p>0.493489</text:p>
          </table:table-cell>
          <table:table-cell office:value-type="float" office:value="0.498237" calcext:value-type="float">
            <text:p>0.498237</text:p>
          </table:table-cell>
          <table:table-cell office:value-type="float" office:value="0.485762" calcext:value-type="float">
            <text:p>0.485762</text:p>
          </table:table-cell>
          <table:table-cell office:value-type="float" office:value="0.493361" calcext:value-type="float">
            <text:p>0.493361</text:p>
          </table:table-cell>
          <table:table-cell office:value-type="float" office:value="0.495667" calcext:value-type="float">
            <text:p>0.495667</text:p>
          </table:table-cell>
          <table:table-cell office:value-type="float" office:value="0.492227" calcext:value-type="float">
            <text:p>0.492227</text:p>
          </table:table-cell>
          <table:table-cell office:value-type="float" office:value="0.484257" calcext:value-type="float">
            <text:p>0.484257</text:p>
          </table:table-cell>
          <table:table-cell office:value-type="float" office:value="0.493751" calcext:value-type="float">
            <text:p>0.493751</text:p>
          </table:table-cell>
          <table:table-cell office:value-type="float" office:value="0.508319" calcext:value-type="float">
            <text:p>0.508319</text:p>
          </table:table-cell>
          <table:table-cell office:value-type="float" office:value="0.499182" calcext:value-type="float">
            <text:p>0.499182</text:p>
          </table:table-cell>
          <table:table-cell office:value-type="float" office:value="0.495957" calcext:value-type="float">
            <text:p>0.495957</text:p>
          </table:table-cell>
          <table:table-cell office:value-type="float" office:value="0.479466" calcext:value-type="float">
            <text:p>0.479466</text:p>
          </table:table-cell>
          <table:table-cell office:value-type="float" office:value="0.49373" calcext:value-type="float">
            <text:p>0.49373</text:p>
          </table:table-cell>
          <table:table-cell office:value-type="float" office:value="0.493086" calcext:value-type="float">
            <text:p>0.493086</text:p>
          </table:table-cell>
          <table:table-cell office:value-type="float" office:value="0.486147" calcext:value-type="float">
            <text:p>0.486147</text:p>
          </table:table-cell>
          <table:table-cell office:value-type="float" office:value="0.489818" calcext:value-type="float">
            <text:p>0.489818</text:p>
          </table:table-cell>
          <table:table-cell office:value-type="float" office:value="0.480767" calcext:value-type="float">
            <text:p>0.480767</text:p>
          </table:table-cell>
          <table:table-cell office:value-type="float" office:value="0.500611" calcext:value-type="float">
            <text:p>0.500611</text:p>
          </table:table-cell>
          <table:table-cell office:value-type="float" office:value="0.47804" calcext:value-type="float">
            <text:p>0.47804</text:p>
          </table:table-cell>
          <table:table-cell office:value-type="float" office:value="0.500969" calcext:value-type="float">
            <text:p>0.500969</text:p>
          </table:table-cell>
          <table:table-cell office:value-type="float" office:value="0.487509" calcext:value-type="float">
            <text:p>0.487509</text:p>
          </table:table-cell>
          <table:table-cell office:value-type="float" office:value="0.489206" calcext:value-type="float">
            <text:p>0.489206</text:p>
          </table:table-cell>
          <table:table-cell office:value-type="float" office:value="0.500256" calcext:value-type="float">
            <text:p>0.500256</text:p>
          </table:table-cell>
          <table:table-cell table:number-columns-repeated="2"/>
          <table:table-cell office:value-type="string" calcext:value-type="string">
            <text:p>alignment.clang.for-omp-tasks-tied -f inputs/alignment/prot.100.aa</text:p>
          </table:table-cell>
        </table:table-row>
        <table:table-row table:style-name="ro1">
          <table:table-cell/>
          <table:table-cell table:formula="of:=[.B22]/[.$AZ21]" office:value-type="float" office:value="0.995703524683524" calcext:value-type="float">
            <text:p>0.995703524683524</text:p>
          </table:table-cell>
          <table:table-cell table:formula="of:=[.C22]/[.$AZ21]" office:value-type="float" office:value="1.00179721367587" calcext:value-type="float">
            <text:p>1.00179721367587</text:p>
          </table:table-cell>
          <table:table-cell table:formula="of:=[.D22]/[.$AZ21]" office:value-type="float" office:value="0.998135743614445" calcext:value-type="float">
            <text:p>0.998135743614445</text:p>
          </table:table-cell>
          <table:table-cell table:formula="of:=[.E22]/[.$AZ21]" office:value-type="float" office:value="0.998889873008654" calcext:value-type="float">
            <text:p>0.998889873008654</text:p>
          </table:table-cell>
          <table:table-cell table:formula="of:=[.F22]/[.$AZ21]" office:value-type="float" office:value="0.978712362675666" calcext:value-type="float">
            <text:p>0.978712362675666</text:p>
          </table:table-cell>
          <table:table-cell table:formula="of:=[.G22]/[.$AZ21]" office:value-type="float" office:value="1.024641471116" calcext:value-type="float">
            <text:p>1.024641471116</text:p>
          </table:table-cell>
          <table:table-cell table:formula="of:=[.H22]/[.$AZ21]" office:value-type="float" office:value="0.982933869847537" calcext:value-type="float">
            <text:p>0.982933869847537</text:p>
          </table:table-cell>
          <table:table-cell table:formula="of:=[.I22]/[.$AZ21]" office:value-type="float" office:value="0.99260815711641" calcext:value-type="float">
            <text:p>0.99260815711641</text:p>
          </table:table-cell>
          <table:table-cell table:formula="of:=[.J22]/[.$AZ21]" office:value-type="float" office:value="0.992399912270288" calcext:value-type="float">
            <text:p>0.992399912270288</text:p>
          </table:table-cell>
          <table:table-cell table:formula="of:=[.K22]/[.$AZ21]" office:value-type="float" office:value="1.0041404736434" calcext:value-type="float">
            <text:p>1.0041404736434</text:p>
          </table:table-cell>
          <table:table-cell table:formula="of:=[.L22]/[.$AZ21]" office:value-type="float" office:value="1.02310490720286" calcext:value-type="float">
            <text:p>1.02310490720286</text:p>
          </table:table-cell>
          <table:table-cell table:formula="of:=[.M22]/[.$AZ21]" office:value-type="float" office:value="0.983597018483732" calcext:value-type="float">
            <text:p>0.983597018483732</text:p>
          </table:table-cell>
          <table:table-cell table:formula="of:=[.N22]/[.$AZ21]" office:value-type="float" office:value="1.00087325353337" calcext:value-type="float">
            <text:p>1.00087325353337</text:p>
          </table:table-cell>
          <table:table-cell table:formula="of:=[.O22]/[.$AZ21]" office:value-type="float" office:value="0.993414853170805" calcext:value-type="float">
            <text:p>0.993414853170805</text:p>
          </table:table-cell>
          <table:table-cell table:formula="of:=[.P22]/[.$AZ21]" office:value-type="float" office:value="0.984375409413411" calcext:value-type="float">
            <text:p>0.984375409413411</text:p>
          </table:table-cell>
          <table:table-cell table:formula="of:=[.Q22]/[.$AZ21]" office:value-type="float" office:value="0.993028690397899" calcext:value-type="float">
            <text:p>0.993028690397899</text:p>
          </table:table-cell>
          <table:table-cell table:formula="of:=[.R22]/[.$AZ21]" office:value-type="float" office:value="0.996390934855189" calcext:value-type="float">
            <text:p>0.996390934855189</text:p>
          </table:table-cell>
          <table:table-cell table:formula="of:=[.S22]/[.$AZ21]" office:value-type="float" office:value="0.984773702954052" calcext:value-type="float">
            <text:p>0.984773702954052</text:p>
          </table:table-cell>
          <table:table-cell table:formula="of:=[.T22]/[.$AZ21]" office:value-type="float" office:value="1.00470051075384" calcext:value-type="float">
            <text:p>1.00470051075384</text:p>
          </table:table-cell>
          <table:table-cell table:formula="of:=[.U22]/[.$AZ21]" office:value-type="float" office:value="0.976724938561705" calcext:value-type="float">
            <text:p>0.976724938561705</text:p>
          </table:table-cell>
          <table:table-cell table:formula="of:=[.V22]/[.$AZ21]" office:value-type="float" office:value="0.998406664093866" calcext:value-type="float">
            <text:p>0.998406664093866</text:p>
          </table:table-cell>
          <table:table-cell table:formula="of:=[.W22]/[.$AZ21]" office:value-type="float" office:value="0.981385175166669" calcext:value-type="float">
            <text:p>0.981385175166669</text:p>
          </table:table-cell>
          <table:table-cell table:formula="of:=[.X22]/[.$AZ21]" office:value-type="float" office:value="0.985626900284766" calcext:value-type="float">
            <text:p>0.985626900284766</text:p>
          </table:table-cell>
          <table:table-cell table:formula="of:=[.Y22]/[.$AZ21]" office:value-type="float" office:value="0.965534305325925" calcext:value-type="float">
            <text:p>0.965534305325925</text:p>
          </table:table-cell>
          <table:table-cell table:formula="of:=[.Z22]/[.$AZ21]" office:value-type="float" office:value="0.974731449063877" calcext:value-type="float">
            <text:p>0.974731449063877</text:p>
          </table:table-cell>
          <table:table-cell table:formula="of:=[.AA22]/[.$AZ21]" office:value-type="float" office:value="0.986411356598313" calcext:value-type="float">
            <text:p>0.986411356598313</text:p>
          </table:table-cell>
          <table:table-cell table:formula="of:=[.AB22]/[.$AZ21]" office:value-type="float" office:value="0.985564224651467" calcext:value-type="float">
            <text:p>0.985564224651467</text:p>
          </table:table-cell>
          <table:table-cell table:formula="of:=[.AC22]/[.$AZ21]" office:value-type="float" office:value="0.997733406484559" calcext:value-type="float">
            <text:p>0.997733406484559</text:p>
          </table:table-cell>
          <table:table-cell table:formula="of:=[.AD22]/[.$AZ21]" office:value-type="float" office:value="1.0073328873524" calcext:value-type="float">
            <text:p>1.0073328873524</text:p>
          </table:table-cell>
          <table:table-cell table:formula="of:=[.AE22]/[.$AZ21]" office:value-type="float" office:value="0.982110999436162" calcext:value-type="float">
            <text:p>0.982110999436162</text:p>
          </table:table-cell>
          <table:table-cell table:formula="of:=[.AF22]/[.$AZ21]" office:value-type="float" office:value="0.997474616772873" calcext:value-type="float">
            <text:p>0.997474616772873</text:p>
          </table:table-cell>
          <table:table-cell table:formula="of:=[.AG22]/[.$AZ21]" office:value-type="float" office:value="1.00213687517246" calcext:value-type="float">
            <text:p>1.00213687517246</text:p>
          </table:table-cell>
          <table:table-cell table:formula="of:=[.AH22]/[.$AZ21]" office:value-type="float" office:value="0.995181901670908" calcext:value-type="float">
            <text:p>0.995181901670908</text:p>
          </table:table-cell>
          <table:table-cell table:formula="of:=[.AI22]/[.$AZ21]" office:value-type="float" office:value="0.979068198529233" calcext:value-type="float">
            <text:p>0.979068198529233</text:p>
          </table:table-cell>
          <table:table-cell table:formula="of:=[.AJ22]/[.$AZ21]" office:value-type="float" office:value="0.998263116675665" calcext:value-type="float">
            <text:p>0.998263116675665</text:p>
          </table:table-cell>
          <table:table-cell table:formula="of:=[.AK22]/[.$AZ21]" office:value-type="float" office:value="1.02771662073688" calcext:value-type="float">
            <text:p>1.02771662073688</text:p>
          </table:table-cell>
          <table:table-cell table:formula="of:=[.AL22]/[.$AZ21]" office:value-type="float" office:value="1.0092434832707" calcext:value-type="float">
            <text:p>1.0092434832707</text:p>
          </table:table-cell>
          <table:table-cell table:formula="of:=[.AM22]/[.$AZ21]" office:value-type="float" office:value="1.002723195613" calcext:value-type="float">
            <text:p>1.002723195613</text:p>
          </table:table-cell>
          <table:table-cell table:formula="of:=[.AN22]/[.$AZ21]" office:value-type="float" office:value="0.969381780492626" calcext:value-type="float">
            <text:p>0.969381780492626</text:p>
          </table:table-cell>
          <table:table-cell table:formula="of:=[.AO22]/[.$AZ21]" office:value-type="float" office:value="0.998220658988592" calcext:value-type="float">
            <text:p>0.998220658988592</text:p>
          </table:table-cell>
          <table:table-cell table:formula="of:=[.AP22]/[.$AZ21]" office:value-type="float" office:value="0.996918623251673" calcext:value-type="float">
            <text:p>0.996918623251673</text:p>
          </table:table-cell>
          <table:table-cell table:formula="of:=[.AQ22]/[.$AZ21]" office:value-type="float" office:value="0.982889390365841" calcext:value-type="float">
            <text:p>0.982889390365841</text:p>
          </table:table-cell>
          <table:table-cell table:formula="of:=[.AR22]/[.$AZ21]" office:value-type="float" office:value="0.9903113984252" calcext:value-type="float">
            <text:p>0.9903113984252</text:p>
          </table:table-cell>
          <table:table-cell table:formula="of:=[.AS22]/[.$AZ21]" office:value-type="float" office:value="0.972012135296555" calcext:value-type="float">
            <text:p>0.972012135296555</text:p>
          </table:table-cell>
          <table:table-cell table:formula="of:=[.AT22]/[.$AZ21]" office:value-type="float" office:value="1.01213262778632" calcext:value-type="float">
            <text:p>1.01213262778632</text:p>
          </table:table-cell>
          <table:table-cell table:formula="of:=[.AU22]/[.$AZ21]" office:value-type="float" office:value="0.966498701360878" calcext:value-type="float">
            <text:p>0.966498701360878</text:p>
          </table:table-cell>
          <table:table-cell table:formula="of:=[.AV22]/[.$AZ21]" office:value-type="float" office:value="1.01285643026119" calcext:value-type="float">
            <text:p>1.01285643026119</text:p>
          </table:table-cell>
          <table:table-cell table:formula="of:=[.AW22]/[.$AZ21]" office:value-type="float" office:value="0.985643074641746" calcext:value-type="float">
            <text:p>0.985643074641746</text:p>
          </table:table-cell>
          <table:table-cell table:formula="of:=[.AX22]/[.$AZ21]" office:value-type="float" office:value="0.989074060116203" calcext:value-type="float">
            <text:p>0.989074060116203</text:p>
          </table:table-cell>
          <table:table-cell table:formula="of:=[.AY22]/[.$AZ21]" office:value-type="float" office:value="1.01141489069531" calcext:value-type="float">
            <text:p>1.01141489069531</text:p>
          </table:table-cell>
          <table:table-cell table:style-name="ce1" table:formula="of:=AVERAGE([.B23:.AY23])" office:value-type="float" office:value="0.99349891939121" calcext:value-type="float">
            <text:p>0.9935</text:p>
          </table:table-cell>
          <table:table-cell table:style-name="ce1" table:formula="of:=STDEV([.B23:.AY23])" office:value-type="float" office:value="0.0141737670995177" calcext:value-type="float">
            <text:p>0.0142</text:p>
          </table:table-cell>
          <table:table-cell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floorplan.clang.omp-tasks-tied -f inputs/floorplan/input.20</text:p>
          </table:table-cell>
          <table:table-cell office:value-type="float" office:value="2.42966" calcext:value-type="float">
            <text:p>2.42966</text:p>
          </table:table-cell>
          <table:table-cell office:value-type="float" office:value="2.813821" calcext:value-type="float">
            <text:p>2.813821</text:p>
          </table:table-cell>
          <table:table-cell office:value-type="float" office:value="2.531714" calcext:value-type="float">
            <text:p>2.531714</text:p>
          </table:table-cell>
          <table:table-cell office:value-type="float" office:value="2.575877" calcext:value-type="float">
            <text:p>2.575877</text:p>
          </table:table-cell>
          <table:table-cell office:value-type="float" office:value="2.408936" calcext:value-type="float">
            <text:p>2.408936</text:p>
          </table:table-cell>
          <table:table-cell office:value-type="float" office:value="2.645036" calcext:value-type="float">
            <text:p>2.645036</text:p>
          </table:table-cell>
          <table:table-cell office:value-type="float" office:value="2.62688" calcext:value-type="float">
            <text:p>2.62688</text:p>
          </table:table-cell>
          <table:table-cell office:value-type="float" office:value="2.665814" calcext:value-type="float">
            <text:p>2.665814</text:p>
          </table:table-cell>
          <table:table-cell office:value-type="float" office:value="2.681144" calcext:value-type="float">
            <text:p>2.681144</text:p>
          </table:table-cell>
          <table:table-cell office:value-type="float" office:value="2.633587" calcext:value-type="float">
            <text:p>2.633587</text:p>
          </table:table-cell>
          <table:table-cell office:value-type="float" office:value="2.553272" calcext:value-type="float">
            <text:p>2.553272</text:p>
          </table:table-cell>
          <table:table-cell office:value-type="float" office:value="2.636702" calcext:value-type="float">
            <text:p>2.636702</text:p>
          </table:table-cell>
          <table:table-cell office:value-type="float" office:value="2.617563" calcext:value-type="float">
            <text:p>2.617563</text:p>
          </table:table-cell>
          <table:table-cell office:value-type="float" office:value="2.470488" calcext:value-type="float">
            <text:p>2.470488</text:p>
          </table:table-cell>
          <table:table-cell office:value-type="float" office:value="2.413508" calcext:value-type="float">
            <text:p>2.413508</text:p>
          </table:table-cell>
          <table:table-cell office:value-type="float" office:value="2.465289" calcext:value-type="float">
            <text:p>2.465289</text:p>
          </table:table-cell>
          <table:table-cell office:value-type="float" office:value="2.444637" calcext:value-type="float">
            <text:p>2.444637</text:p>
          </table:table-cell>
          <table:table-cell office:value-type="float" office:value="2.72297" calcext:value-type="float">
            <text:p>2.72297</text:p>
          </table:table-cell>
          <table:table-cell office:value-type="float" office:value="2.461482" calcext:value-type="float">
            <text:p>2.461482</text:p>
          </table:table-cell>
          <table:table-cell office:value-type="float" office:value="2.492115" calcext:value-type="float">
            <text:p>2.492115</text:p>
          </table:table-cell>
          <table:table-cell office:value-type="float" office:value="2.638641" calcext:value-type="float">
            <text:p>2.638641</text:p>
          </table:table-cell>
          <table:table-cell office:value-type="float" office:value="2.456587" calcext:value-type="float">
            <text:p>2.456587</text:p>
          </table:table-cell>
          <table:table-cell office:value-type="float" office:value="2.49671" calcext:value-type="float">
            <text:p>2.49671</text:p>
          </table:table-cell>
          <table:table-cell office:value-type="float" office:value="2.458883" calcext:value-type="float">
            <text:p>2.458883</text:p>
          </table:table-cell>
          <table:table-cell office:value-type="float" office:value="2.491634" calcext:value-type="float">
            <text:p>2.491634</text:p>
          </table:table-cell>
          <table:table-cell office:value-type="float" office:value="2.544707" calcext:value-type="float">
            <text:p>2.544707</text:p>
          </table:table-cell>
          <table:table-cell office:value-type="float" office:value="2.578777" calcext:value-type="float">
            <text:p>2.578777</text:p>
          </table:table-cell>
          <table:table-cell office:value-type="float" office:value="2.445763" calcext:value-type="float">
            <text:p>2.445763</text:p>
          </table:table-cell>
          <table:table-cell office:value-type="float" office:value="2.431386" calcext:value-type="float">
            <text:p>2.431386</text:p>
          </table:table-cell>
          <table:table-cell office:value-type="float" office:value="2.456468" calcext:value-type="float">
            <text:p>2.456468</text:p>
          </table:table-cell>
          <table:table-cell office:value-type="float" office:value="2.470696" calcext:value-type="float">
            <text:p>2.470696</text:p>
          </table:table-cell>
          <table:table-cell office:value-type="float" office:value="2.48046" calcext:value-type="float">
            <text:p>2.48046</text:p>
          </table:table-cell>
          <table:table-cell office:value-type="float" office:value="2.434788" calcext:value-type="float">
            <text:p>2.434788</text:p>
          </table:table-cell>
          <table:table-cell office:value-type="float" office:value="2.563021" calcext:value-type="float">
            <text:p>2.563021</text:p>
          </table:table-cell>
          <table:table-cell office:value-type="float" office:value="2.528036" calcext:value-type="float">
            <text:p>2.528036</text:p>
          </table:table-cell>
          <table:table-cell office:value-type="float" office:value="2.44111" calcext:value-type="float">
            <text:p>2.44111</text:p>
          </table:table-cell>
          <table:table-cell office:value-type="float" office:value="2.513553" calcext:value-type="float">
            <text:p>2.513553</text:p>
          </table:table-cell>
          <table:table-cell office:value-type="float" office:value="2.472319" calcext:value-type="float">
            <text:p>2.472319</text:p>
          </table:table-cell>
          <table:table-cell office:value-type="float" office:value="2.512761" calcext:value-type="float">
            <text:p>2.512761</text:p>
          </table:table-cell>
          <table:table-cell office:value-type="float" office:value="2.472904" calcext:value-type="float">
            <text:p>2.472904</text:p>
          </table:table-cell>
          <table:table-cell office:value-type="float" office:value="2.466799" calcext:value-type="float">
            <text:p>2.466799</text:p>
          </table:table-cell>
          <table:table-cell office:value-type="float" office:value="2.59132" calcext:value-type="float">
            <text:p>2.59132</text:p>
          </table:table-cell>
          <table:table-cell office:value-type="float" office:value="2.538905" calcext:value-type="float">
            <text:p>2.538905</text:p>
          </table:table-cell>
          <table:table-cell office:value-type="float" office:value="2.443182" calcext:value-type="float">
            <text:p>2.443182</text:p>
          </table:table-cell>
          <table:table-cell office:value-type="float" office:value="2.496627" calcext:value-type="float">
            <text:p>2.496627</text:p>
          </table:table-cell>
          <table:table-cell office:value-type="float" office:value="2.535883" calcext:value-type="float">
            <text:p>2.535883</text:p>
          </table:table-cell>
          <table:table-cell office:value-type="float" office:value="2.582274" calcext:value-type="float">
            <text:p>2.582274</text:p>
          </table:table-cell>
          <table:table-cell office:value-type="float" office:value="2.555455" calcext:value-type="float">
            <text:p>2.555455</text:p>
          </table:table-cell>
          <table:table-cell office:value-type="float" office:value="2.508304" calcext:value-type="float">
            <text:p>2.508304</text:p>
          </table:table-cell>
          <table:table-cell office:value-type="float" office:value="2.573766" calcext:value-type="float">
            <text:p>2.573766</text:p>
          </table:table-cell>
          <table:table-cell table:formula="of:=AVERAGE([.B25:.AY25])" office:value-type="float" office:value="2.52944428" calcext:value-type="float">
            <text:p>2.52944428</text:p>
          </table:table-cell>
          <table:table-cell/>
          <table:table-cell office:value-type="string" calcext:value-type="string">
            <text:p>floorplan.clang.omp-tasks-tied -f inputs/floorplan/input.20</text:p>
          </table:table-cell>
        </table:table-row>
        <table:table-row table:style-name="ro1">
          <table:table-cell office:value-type="string" calcext:value-type="string">
            <text:p>floorplan.clang.omp-tasks-tied -f inputs/floorplan/input.20</text:p>
          </table:table-cell>
          <table:table-cell office:value-type="float" office:value="3.067903" calcext:value-type="float">
            <text:p>3.067903</text:p>
          </table:table-cell>
          <table:table-cell office:value-type="float" office:value="3.074618" calcext:value-type="float">
            <text:p>3.074618</text:p>
          </table:table-cell>
          <table:table-cell office:value-type="float" office:value="3.008779" calcext:value-type="float">
            <text:p>3.008779</text:p>
          </table:table-cell>
          <table:table-cell office:value-type="float" office:value="3.105093" calcext:value-type="float">
            <text:p>3.105093</text:p>
          </table:table-cell>
          <table:table-cell office:value-type="float" office:value="3.021137" calcext:value-type="float">
            <text:p>3.021137</text:p>
          </table:table-cell>
          <table:table-cell office:value-type="float" office:value="3.008103" calcext:value-type="float">
            <text:p>3.008103</text:p>
          </table:table-cell>
          <table:table-cell office:value-type="float" office:value="3.086021" calcext:value-type="float">
            <text:p>3.086021</text:p>
          </table:table-cell>
          <table:table-cell office:value-type="float" office:value="3.131649" calcext:value-type="float">
            <text:p>3.131649</text:p>
          </table:table-cell>
          <table:table-cell office:value-type="float" office:value="3.133612" calcext:value-type="float">
            <text:p>3.133612</text:p>
          </table:table-cell>
          <table:table-cell office:value-type="float" office:value="3.0516" calcext:value-type="float">
            <text:p>3.0516</text:p>
          </table:table-cell>
          <table:table-cell office:value-type="float" office:value="3.141804" calcext:value-type="float">
            <text:p>3.141804</text:p>
          </table:table-cell>
          <table:table-cell office:value-type="float" office:value="3.061297" calcext:value-type="float">
            <text:p>3.061297</text:p>
          </table:table-cell>
          <table:table-cell office:value-type="float" office:value="3.142494" calcext:value-type="float">
            <text:p>3.142494</text:p>
          </table:table-cell>
          <table:table-cell office:value-type="float" office:value="3.077457" calcext:value-type="float">
            <text:p>3.077457</text:p>
          </table:table-cell>
          <table:table-cell office:value-type="float" office:value="3.074195" calcext:value-type="float">
            <text:p>3.074195</text:p>
          </table:table-cell>
          <table:table-cell office:value-type="float" office:value="3.078563" calcext:value-type="float">
            <text:p>3.078563</text:p>
          </table:table-cell>
          <table:table-cell office:value-type="float" office:value="3.086765" calcext:value-type="float">
            <text:p>3.086765</text:p>
          </table:table-cell>
          <table:table-cell office:value-type="float" office:value="2.964797" calcext:value-type="float">
            <text:p>2.964797</text:p>
          </table:table-cell>
          <table:table-cell office:value-type="float" office:value="3.243211" calcext:value-type="float">
            <text:p>3.243211</text:p>
          </table:table-cell>
          <table:table-cell office:value-type="float" office:value="3.158595" calcext:value-type="float">
            <text:p>3.158595</text:p>
          </table:table-cell>
          <table:table-cell office:value-type="float" office:value="3.077311" calcext:value-type="float">
            <text:p>3.077311</text:p>
          </table:table-cell>
          <table:table-cell office:value-type="float" office:value="3.149893" calcext:value-type="float">
            <text:p>3.149893</text:p>
          </table:table-cell>
          <table:table-cell office:value-type="float" office:value="3.110224" calcext:value-type="float">
            <text:p>3.110224</text:p>
          </table:table-cell>
          <table:table-cell office:value-type="float" office:value="3.042935" calcext:value-type="float">
            <text:p>3.042935</text:p>
          </table:table-cell>
          <table:table-cell office:value-type="float" office:value="3.118383" calcext:value-type="float">
            <text:p>3.118383</text:p>
          </table:table-cell>
          <table:table-cell office:value-type="float" office:value="3.012774" calcext:value-type="float">
            <text:p>3.012774</text:p>
          </table:table-cell>
          <table:table-cell office:value-type="float" office:value="3.067596" calcext:value-type="float">
            <text:p>3.067596</text:p>
          </table:table-cell>
          <table:table-cell office:value-type="float" office:value="2.980327" calcext:value-type="float">
            <text:p>2.980327</text:p>
          </table:table-cell>
          <table:table-cell office:value-type="float" office:value="2.989444" calcext:value-type="float">
            <text:p>2.989444</text:p>
          </table:table-cell>
          <table:table-cell office:value-type="float" office:value="3.023861" calcext:value-type="float">
            <text:p>3.023861</text:p>
          </table:table-cell>
          <table:table-cell office:value-type="float" office:value="3.12511" calcext:value-type="float">
            <text:p>3.12511</text:p>
          </table:table-cell>
          <table:table-cell office:value-type="float" office:value="2.999056" calcext:value-type="float">
            <text:p>2.999056</text:p>
          </table:table-cell>
          <table:table-cell office:value-type="float" office:value="3.092826" calcext:value-type="float">
            <text:p>3.092826</text:p>
          </table:table-cell>
          <table:table-cell office:value-type="float" office:value="3.072893" calcext:value-type="float">
            <text:p>3.072893</text:p>
          </table:table-cell>
          <table:table-cell office:value-type="float" office:value="3.034657" calcext:value-type="float">
            <text:p>3.034657</text:p>
          </table:table-cell>
          <table:table-cell office:value-type="float" office:value="3.001961" calcext:value-type="float">
            <text:p>3.001961</text:p>
          </table:table-cell>
          <table:table-cell office:value-type="float" office:value="3.081631" calcext:value-type="float">
            <text:p>3.081631</text:p>
          </table:table-cell>
          <table:table-cell office:value-type="float" office:value="3.116423" calcext:value-type="float">
            <text:p>3.116423</text:p>
          </table:table-cell>
          <table:table-cell office:value-type="float" office:value="3.22794" calcext:value-type="float">
            <text:p>3.22794</text:p>
          </table:table-cell>
          <table:table-cell office:value-type="float" office:value="3.036795" calcext:value-type="float">
            <text:p>3.036795</text:p>
          </table:table-cell>
          <table:table-cell office:value-type="float" office:value="2.998774" calcext:value-type="float">
            <text:p>2.998774</text:p>
          </table:table-cell>
          <table:table-cell office:value-type="float" office:value="3.015783" calcext:value-type="float">
            <text:p>3.015783</text:p>
          </table:table-cell>
          <table:table-cell office:value-type="float" office:value="3.04838" calcext:value-type="float">
            <text:p>3.04838</text:p>
          </table:table-cell>
          <table:table-cell office:value-type="float" office:value="3.210719" calcext:value-type="float">
            <text:p>3.210719</text:p>
          </table:table-cell>
          <table:table-cell office:value-type="float" office:value="2.996761" calcext:value-type="float">
            <text:p>2.996761</text:p>
          </table:table-cell>
          <table:table-cell office:value-type="float" office:value="3.099318" calcext:value-type="float">
            <text:p>3.099318</text:p>
          </table:table-cell>
          <table:table-cell office:value-type="float" office:value="3.01964" calcext:value-type="float">
            <text:p>3.01964</text:p>
          </table:table-cell>
          <table:table-cell office:value-type="float" office:value="2.991218" calcext:value-type="float">
            <text:p>2.991218</text:p>
          </table:table-cell>
          <table:table-cell office:value-type="float" office:value="2.987305" calcext:value-type="float">
            <text:p>2.987305</text:p>
          </table:table-cell>
          <table:table-cell office:value-type="float" office:value="3.015556" calcext:value-type="float">
            <text:p>3.015556</text:p>
          </table:table-cell>
          <table:table-cell table:number-columns-repeated="2"/>
          <table:table-cell office:value-type="string" calcext:value-type="string">
            <text:p>floorplan.clang.omp-tasks-tied -f inputs/floorplan/input.20</text:p>
          </table:table-cell>
        </table:table-row>
        <table:table-row table:style-name="ro1">
          <table:table-cell/>
          <table:table-cell table:formula="of:=[.B26]/[.$AZ25]" office:value-type="float" office:value="1.21287629233722" calcext:value-type="float">
            <text:p>1.21287629233722</text:p>
          </table:table-cell>
          <table:table-cell table:formula="of:=[.C26]/[.$AZ25]" office:value-type="float" office:value="1.2155310256528" calcext:value-type="float">
            <text:p>1.2155310256528</text:p>
          </table:table-cell>
          <table:table-cell table:formula="of:=[.D26]/[.$AZ25]" office:value-type="float" office:value="1.18950198816002" calcext:value-type="float">
            <text:p>1.18950198816002</text:p>
          </table:table-cell>
          <table:table-cell table:formula="of:=[.E26]/[.$AZ25]" office:value-type="float" office:value="1.22757912658981" calcext:value-type="float">
            <text:p>1.22757912658981</text:p>
          </table:table-cell>
          <table:table-cell table:formula="of:=[.F26]/[.$AZ25]" office:value-type="float" office:value="1.19438764628569" calcext:value-type="float">
            <text:p>1.19438764628569</text:p>
          </table:table-cell>
          <table:table-cell table:formula="of:=[.G26]/[.$AZ25]" office:value-type="float" office:value="1.18923473578157" calcext:value-type="float">
            <text:p>1.18923473578157</text:p>
          </table:table-cell>
          <table:table-cell table:formula="of:=[.H26]/[.$AZ25]" office:value-type="float" office:value="1.22003913049233" calcext:value-type="float">
            <text:p>1.22003913049233</text:p>
          </table:table-cell>
          <table:table-cell table:formula="of:=[.I26]/[.$AZ25]" office:value-type="float" office:value="1.23807787535055" calcext:value-type="float">
            <text:p>1.23807787535055</text:p>
          </table:table-cell>
          <table:table-cell table:formula="of:=[.J26]/[.$AZ25]" office:value-type="float" office:value="1.23885393514183" calcext:value-type="float">
            <text:p>1.23885393514183</text:p>
          </table:table-cell>
          <table:table-cell table:formula="of:=[.K26]/[.$AZ25]" office:value-type="float" office:value="1.20643100309764" calcext:value-type="float">
            <text:p>1.20643100309764</text:p>
          </table:table-cell>
          <table:table-cell table:formula="of:=[.L26]/[.$AZ25]" office:value-type="float" office:value="1.2420925911837" calcext:value-type="float">
            <text:p>1.2420925911837</text:p>
          </table:table-cell>
          <table:table-cell table:formula="of:=[.M26]/[.$AZ25]" office:value-type="float" office:value="1.21026465149096" calcext:value-type="float">
            <text:p>1.21026465149096</text:p>
          </table:table-cell>
          <table:table-cell table:formula="of:=[.N26]/[.$AZ25]" office:value-type="float" office:value="1.24236537837473" calcext:value-type="float">
            <text:p>1.24236537837473</text:p>
          </table:table-cell>
          <table:table-cell table:formula="of:=[.O26]/[.$AZ25]" office:value-type="float" office:value="1.21665340657356" calcext:value-type="float">
            <text:p>1.21665340657356</text:p>
          </table:table-cell>
          <table:table-cell table:formula="of:=[.P26]/[.$AZ25]" office:value-type="float" office:value="1.21536379524438" calcext:value-type="float">
            <text:p>1.21536379524438</text:p>
          </table:table-cell>
          <table:table-cell table:formula="of:=[.Q26]/[.$AZ25]" office:value-type="float" office:value="1.21709065676671" calcext:value-type="float">
            <text:p>1.21709065676671</text:p>
          </table:table-cell>
          <table:table-cell table:formula="of:=[.R26]/[.$AZ25]" office:value-type="float" office:value="1.22033326624613" calcext:value-type="float">
            <text:p>1.22033326624613</text:p>
          </table:table-cell>
          <table:table-cell table:formula="of:=[.S26]/[.$AZ25]" office:value-type="float" office:value="1.17211397912272" calcext:value-type="float">
            <text:p>1.17211397912272</text:p>
          </table:table-cell>
          <table:table-cell table:formula="of:=[.T26]/[.$AZ25]" office:value-type="float" office:value="1.28218321535828" calcext:value-type="float">
            <text:p>1.28218321535828</text:p>
          </table:table-cell>
          <table:table-cell table:formula="of:=[.U26]/[.$AZ25]" office:value-type="float" office:value="1.24873080817578" calcext:value-type="float">
            <text:p>1.24873080817578</text:p>
          </table:table-cell>
          <table:table-cell table:formula="of:=[.V26]/[.$AZ25]" office:value-type="float" office:value="1.21659568638531" calcext:value-type="float">
            <text:p>1.21659568638531</text:p>
          </table:table-cell>
          <table:table-cell table:formula="of:=[.W26]/[.$AZ25]" office:value-type="float" office:value="1.2452905268188" calcext:value-type="float">
            <text:p>1.2452905268188</text:p>
          </table:table-cell>
          <table:table-cell table:formula="of:=[.X26]/[.$AZ25]" office:value-type="float" office:value="1.22960763539729" calcext:value-type="float">
            <text:p>1.22960763539729</text:p>
          </table:table-cell>
          <table:table-cell table:formula="of:=[.Y26]/[.$AZ25]" office:value-type="float" office:value="1.20300534945961" calcext:value-type="float">
            <text:p>1.20300534945961</text:p>
          </table:table-cell>
          <table:table-cell table:formula="of:=[.Z26]/[.$AZ25]" office:value-type="float" office:value="1.23283324509524" calcext:value-type="float">
            <text:p>1.23283324509524</text:p>
          </table:table-cell>
          <table:table-cell table:formula="of:=[.AA26]/[.$AZ25]" office:value-type="float" office:value="1.19108138646169" calcext:value-type="float">
            <text:p>1.19108138646169</text:p>
          </table:table-cell>
          <table:table-cell table:formula="of:=[.AB26]/[.$AZ25]" office:value-type="float" office:value="1.21275492180441" calcext:value-type="float">
            <text:p>1.21275492180441</text:p>
          </table:table-cell>
          <table:table-cell table:formula="of:=[.AC26]/[.$AZ25]" office:value-type="float" office:value="1.1782536676396" calcext:value-type="float">
            <text:p>1.1782536676396</text:p>
          </table:table-cell>
          <table:table-cell table:formula="of:=[.AD26]/[.$AZ25]" office:value-type="float" office:value="1.18185801665495" calcext:value-type="float">
            <text:p>1.18185801665495</text:p>
          </table:table-cell>
          <table:table-cell table:formula="of:=[.AE26]/[.$AZ25]" office:value-type="float" office:value="1.19546456267461" calcext:value-type="float">
            <text:p>1.19546456267461</text:p>
          </table:table-cell>
          <table:table-cell table:formula="of:=[.AF26]/[.$AZ25]" office:value-type="float" office:value="1.23549272253588" calcext:value-type="float">
            <text:p>1.23549272253588</text:p>
          </table:table-cell>
          <table:table-cell table:formula="of:=[.AG26]/[.$AZ25]" office:value-type="float" office:value="1.18565806082908" calcext:value-type="float">
            <text:p>1.18565806082908</text:p>
          </table:table-cell>
          <table:table-cell table:formula="of:=[.AH26]/[.$AZ25]" office:value-type="float" office:value="1.22272944474586" calcext:value-type="float">
            <text:p>1.22272944474586</text:p>
          </table:table-cell>
          <table:table-cell table:formula="of:=[.AI26]/[.$AZ25]" office:value-type="float" office:value="1.21484905767523" calcext:value-type="float">
            <text:p>1.21484905767523</text:p>
          </table:table-cell>
          <table:table-cell table:formula="of:=[.AJ26]/[.$AZ25]" office:value-type="float" office:value="1.19973269385479" calcext:value-type="float">
            <text:p>1.19973269385479</text:p>
          </table:table-cell>
          <table:table-cell table:formula="of:=[.AK26]/[.$AZ25]" office:value-type="float" office:value="1.18680653443768" calcext:value-type="float">
            <text:p>1.18680653443768</text:p>
          </table:table-cell>
          <table:table-cell table:formula="of:=[.AL26]/[.$AZ25]" office:value-type="float" office:value="1.21830357140739" calcext:value-type="float">
            <text:p>1.21830357140739</text:p>
          </table:table-cell>
          <table:table-cell table:formula="of:=[.AM26]/[.$AZ25]" office:value-type="float" office:value="1.23205837133522" calcext:value-type="float">
            <text:p>1.23205837133522</text:p>
          </table:table-cell>
          <table:table-cell table:formula="of:=[.AN26]/[.$AZ25]" office:value-type="float" office:value="1.27614592087397" calcext:value-type="float">
            <text:p>1.27614592087397</text:p>
          </table:table-cell>
          <table:table-cell table:formula="of:=[.AO26]/[.$AZ25]" office:value-type="float" office:value="1.20057793880322" calcext:value-type="float">
            <text:p>1.20057793880322</text:p>
          </table:table-cell>
          <table:table-cell table:formula="of:=[.AP26]/[.$AZ25]" office:value-type="float" office:value="1.18554657389014" calcext:value-type="float">
            <text:p>1.18554657389014</text:p>
          </table:table-cell>
          <table:table-cell table:formula="of:=[.AQ26]/[.$AZ25]" office:value-type="float" office:value="1.19227097582082" calcext:value-type="float">
            <text:p>1.19227097582082</text:p>
          </table:table-cell>
          <table:table-cell table:formula="of:=[.AR26]/[.$AZ25]" office:value-type="float" office:value="1.20515799620619" calcext:value-type="float">
            <text:p>1.20515799620619</text:p>
          </table:table-cell>
          <table:table-cell table:formula="of:=[.AS26]/[.$AZ25]" office:value-type="float" office:value="1.2693377060672" calcext:value-type="float">
            <text:p>1.2693377060672</text:p>
          </table:table-cell>
          <table:table-cell table:formula="of:=[.AT26]/[.$AZ25]" office:value-type="float" office:value="1.1847507469111" calcext:value-type="float">
            <text:p>1.1847507469111</text:p>
          </table:table-cell>
          <table:table-cell table:formula="of:=[.AU26]/[.$AZ25]" office:value-type="float" office:value="1.22529601640405" calcext:value-type="float">
            <text:p>1.22529601640405</text:p>
          </table:table-cell>
          <table:table-cell table:formula="of:=[.AV26]/[.$AZ25]" office:value-type="float" office:value="1.19379581668429" calcext:value-type="float">
            <text:p>1.19379581668429</text:p>
          </table:table-cell>
          <table:table-cell table:formula="of:=[.AW26]/[.$AZ25]" office:value-type="float" office:value="1.18255935647651" calcext:value-type="float">
            <text:p>1.18255935647651</text:p>
          </table:table-cell>
          <table:table-cell table:formula="of:=[.AX26]/[.$AZ25]" office:value-type="float" office:value="1.18101237636276" calcext:value-type="float">
            <text:p>1.18101237636276</text:p>
          </table:table-cell>
          <table:table-cell table:formula="of:=[.AY26]/[.$AZ25]" office:value-type="float" office:value="1.19218123278841" calcext:value-type="float">
            <text:p>1.19218123278841</text:p>
          </table:table-cell>
          <table:table-cell table:style-name="ce1" table:formula="of:=AVERAGE([.B27:.AY27])" office:value-type="float" office:value="1.21341425239855" calcext:value-type="float">
            <text:p>1.2134</text:p>
          </table:table-cell>
          <table:table-cell table:style-name="ce1" table:formula="of:=STDEV([.B27:.AY27])" office:value-type="float" office:value="0.025658960043596" calcext:value-type="float">
            <text:p>0.0257</text:p>
          </table:table-cell>
          <table:table-cell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health.clang.omp-tasks-tied -f inputs/health/large.input</text:p>
          </table:table-cell>
          <table:table-cell office:value-type="float" office:value="8.632424" calcext:value-type="float">
            <text:p>8.632424</text:p>
          </table:table-cell>
          <table:table-cell office:value-type="float" office:value="8.451215" calcext:value-type="float">
            <text:p>8.451215</text:p>
          </table:table-cell>
          <table:table-cell office:value-type="float" office:value="8.488346" calcext:value-type="float">
            <text:p>8.488346</text:p>
          </table:table-cell>
          <table:table-cell office:value-type="float" office:value="8.61968" calcext:value-type="float">
            <text:p>8.61968</text:p>
          </table:table-cell>
          <table:table-cell office:value-type="float" office:value="8.487898" calcext:value-type="float">
            <text:p>8.487898</text:p>
          </table:table-cell>
          <table:table-cell office:value-type="float" office:value="8.570916" calcext:value-type="float">
            <text:p>8.570916</text:p>
          </table:table-cell>
          <table:table-cell office:value-type="float" office:value="8.661873" calcext:value-type="float">
            <text:p>8.661873</text:p>
          </table:table-cell>
          <table:table-cell office:value-type="float" office:value="8.658346" calcext:value-type="float">
            <text:p>8.658346</text:p>
          </table:table-cell>
          <table:table-cell office:value-type="float" office:value="8.396176" calcext:value-type="float">
            <text:p>8.396176</text:p>
          </table:table-cell>
          <table:table-cell office:value-type="float" office:value="8.582916" calcext:value-type="float">
            <text:p>8.582916</text:p>
          </table:table-cell>
          <table:table-cell office:value-type="float" office:value="8.452978" calcext:value-type="float">
            <text:p>8.452978</text:p>
          </table:table-cell>
          <table:table-cell office:value-type="float" office:value="8.50299" calcext:value-type="float">
            <text:p>8.50299</text:p>
          </table:table-cell>
          <table:table-cell office:value-type="float" office:value="8.705634" calcext:value-type="float">
            <text:p>8.705634</text:p>
          </table:table-cell>
          <table:table-cell office:value-type="float" office:value="8.578094" calcext:value-type="float">
            <text:p>8.578094</text:p>
          </table:table-cell>
          <table:table-cell office:value-type="float" office:value="8.599145" calcext:value-type="float">
            <text:p>8.599145</text:p>
          </table:table-cell>
          <table:table-cell office:value-type="float" office:value="8.644448" calcext:value-type="float">
            <text:p>8.644448</text:p>
          </table:table-cell>
          <table:table-cell office:value-type="float" office:value="8.689657" calcext:value-type="float">
            <text:p>8.689657</text:p>
          </table:table-cell>
          <table:table-cell office:value-type="float" office:value="8.575652" calcext:value-type="float">
            <text:p>8.575652</text:p>
          </table:table-cell>
          <table:table-cell office:value-type="float" office:value="8.593877" calcext:value-type="float">
            <text:p>8.593877</text:p>
          </table:table-cell>
          <table:table-cell office:value-type="float" office:value="8.462751" calcext:value-type="float">
            <text:p>8.462751</text:p>
          </table:table-cell>
          <table:table-cell office:value-type="float" office:value="8.583627" calcext:value-type="float">
            <text:p>8.583627</text:p>
          </table:table-cell>
          <table:table-cell office:value-type="float" office:value="8.552719" calcext:value-type="float">
            <text:p>8.552719</text:p>
          </table:table-cell>
          <table:table-cell office:value-type="float" office:value="8.737127" calcext:value-type="float">
            <text:p>8.737127</text:p>
          </table:table-cell>
          <table:table-cell office:value-type="float" office:value="8.614489" calcext:value-type="float">
            <text:p>8.614489</text:p>
          </table:table-cell>
          <table:table-cell office:value-type="float" office:value="8.607396" calcext:value-type="float">
            <text:p>8.607396</text:p>
          </table:table-cell>
          <table:table-cell office:value-type="float" office:value="8.636272" calcext:value-type="float">
            <text:p>8.636272</text:p>
          </table:table-cell>
          <table:table-cell office:value-type="float" office:value="8.756307" calcext:value-type="float">
            <text:p>8.756307</text:p>
          </table:table-cell>
          <table:table-cell office:value-type="float" office:value="8.561484" calcext:value-type="float">
            <text:p>8.561484</text:p>
          </table:table-cell>
          <table:table-cell office:value-type="float" office:value="8.57492" calcext:value-type="float">
            <text:p>8.57492</text:p>
          </table:table-cell>
          <table:table-cell office:value-type="float" office:value="8.506486" calcext:value-type="float">
            <text:p>8.506486</text:p>
          </table:table-cell>
          <table:table-cell office:value-type="float" office:value="8.500565" calcext:value-type="float">
            <text:p>8.500565</text:p>
          </table:table-cell>
          <table:table-cell office:value-type="float" office:value="8.53631" calcext:value-type="float">
            <text:p>8.53631</text:p>
          </table:table-cell>
          <table:table-cell office:value-type="float" office:value="8.565802" calcext:value-type="float">
            <text:p>8.565802</text:p>
          </table:table-cell>
          <table:table-cell office:value-type="float" office:value="8.589152" calcext:value-type="float">
            <text:p>8.589152</text:p>
          </table:table-cell>
          <table:table-cell office:value-type="float" office:value="8.572945" calcext:value-type="float">
            <text:p>8.572945</text:p>
          </table:table-cell>
          <table:table-cell office:value-type="float" office:value="8.67703" calcext:value-type="float">
            <text:p>8.67703</text:p>
          </table:table-cell>
          <table:table-cell office:value-type="float" office:value="8.567268" calcext:value-type="float">
            <text:p>8.567268</text:p>
          </table:table-cell>
          <table:table-cell office:value-type="float" office:value="8.671684" calcext:value-type="float">
            <text:p>8.671684</text:p>
          </table:table-cell>
          <table:table-cell office:value-type="float" office:value="8.63753" calcext:value-type="float">
            <text:p>8.63753</text:p>
          </table:table-cell>
          <table:table-cell office:value-type="float" office:value="8.560604" calcext:value-type="float">
            <text:p>8.560604</text:p>
          </table:table-cell>
          <table:table-cell office:value-type="float" office:value="8.609481" calcext:value-type="float">
            <text:p>8.609481</text:p>
          </table:table-cell>
          <table:table-cell office:value-type="float" office:value="8.700367" calcext:value-type="float">
            <text:p>8.700367</text:p>
          </table:table-cell>
          <table:table-cell office:value-type="float" office:value="8.452908" calcext:value-type="float">
            <text:p>8.452908</text:p>
          </table:table-cell>
          <table:table-cell office:value-type="float" office:value="8.685345" calcext:value-type="float">
            <text:p>8.685345</text:p>
          </table:table-cell>
          <table:table-cell office:value-type="float" office:value="8.570057" calcext:value-type="float">
            <text:p>8.570057</text:p>
          </table:table-cell>
          <table:table-cell office:value-type="float" office:value="8.691543" calcext:value-type="float">
            <text:p>8.691543</text:p>
          </table:table-cell>
          <table:table-cell office:value-type="float" office:value="8.593116" calcext:value-type="float">
            <text:p>8.593116</text:p>
          </table:table-cell>
          <table:table-cell office:value-type="float" office:value="8.56796" calcext:value-type="float">
            <text:p>8.56796</text:p>
          </table:table-cell>
          <table:table-cell office:value-type="float" office:value="8.762186" calcext:value-type="float">
            <text:p>8.762186</text:p>
          </table:table-cell>
          <table:table-cell office:value-type="float" office:value="8.500419" calcext:value-type="float">
            <text:p>8.500419</text:p>
          </table:table-cell>
          <table:table-cell table:formula="of:=AVERAGE([.B29:.AY29])" office:value-type="float" office:value="8.5899623" calcext:value-type="float">
            <text:p>8.5899623</text:p>
          </table:table-cell>
          <table:table-cell/>
          <table:table-cell office:value-type="string" calcext:value-type="string">
            <text:p>health.clang.omp-tasks-tied -f inputs/health/large.input</text:p>
          </table:table-cell>
        </table:table-row>
        <table:table-row table:style-name="ro1">
          <table:table-cell office:value-type="string" calcext:value-type="string">
            <text:p>health.clang.omp-tasks-tied -f inputs/health/large.input</text:p>
          </table:table-cell>
          <table:table-cell office:value-type="float" office:value="9.053388" calcext:value-type="float">
            <text:p>9.053388</text:p>
          </table:table-cell>
          <table:table-cell office:value-type="float" office:value="9.229642" calcext:value-type="float">
            <text:p>9.229642</text:p>
          </table:table-cell>
          <table:table-cell office:value-type="float" office:value="9.175654" calcext:value-type="float">
            <text:p>9.175654</text:p>
          </table:table-cell>
          <table:table-cell office:value-type="float" office:value="9.231167" calcext:value-type="float">
            <text:p>9.231167</text:p>
          </table:table-cell>
          <table:table-cell office:value-type="float" office:value="9.295339" calcext:value-type="float">
            <text:p>9.295339</text:p>
          </table:table-cell>
          <table:table-cell office:value-type="float" office:value="9.332577" calcext:value-type="float">
            <text:p>9.332577</text:p>
          </table:table-cell>
          <table:table-cell office:value-type="float" office:value="9.053343" calcext:value-type="float">
            <text:p>9.053343</text:p>
          </table:table-cell>
          <table:table-cell office:value-type="float" office:value="9.05819" calcext:value-type="float">
            <text:p>9.05819</text:p>
          </table:table-cell>
          <table:table-cell office:value-type="float" office:value="9.119479" calcext:value-type="float">
            <text:p>9.119479</text:p>
          </table:table-cell>
          <table:table-cell office:value-type="float" office:value="9.267262" calcext:value-type="float">
            <text:p>9.267262</text:p>
          </table:table-cell>
          <table:table-cell office:value-type="float" office:value="9.21053" calcext:value-type="float">
            <text:p>9.21053</text:p>
          </table:table-cell>
          <table:table-cell office:value-type="float" office:value="9.183568" calcext:value-type="float">
            <text:p>9.183568</text:p>
          </table:table-cell>
          <table:table-cell office:value-type="float" office:value="9.208476" calcext:value-type="float">
            <text:p>9.208476</text:p>
          </table:table-cell>
          <table:table-cell office:value-type="float" office:value="9.136219" calcext:value-type="float">
            <text:p>9.136219</text:p>
          </table:table-cell>
          <table:table-cell office:value-type="float" office:value="9.10148" calcext:value-type="float">
            <text:p>9.10148</text:p>
          </table:table-cell>
          <table:table-cell office:value-type="float" office:value="9.266419" calcext:value-type="float">
            <text:p>9.266419</text:p>
          </table:table-cell>
          <table:table-cell office:value-type="float" office:value="9.192541" calcext:value-type="float">
            <text:p>9.192541</text:p>
          </table:table-cell>
          <table:table-cell office:value-type="float" office:value="9.07052" calcext:value-type="float">
            <text:p>9.07052</text:p>
          </table:table-cell>
          <table:table-cell office:value-type="float" office:value="9.268082" calcext:value-type="float">
            <text:p>9.268082</text:p>
          </table:table-cell>
          <table:table-cell office:value-type="float" office:value="9.149256" calcext:value-type="float">
            <text:p>9.149256</text:p>
          </table:table-cell>
          <table:table-cell office:value-type="float" office:value="9.175448" calcext:value-type="float">
            <text:p>9.175448</text:p>
          </table:table-cell>
          <table:table-cell office:value-type="float" office:value="9.205369" calcext:value-type="float">
            <text:p>9.205369</text:p>
          </table:table-cell>
          <table:table-cell office:value-type="float" office:value="9.497419" calcext:value-type="float">
            <text:p>9.497419</text:p>
          </table:table-cell>
          <table:table-cell office:value-type="float" office:value="9.128352" calcext:value-type="float">
            <text:p>9.128352</text:p>
          </table:table-cell>
          <table:table-cell office:value-type="float" office:value="9.148164" calcext:value-type="float">
            <text:p>9.148164</text:p>
          </table:table-cell>
          <table:table-cell office:value-type="float" office:value="9.192278" calcext:value-type="float">
            <text:p>9.192278</text:p>
          </table:table-cell>
          <table:table-cell office:value-type="float" office:value="9.251238" calcext:value-type="float">
            <text:p>9.251238</text:p>
          </table:table-cell>
          <table:table-cell office:value-type="float" office:value="9.151604" calcext:value-type="float">
            <text:p>9.151604</text:p>
          </table:table-cell>
          <table:table-cell office:value-type="float" office:value="9.249224" calcext:value-type="float">
            <text:p>9.249224</text:p>
          </table:table-cell>
          <table:table-cell office:value-type="float" office:value="9.153624" calcext:value-type="float">
            <text:p>9.153624</text:p>
          </table:table-cell>
          <table:table-cell office:value-type="float" office:value="9.283107" calcext:value-type="float">
            <text:p>9.283107</text:p>
          </table:table-cell>
          <table:table-cell office:value-type="float" office:value="9.190921" calcext:value-type="float">
            <text:p>9.190921</text:p>
          </table:table-cell>
          <table:table-cell office:value-type="float" office:value="9.215514" calcext:value-type="float">
            <text:p>9.215514</text:p>
          </table:table-cell>
          <table:table-cell office:value-type="float" office:value="9.093782" calcext:value-type="float">
            <text:p>9.093782</text:p>
          </table:table-cell>
          <table:table-cell office:value-type="float" office:value="9.098892" calcext:value-type="float">
            <text:p>9.098892</text:p>
          </table:table-cell>
          <table:table-cell office:value-type="float" office:value="9.263879" calcext:value-type="float">
            <text:p>9.263879</text:p>
          </table:table-cell>
          <table:table-cell office:value-type="float" office:value="9.257102" calcext:value-type="float">
            <text:p>9.257102</text:p>
          </table:table-cell>
          <table:table-cell office:value-type="float" office:value="9.438702" calcext:value-type="float">
            <text:p>9.438702</text:p>
          </table:table-cell>
          <table:table-cell office:value-type="float" office:value="9.205187" calcext:value-type="float">
            <text:p>9.205187</text:p>
          </table:table-cell>
          <table:table-cell office:value-type="float" office:value="9.091551" calcext:value-type="float">
            <text:p>9.091551</text:p>
          </table:table-cell>
          <table:table-cell office:value-type="float" office:value="9.128121" calcext:value-type="float">
            <text:p>9.128121</text:p>
          </table:table-cell>
          <table:table-cell office:value-type="float" office:value="9.130063" calcext:value-type="float">
            <text:p>9.130063</text:p>
          </table:table-cell>
          <table:table-cell office:value-type="float" office:value="9.10552" calcext:value-type="float">
            <text:p>9.10552</text:p>
          </table:table-cell>
          <table:table-cell office:value-type="float" office:value="9.277565" calcext:value-type="float">
            <text:p>9.277565</text:p>
          </table:table-cell>
          <table:table-cell office:value-type="float" office:value="9.072647" calcext:value-type="float">
            <text:p>9.072647</text:p>
          </table:table-cell>
          <table:table-cell office:value-type="float" office:value="9.168645" calcext:value-type="float">
            <text:p>9.168645</text:p>
          </table:table-cell>
          <table:table-cell office:value-type="float" office:value="9.046672" calcext:value-type="float">
            <text:p>9.046672</text:p>
          </table:table-cell>
          <table:table-cell office:value-type="float" office:value="9.185352" calcext:value-type="float">
            <text:p>9.185352</text:p>
          </table:table-cell>
          <table:table-cell office:value-type="float" office:value="9.210996" calcext:value-type="float">
            <text:p>9.210996</text:p>
          </table:table-cell>
          <table:table-cell office:value-type="float" office:value="9.144079" calcext:value-type="float">
            <text:p>9.144079</text:p>
          </table:table-cell>
          <table:table-cell table:number-columns-repeated="2"/>
          <table:table-cell office:value-type="string" calcext:value-type="string">
            <text:p>health.clang.omp-tasks-tied -f inputs/health/large.input</text:p>
          </table:table-cell>
        </table:table-row>
        <table:table-row table:style-name="ro1">
          <table:table-cell/>
          <table:table-cell table:formula="of:=[.B30]/[.$AZ29]" office:value-type="float" office:value="1.05394967798636" calcext:value-type="float">
            <text:p>1.05394967798636</text:p>
          </table:table-cell>
          <table:table-cell table:formula="of:=[.C30]/[.$AZ29]" office:value-type="float" office:value="1.07446827793412" calcext:value-type="float">
            <text:p>1.07446827793412</text:p>
          </table:table-cell>
          <table:table-cell table:formula="of:=[.D30]/[.$AZ29]" office:value-type="float" office:value="1.06818326781248" calcext:value-type="float">
            <text:p>1.06818326781248</text:p>
          </table:table-cell>
          <table:table-cell table:formula="of:=[.E30]/[.$AZ29]" office:value-type="float" office:value="1.07464581072725" calcext:value-type="float">
            <text:p>1.07464581072725</text:p>
          </table:table-cell>
          <table:table-cell table:formula="of:=[.F30]/[.$AZ29]" office:value-type="float" office:value="1.08211639066216" calcext:value-type="float">
            <text:p>1.08211639066216</text:p>
          </table:table-cell>
          <table:table-cell table:formula="of:=[.G30]/[.$AZ29]" office:value-type="float" office:value="1.08645145043302" calcext:value-type="float">
            <text:p>1.08645145043302</text:p>
          </table:table-cell>
          <table:table-cell table:formula="of:=[.H30]/[.$AZ29]" office:value-type="float" office:value="1.05394443931378" calcext:value-type="float">
            <text:p>1.05394443931378</text:p>
          </table:table-cell>
          <table:table-cell table:formula="of:=[.I30]/[.$AZ29]" office:value-type="float" office:value="1.05450870255857" calcext:value-type="float">
            <text:p>1.05450870255857</text:p>
          </table:table-cell>
          <table:table-cell table:formula="of:=[.J30]/[.$AZ29]" office:value-type="float" office:value="1.06164365820325" calcext:value-type="float">
            <text:p>1.06164365820325</text:p>
          </table:table-cell>
          <table:table-cell table:formula="of:=[.K30]/[.$AZ29]" office:value-type="float" office:value="1.07884780821448" calcext:value-type="float">
            <text:p>1.07884780821448</text:p>
          </table:table-cell>
          <table:table-cell table:formula="of:=[.L30]/[.$AZ29]" office:value-type="float" office:value="1.07224335548015" calcext:value-type="float">
            <text:p>1.07224335548015</text:p>
          </table:table-cell>
          <table:table-cell table:formula="of:=[.M30]/[.$AZ29]" office:value-type="float" office:value="1.06910457569761" calcext:value-type="float">
            <text:p>1.06910457569761</text:p>
          </table:table-cell>
          <table:table-cell table:formula="of:=[.N30]/[.$AZ29]" office:value-type="float" office:value="1.07200423918042" calcext:value-type="float">
            <text:p>1.07200423918042</text:p>
          </table:table-cell>
          <table:table-cell table:formula="of:=[.O30]/[.$AZ29]" office:value-type="float" office:value="1.06359244440456" calcext:value-type="float">
            <text:p>1.06359244440456</text:p>
          </table:table-cell>
          <table:table-cell table:formula="of:=[.P30]/[.$AZ29]" office:value-type="float" office:value="1.05954830558453" calcext:value-type="float">
            <text:p>1.05954830558453</text:p>
          </table:table-cell>
          <table:table-cell table:formula="of:=[.Q30]/[.$AZ29]" office:value-type="float" office:value="1.07874967041473" calcext:value-type="float">
            <text:p>1.07874967041473</text:p>
          </table:table-cell>
          <table:table-cell table:formula="of:=[.R30]/[.$AZ29]" office:value-type="float" office:value="1.0701491670109" calcext:value-type="float">
            <text:p>1.0701491670109</text:p>
          </table:table-cell>
          <table:table-cell table:formula="of:=[.S30]/[.$AZ29]" office:value-type="float" office:value="1.05594409884663" calcext:value-type="float">
            <text:p>1.05594409884663</text:p>
          </table:table-cell>
          <table:table-cell table:formula="of:=[.T30]/[.$AZ29]" office:value-type="float" office:value="1.07894326847046" calcext:value-type="float">
            <text:p>1.07894326847046</text:p>
          </table:table-cell>
          <table:table-cell table:formula="of:=[.U30]/[.$AZ29]" office:value-type="float" office:value="1.06511014605966" calcext:value-type="float">
            <text:p>1.06511014605966</text:p>
          </table:table-cell>
          <table:table-cell table:formula="of:=[.V30]/[.$AZ29]" office:value-type="float" office:value="1.06815928633354" calcext:value-type="float">
            <text:p>1.06815928633354</text:p>
          </table:table-cell>
          <table:table-cell table:formula="of:=[.W30]/[.$AZ29]" office:value-type="float" office:value="1.07164253794222" calcext:value-type="float">
            <text:p>1.07164253794222</text:p>
          </table:table-cell>
          <table:table-cell table:formula="of:=[.X30]/[.$AZ29]" office:value-type="float" office:value="1.10564152301344" calcext:value-type="float">
            <text:p>1.10564152301344</text:p>
          </table:table-cell>
          <table:table-cell table:formula="of:=[.Y30]/[.$AZ29]" office:value-type="float" office:value="1.0626766080219" calcext:value-type="float">
            <text:p>1.0626766080219</text:p>
          </table:table-cell>
          <table:table-cell table:formula="of:=[.Z30]/[.$AZ29]" office:value-type="float" office:value="1.06498302093829" calcext:value-type="float">
            <text:p>1.06498302093829</text:p>
          </table:table-cell>
          <table:table-cell table:formula="of:=[.AA30]/[.$AZ29]" office:value-type="float" office:value="1.07011854988002" calcext:value-type="float">
            <text:p>1.07011854988002</text:p>
          </table:table-cell>
          <table:table-cell table:formula="of:=[.AB30]/[.$AZ29]" office:value-type="float" office:value="1.07698237511473" calcext:value-type="float">
            <text:p>1.07698237511473</text:p>
          </table:table-cell>
          <table:table-cell table:formula="of:=[.AC30]/[.$AZ29]" office:value-type="float" office:value="1.06538348835361" calcext:value-type="float">
            <text:p>1.06538348835361</text:p>
          </table:table-cell>
          <table:table-cell table:formula="of:=[.AD30]/[.$AZ29]" office:value-type="float" office:value="1.07674791541285" calcext:value-type="float">
            <text:p>1.07674791541285</text:p>
          </table:table-cell>
          <table:table-cell table:formula="of:=[.AE30]/[.$AZ29]" office:value-type="float" office:value="1.06561864654517" calcext:value-type="float">
            <text:p>1.06561864654517</text:p>
          </table:table-cell>
          <table:table-cell table:formula="of:=[.AF30]/[.$AZ29]" office:value-type="float" office:value="1.08069240303884" calcext:value-type="float">
            <text:p>1.08069240303884</text:p>
          </table:table-cell>
          <table:table-cell table:formula="of:=[.AG30]/[.$AZ29]" office:value-type="float" office:value="1.06996057479787" calcext:value-type="float">
            <text:p>1.06996057479787</text:p>
          </table:table-cell>
          <table:table-cell table:formula="of:=[.AH30]/[.$AZ29]" office:value-type="float" office:value="1.07282356757258" calcext:value-type="float">
            <text:p>1.07282356757258</text:p>
          </table:table-cell>
          <table:table-cell table:formula="of:=[.AI30]/[.$AZ29]" office:value-type="float" office:value="1.0586521433278" calcext:value-type="float">
            <text:p>1.0586521433278</text:p>
          </table:table-cell>
          <table:table-cell table:formula="of:=[.AJ30]/[.$AZ29]" office:value-type="float" office:value="1.05924702370347" calcext:value-type="float">
            <text:p>1.05924702370347</text:p>
          </table:table-cell>
          <table:table-cell table:formula="of:=[.AK30]/[.$AZ29]" office:value-type="float" office:value="1.0784539764511" calcext:value-type="float">
            <text:p>1.0784539764511</text:p>
          </table:table-cell>
          <table:table-cell table:formula="of:=[.AL30]/[.$AZ29]" office:value-type="float" office:value="1.07766503235992" calcext:value-type="float">
            <text:p>1.07766503235992</text:p>
          </table:table-cell>
          <table:table-cell table:formula="of:=[.AM30]/[.$AZ29]" office:value-type="float" office:value="1.09880598661067" calcext:value-type="float">
            <text:p>1.09880598661067</text:p>
          </table:table-cell>
          <table:table-cell table:formula="of:=[.AN30]/[.$AZ29]" office:value-type="float" office:value="1.07162135042199" calcext:value-type="float">
            <text:p>1.07162135042199</text:p>
          </table:table-cell>
          <table:table-cell table:formula="of:=[.AO30]/[.$AZ29]" office:value-type="float" office:value="1.05839242158257" calcext:value-type="float">
            <text:p>1.05839242158257</text:p>
          </table:table-cell>
          <table:table-cell table:formula="of:=[.AP30]/[.$AZ29]" office:value-type="float" office:value="1.0626497161693" calcext:value-type="float">
            <text:p>1.0626497161693</text:p>
          </table:table-cell>
          <table:table-cell table:formula="of:=[.AQ30]/[.$AZ29]" office:value-type="float" office:value="1.06287579399504" calcext:value-type="float">
            <text:p>1.06287579399504</text:p>
          </table:table-cell>
          <table:table-cell table:formula="of:=[.AR30]/[.$AZ29]" office:value-type="float" office:value="1.06001862196764" calcext:value-type="float">
            <text:p>1.06001862196764</text:p>
          </table:table-cell>
          <table:table-cell table:formula="of:=[.AS30]/[.$AZ29]" office:value-type="float" office:value="1.08004723140636" calcext:value-type="float">
            <text:p>1.08004723140636</text:p>
          </table:table-cell>
          <table:table-cell table:formula="of:=[.AT30]/[.$AZ29]" office:value-type="float" office:value="1.05619171343744" calcext:value-type="float">
            <text:p>1.05619171343744</text:p>
          </table:table-cell>
          <table:table-cell table:formula="of:=[.AU30]/[.$AZ29]" office:value-type="float" office:value="1.06736731545376" calcext:value-type="float">
            <text:p>1.06736731545376</text:p>
          </table:table-cell>
          <table:table-cell table:formula="of:=[.AV30]/[.$AZ29]" office:value-type="float" office:value="1.05316783520691" calcext:value-type="float">
            <text:p>1.05316783520691</text:p>
          </table:table-cell>
          <table:table-cell table:formula="of:=[.AW30]/[.$AZ29]" office:value-type="float" office:value="1.06931225996184" calcext:value-type="float">
            <text:p>1.06931225996184</text:p>
          </table:table-cell>
          <table:table-cell table:formula="of:=[.AX30]/[.$AZ29]" office:value-type="float" office:value="1.07229760484513" calcext:value-type="float">
            <text:p>1.07229760484513</text:p>
          </table:table-cell>
          <table:table-cell table:formula="of:=[.AY30]/[.$AZ29]" office:value-type="float" office:value="1.06450746588259" calcext:value-type="float">
            <text:p>1.06450746588259</text:p>
          </table:table-cell>
          <table:table-cell table:style-name="ce1" table:formula="of:=AVERAGE([.B31:.AY31])" office:value-type="float" office:value="1.06953705489487" calcext:value-type="float">
            <text:p>1.0695</text:p>
          </table:table-cell>
          <table:table-cell table:style-name="ce1" table:formula="of:=STDEV([.B31:.AY31])" office:value-type="float" office:value="0.0107566318273407" calcext:value-type="float">
            <text:p>0.0108</text:p>
          </table:table-cell>
          <table:table-cell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fib.clang.omp-tasks-tied -n 30</text:p>
          </table:table-cell>
          <table:table-cell office:value-type="float" office:value="0.127803" calcext:value-type="float">
            <text:p>0.127803</text:p>
          </table:table-cell>
          <table:table-cell office:value-type="float" office:value="0.142949" calcext:value-type="float">
            <text:p>0.142949</text:p>
          </table:table-cell>
          <table:table-cell office:value-type="float" office:value="0.112143" calcext:value-type="float">
            <text:p>0.112143</text:p>
          </table:table-cell>
          <table:table-cell office:value-type="float" office:value="0.10786" calcext:value-type="float">
            <text:p>0.10786</text:p>
          </table:table-cell>
          <table:table-cell office:value-type="float" office:value="0.101842" calcext:value-type="float">
            <text:p>0.101842</text:p>
          </table:table-cell>
          <table:table-cell office:value-type="float" office:value="0.087627" calcext:value-type="float">
            <text:p>0.087627</text:p>
          </table:table-cell>
          <table:table-cell office:value-type="float" office:value="0.15271" calcext:value-type="float">
            <text:p>0.15271</text:p>
          </table:table-cell>
          <table:table-cell office:value-type="float" office:value="0.122866" calcext:value-type="float">
            <text:p>0.122866</text:p>
          </table:table-cell>
          <table:table-cell office:value-type="float" office:value="0.101664" calcext:value-type="float">
            <text:p>0.101664</text:p>
          </table:table-cell>
          <table:table-cell office:value-type="float" office:value="0.102621" calcext:value-type="float">
            <text:p>0.102621</text:p>
          </table:table-cell>
          <table:table-cell office:value-type="float" office:value="0.062185" calcext:value-type="float">
            <text:p>0.062185</text:p>
          </table:table-cell>
          <table:table-cell office:value-type="float" office:value="0.088334" calcext:value-type="float">
            <text:p>0.088334</text:p>
          </table:table-cell>
          <table:table-cell office:value-type="float" office:value="0.111512" calcext:value-type="float">
            <text:p>0.111512</text:p>
          </table:table-cell>
          <table:table-cell office:value-type="float" office:value="0.098726" calcext:value-type="float">
            <text:p>0.098726</text:p>
          </table:table-cell>
          <table:table-cell office:value-type="float" office:value="0.079942" calcext:value-type="float">
            <text:p>0.079942</text:p>
          </table:table-cell>
          <table:table-cell office:value-type="float" office:value="0.139539" calcext:value-type="float">
            <text:p>0.139539</text:p>
          </table:table-cell>
          <table:table-cell office:value-type="float" office:value="0.156932" calcext:value-type="float">
            <text:p>0.156932</text:p>
          </table:table-cell>
          <table:table-cell office:value-type="float" office:value="0.098246" calcext:value-type="float">
            <text:p>0.098246</text:p>
          </table:table-cell>
          <table:table-cell office:value-type="float" office:value="0.086443" calcext:value-type="float">
            <text:p>0.086443</text:p>
          </table:table-cell>
          <table:table-cell office:value-type="float" office:value="0.109633" calcext:value-type="float">
            <text:p>0.109633</text:p>
          </table:table-cell>
          <table:table-cell office:value-type="float" office:value="0.098402" calcext:value-type="float">
            <text:p>0.098402</text:p>
          </table:table-cell>
          <table:table-cell office:value-type="float" office:value="0.098522" calcext:value-type="float">
            <text:p>0.098522</text:p>
          </table:table-cell>
          <table:table-cell office:value-type="float" office:value="0.09643" calcext:value-type="float">
            <text:p>0.09643</text:p>
          </table:table-cell>
          <table:table-cell office:value-type="float" office:value="0.102708" calcext:value-type="float">
            <text:p>0.102708</text:p>
          </table:table-cell>
          <table:table-cell office:value-type="float" office:value="0.062372" calcext:value-type="float">
            <text:p>0.062372</text:p>
          </table:table-cell>
          <table:table-cell office:value-type="float" office:value="0.07811" calcext:value-type="float">
            <text:p>0.07811</text:p>
          </table:table-cell>
          <table:table-cell office:value-type="float" office:value="0.148508" calcext:value-type="float">
            <text:p>0.148508</text:p>
          </table:table-cell>
          <table:table-cell office:value-type="float" office:value="0.092162" calcext:value-type="float">
            <text:p>0.092162</text:p>
          </table:table-cell>
          <table:table-cell office:value-type="float" office:value="0.097356" calcext:value-type="float">
            <text:p>0.097356</text:p>
          </table:table-cell>
          <table:table-cell office:value-type="float" office:value="0.071265" calcext:value-type="float">
            <text:p>0.071265</text:p>
          </table:table-cell>
          <table:table-cell office:value-type="float" office:value="0.101341" calcext:value-type="float">
            <text:p>0.101341</text:p>
          </table:table-cell>
          <table:table-cell office:value-type="float" office:value="0.059578" calcext:value-type="float">
            <text:p>0.059578</text:p>
          </table:table-cell>
          <table:table-cell office:value-type="float" office:value="0.143815" calcext:value-type="float">
            <text:p>0.143815</text:p>
          </table:table-cell>
          <table:table-cell office:value-type="float" office:value="0.122008" calcext:value-type="float">
            <text:p>0.122008</text:p>
          </table:table-cell>
          <table:table-cell office:value-type="float" office:value="0.113951" calcext:value-type="float">
            <text:p>0.113951</text:p>
          </table:table-cell>
          <table:table-cell office:value-type="float" office:value="0.123321" calcext:value-type="float">
            <text:p>0.123321</text:p>
          </table:table-cell>
          <table:table-cell office:value-type="float" office:value="0.094912" calcext:value-type="float">
            <text:p>0.094912</text:p>
          </table:table-cell>
          <table:table-cell office:value-type="float" office:value="0.117649" calcext:value-type="float">
            <text:p>0.117649</text:p>
          </table:table-cell>
          <table:table-cell office:value-type="float" office:value="0.098767" calcext:value-type="float">
            <text:p>0.098767</text:p>
          </table:table-cell>
          <table:table-cell office:value-type="float" office:value="0.150983" calcext:value-type="float">
            <text:p>0.150983</text:p>
          </table:table-cell>
          <table:table-cell office:value-type="float" office:value="0.131248" calcext:value-type="float">
            <text:p>0.131248</text:p>
          </table:table-cell>
          <table:table-cell office:value-type="float" office:value="0.080443" calcext:value-type="float">
            <text:p>0.080443</text:p>
          </table:table-cell>
          <table:table-cell office:value-type="float" office:value="0.167454" calcext:value-type="float">
            <text:p>0.167454</text:p>
          </table:table-cell>
          <table:table-cell office:value-type="float" office:value="0.085634" calcext:value-type="float">
            <text:p>0.085634</text:p>
          </table:table-cell>
          <table:table-cell office:value-type="float" office:value="0.130676" calcext:value-type="float">
            <text:p>0.130676</text:p>
          </table:table-cell>
          <table:table-cell office:value-type="float" office:value="0.096375" calcext:value-type="float">
            <text:p>0.096375</text:p>
          </table:table-cell>
          <table:table-cell office:value-type="float" office:value="0.107447" calcext:value-type="float">
            <text:p>0.107447</text:p>
          </table:table-cell>
          <table:table-cell office:value-type="float" office:value="0.124516" calcext:value-type="float">
            <text:p>0.124516</text:p>
          </table:table-cell>
          <table:table-cell office:value-type="float" office:value="0.096492" calcext:value-type="float">
            <text:p>0.096492</text:p>
          </table:table-cell>
          <table:table-cell office:value-type="float" office:value="0.178345" calcext:value-type="float">
            <text:p>0.178345</text:p>
          </table:table-cell>
          <table:table-cell table:formula="of:=AVERAGE([.B33:.AY33])" office:value-type="float" office:value="0.10924734" calcext:value-type="float">
            <text:p>0.10924734</text:p>
          </table:table-cell>
          <table:table-cell/>
          <table:table-cell office:value-type="string" calcext:value-type="string">
            <text:p>fib.clang.omp-tasks-tied -n 30</text:p>
          </table:table-cell>
        </table:table-row>
        <table:table-row table:style-name="ro1">
          <table:table-cell office:value-type="string" calcext:value-type="string">
            <text:p>fib.clang.omp-tasks-tied -n 30</text:p>
          </table:table-cell>
          <table:table-cell office:value-type="float" office:value="0.117223" calcext:value-type="float">
            <text:p>0.117223</text:p>
          </table:table-cell>
          <table:table-cell office:value-type="float" office:value="0.097497" calcext:value-type="float">
            <text:p>0.097497</text:p>
          </table:table-cell>
          <table:table-cell office:value-type="float" office:value="0.112326" calcext:value-type="float">
            <text:p>0.112326</text:p>
          </table:table-cell>
          <table:table-cell office:value-type="float" office:value="0.127032" calcext:value-type="float">
            <text:p>0.127032</text:p>
          </table:table-cell>
          <table:table-cell office:value-type="float" office:value="0.130078" calcext:value-type="float">
            <text:p>0.130078</text:p>
          </table:table-cell>
          <table:table-cell office:value-type="float" office:value="0.129668" calcext:value-type="float">
            <text:p>0.129668</text:p>
          </table:table-cell>
          <table:table-cell office:value-type="float" office:value="0.13776" calcext:value-type="float">
            <text:p>0.13776</text:p>
          </table:table-cell>
          <table:table-cell office:value-type="float" office:value="0.095936" calcext:value-type="float">
            <text:p>0.095936</text:p>
          </table:table-cell>
          <table:table-cell office:value-type="float" office:value="0.09706" calcext:value-type="float">
            <text:p>0.09706</text:p>
          </table:table-cell>
          <table:table-cell office:value-type="float" office:value="0.113361" calcext:value-type="float">
            <text:p>0.113361</text:p>
          </table:table-cell>
          <table:table-cell office:value-type="float" office:value="0.104493" calcext:value-type="float">
            <text:p>0.104493</text:p>
          </table:table-cell>
          <table:table-cell office:value-type="float" office:value="0.127741" calcext:value-type="float">
            <text:p>0.127741</text:p>
          </table:table-cell>
          <table:table-cell office:value-type="float" office:value="0.094321" calcext:value-type="float">
            <text:p>0.094321</text:p>
          </table:table-cell>
          <table:table-cell office:value-type="float" office:value="0.136544" calcext:value-type="float">
            <text:p>0.136544</text:p>
          </table:table-cell>
          <table:table-cell office:value-type="float" office:value="0.111187" calcext:value-type="float">
            <text:p>0.111187</text:p>
          </table:table-cell>
          <table:table-cell office:value-type="float" office:value="0.16067" calcext:value-type="float">
            <text:p>0.16067</text:p>
          </table:table-cell>
          <table:table-cell office:value-type="float" office:value="0.152126" calcext:value-type="float">
            <text:p>0.152126</text:p>
          </table:table-cell>
          <table:table-cell office:value-type="float" office:value="0.133774" calcext:value-type="float">
            <text:p>0.133774</text:p>
          </table:table-cell>
          <table:table-cell office:value-type="float" office:value="0.159175" calcext:value-type="float">
            <text:p>0.159175</text:p>
          </table:table-cell>
          <table:table-cell office:value-type="float" office:value="0.121099" calcext:value-type="float">
            <text:p>0.121099</text:p>
          </table:table-cell>
          <table:table-cell office:value-type="float" office:value="0.095414" calcext:value-type="float">
            <text:p>0.095414</text:p>
          </table:table-cell>
          <table:table-cell office:value-type="float" office:value="0.098343" calcext:value-type="float">
            <text:p>0.098343</text:p>
          </table:table-cell>
          <table:table-cell office:value-type="float" office:value="0.103152" calcext:value-type="float">
            <text:p>0.103152</text:p>
          </table:table-cell>
          <table:table-cell office:value-type="float" office:value="0.117502" calcext:value-type="float">
            <text:p>0.117502</text:p>
          </table:table-cell>
          <table:table-cell office:value-type="float" office:value="0.126702" calcext:value-type="float">
            <text:p>0.126702</text:p>
          </table:table-cell>
          <table:table-cell office:value-type="float" office:value="0.116151" calcext:value-type="float">
            <text:p>0.116151</text:p>
          </table:table-cell>
          <table:table-cell office:value-type="float" office:value="0.116343" calcext:value-type="float">
            <text:p>0.116343</text:p>
          </table:table-cell>
          <table:table-cell office:value-type="float" office:value="0.132251" calcext:value-type="float">
            <text:p>0.132251</text:p>
          </table:table-cell>
          <table:table-cell office:value-type="float" office:value="0.13142" calcext:value-type="float">
            <text:p>0.13142</text:p>
          </table:table-cell>
          <table:table-cell office:value-type="float" office:value="0.139658" calcext:value-type="float">
            <text:p>0.139658</text:p>
          </table:table-cell>
          <table:table-cell office:value-type="float" office:value="0.09472" calcext:value-type="float">
            <text:p>0.09472</text:p>
          </table:table-cell>
          <table:table-cell office:value-type="float" office:value="0.107962" calcext:value-type="float">
            <text:p>0.107962</text:p>
          </table:table-cell>
          <table:table-cell office:value-type="float" office:value="0.096534" calcext:value-type="float">
            <text:p>0.096534</text:p>
          </table:table-cell>
          <table:table-cell office:value-type="float" office:value="0.112367" calcext:value-type="float">
            <text:p>0.112367</text:p>
          </table:table-cell>
          <table:table-cell office:value-type="float" office:value="0.123103" calcext:value-type="float">
            <text:p>0.123103</text:p>
          </table:table-cell>
          <table:table-cell office:value-type="float" office:value="0.128688" calcext:value-type="float">
            <text:p>0.128688</text:p>
          </table:table-cell>
          <table:table-cell office:value-type="float" office:value="0.161272" calcext:value-type="float">
            <text:p>0.161272</text:p>
          </table:table-cell>
          <table:table-cell office:value-type="float" office:value="0.105194" calcext:value-type="float">
            <text:p>0.105194</text:p>
          </table:table-cell>
          <table:table-cell office:value-type="float" office:value="0.152528" calcext:value-type="float">
            <text:p>0.152528</text:p>
          </table:table-cell>
          <table:table-cell office:value-type="float" office:value="0.195717" calcext:value-type="float">
            <text:p>0.195717</text:p>
          </table:table-cell>
          <table:table-cell office:value-type="float" office:value="0.115708" calcext:value-type="float">
            <text:p>0.115708</text:p>
          </table:table-cell>
          <table:table-cell office:value-type="float" office:value="0.095255" calcext:value-type="float">
            <text:p>0.095255</text:p>
          </table:table-cell>
          <table:table-cell office:value-type="float" office:value="0.129471" calcext:value-type="float">
            <text:p>0.129471</text:p>
          </table:table-cell>
          <table:table-cell office:value-type="float" office:value="0.098967" calcext:value-type="float">
            <text:p>0.098967</text:p>
          </table:table-cell>
          <table:table-cell office:value-type="float" office:value="0.129867" calcext:value-type="float">
            <text:p>0.129867</text:p>
          </table:table-cell>
          <table:table-cell office:value-type="float" office:value="0.103999" calcext:value-type="float">
            <text:p>0.103999</text:p>
          </table:table-cell>
          <table:table-cell office:value-type="float" office:value="0.139181" calcext:value-type="float">
            <text:p>0.139181</text:p>
          </table:table-cell>
          <table:table-cell office:value-type="float" office:value="0.126462" calcext:value-type="float">
            <text:p>0.126462</text:p>
          </table:table-cell>
          <table:table-cell office:value-type="float" office:value="0.151153" calcext:value-type="float">
            <text:p>0.151153</text:p>
          </table:table-cell>
          <table:table-cell office:value-type="float" office:value="0.135281" calcext:value-type="float">
            <text:p>0.135281</text:p>
          </table:table-cell>
          <table:table-cell table:number-columns-repeated="2"/>
          <table:table-cell office:value-type="string" calcext:value-type="string">
            <text:p>fib.clang.omp-tasks-tied -n 30</text:p>
          </table:table-cell>
        </table:table-row>
        <table:table-row table:style-name="ro1">
          <table:table-cell/>
          <table:table-cell table:formula="of:=[.B34]/[.$AZ33]" office:value-type="float" office:value="1.07300553038637" calcext:value-type="float">
            <text:p>1.07300553038637</text:p>
          </table:table-cell>
          <table:table-cell table:formula="of:=[.C34]/[.$AZ33]" office:value-type="float" office:value="0.89244278167322" calcext:value-type="float">
            <text:p>0.89244278167322</text:p>
          </table:table-cell>
          <table:table-cell table:formula="of:=[.D34]/[.$AZ33]" office:value-type="float" office:value="1.02818064037074" calcext:value-type="float">
            <text:p>1.02818064037074</text:p>
          </table:table-cell>
          <table:table-cell table:formula="of:=[.E34]/[.$AZ33]" office:value-type="float" office:value="1.16279261353183" calcext:value-type="float">
            <text:p>1.16279261353183</text:p>
          </table:table-cell>
          <table:table-cell table:formula="of:=[.F34]/[.$AZ33]" office:value-type="float" office:value="1.19067429925525" calcext:value-type="float">
            <text:p>1.19067429925525</text:p>
          </table:table-cell>
          <table:table-cell table:formula="of:=[.G34]/[.$AZ33]" office:value-type="float" office:value="1.18692134746713" calcext:value-type="float">
            <text:p>1.18692134746713</text:p>
          </table:table-cell>
          <table:table-cell table:formula="of:=[.H34]/[.$AZ33]" office:value-type="float" office:value="1.26099180080723" calcext:value-type="float">
            <text:p>1.26099180080723</text:p>
          </table:table-cell>
          <table:table-cell table:formula="of:=[.I34]/[.$AZ33]" office:value-type="float" office:value="0.878154104255536" calcext:value-type="float">
            <text:p>0.878154104255536</text:p>
          </table:table-cell>
          <table:table-cell table:formula="of:=[.J34]/[.$AZ33]" office:value-type="float" office:value="0.888442684279544" calcext:value-type="float">
            <text:p>0.888442684279544</text:p>
          </table:table-cell>
          <table:table-cell table:formula="of:=[.K34]/[.$AZ33]" office:value-type="float" office:value="1.0376545552505" calcext:value-type="float">
            <text:p>1.0376545552505</text:p>
          </table:table-cell>
          <table:table-cell table:formula="of:=[.L34]/[.$AZ33]" office:value-type="float" office:value="0.956480954135817" calcext:value-type="float">
            <text:p>0.956480954135817</text:p>
          </table:table-cell>
          <table:table-cell table:formula="of:=[.M34]/[.$AZ33]" office:value-type="float" office:value="1.16928247406298" calcext:value-type="float">
            <text:p>1.16928247406298</text:p>
          </table:table-cell>
          <table:table-cell table:formula="of:=[.N34]/[.$AZ33]" office:value-type="float" office:value="0.863371135626735" calcext:value-type="float">
            <text:p>0.863371135626735</text:p>
          </table:table-cell>
          <table:table-cell table:formula="of:=[.O34]/[.$AZ33]" office:value-type="float" office:value="1.24986109501614" calcext:value-type="float">
            <text:p>1.24986109501614</text:p>
          </table:table-cell>
          <table:table-cell table:formula="of:=[.P34]/[.$AZ33]" office:value-type="float" office:value="1.01775475723253" calcext:value-type="float">
            <text:p>1.01775475723253</text:p>
          </table:table-cell>
          <table:table-cell table:formula="of:=[.Q34]/[.$AZ33]" office:value-type="float" office:value="1.47069942389444" calcext:value-type="float">
            <text:p>1.47069942389444</text:p>
          </table:table-cell>
          <table:table-cell table:formula="of:=[.R34]/[.$AZ33]" office:value-type="float" office:value="1.39249157004647" calcext:value-type="float">
            <text:p>1.39249157004647</text:p>
          </table:table-cell>
          <table:table-cell table:formula="of:=[.S34]/[.$AZ33]" office:value-type="float" office:value="1.22450578659398" calcext:value-type="float">
            <text:p>1.22450578659398</text:p>
          </table:table-cell>
          <table:table-cell table:formula="of:=[.T34]/[.$AZ33]" office:value-type="float" office:value="1.45701488017923" calcext:value-type="float">
            <text:p>1.45701488017923</text:p>
          </table:table-cell>
          <table:table-cell table:formula="of:=[.U34]/[.$AZ33]" office:value-type="float" office:value="1.10848465509549" calcext:value-type="float">
            <text:p>1.10848465509549</text:p>
          </table:table-cell>
          <table:table-cell table:formula="of:=[.V34]/[.$AZ33]" office:value-type="float" office:value="0.873375955881397" calcext:value-type="float">
            <text:p>0.873375955881397</text:p>
          </table:table-cell>
          <table:table-cell table:formula="of:=[.W34]/[.$AZ33]" office:value-type="float" office:value="0.900186677314066" calcext:value-type="float">
            <text:p>0.900186677314066</text:p>
          </table:table-cell>
          <table:table-cell table:formula="of:=[.X34]/[.$AZ33]" office:value-type="float" office:value="0.944206055726391" calcext:value-type="float">
            <text:p>0.944206055726391</text:p>
          </table:table-cell>
          <table:table-cell table:formula="of:=[.Y34]/[.$AZ33]" office:value-type="float" office:value="1.07555936831048" calcext:value-type="float">
            <text:p>1.07555936831048</text:p>
          </table:table-cell>
          <table:table-cell table:formula="of:=[.Z34]/[.$AZ33]" office:value-type="float" office:value="1.15977194501944" calcext:value-type="float">
            <text:p>1.15977194501944</text:p>
          </table:table-cell>
          <table:table-cell table:formula="of:=[.AA34]/[.$AZ33]" office:value-type="float" office:value="1.06319293449159" calcext:value-type="float">
            <text:p>1.06319293449159</text:p>
          </table:table-cell>
          <table:table-cell table:formula="of:=[.AB34]/[.$AZ33]" office:value-type="float" office:value="1.06495041435334" calcext:value-type="float">
            <text:p>1.06495041435334</text:p>
          </table:table-cell>
          <table:table-cell table:formula="of:=[.AC34]/[.$AZ33]" office:value-type="float" office:value="1.21056494373227" calcext:value-type="float">
            <text:p>1.21056494373227</text:p>
          </table:table-cell>
          <table:table-cell table:formula="of:=[.AD34]/[.$AZ33]" office:value-type="float" office:value="1.20295835120562" calcext:value-type="float">
            <text:p>1.20295835120562</text:p>
          </table:table-cell>
          <table:table-cell table:formula="of:=[.AE34]/[.$AZ33]" office:value-type="float" office:value="1.27836522152393" calcext:value-type="float">
            <text:p>1.27836522152393</text:p>
          </table:table-cell>
          <table:table-cell table:formula="of:=[.AF34]/[.$AZ33]" office:value-type="float" office:value="0.867023398464439" calcext:value-type="float">
            <text:p>0.867023398464439</text:p>
          </table:table-cell>
          <table:table-cell table:formula="of:=[.AG34]/[.$AZ33]" office:value-type="float" office:value="0.988234587679663" calcext:value-type="float">
            <text:p>0.988234587679663</text:p>
          </table:table-cell>
          <table:table-cell table:formula="of:=[.AH34]/[.$AZ33]" office:value-type="float" office:value="0.883627921741619" calcext:value-type="float">
            <text:p>0.883627921741619</text:p>
          </table:table-cell>
          <table:table-cell table:formula="of:=[.AI34]/[.$AZ33]" office:value-type="float" office:value="1.02855593554955" calcext:value-type="float">
            <text:p>1.02855593554955</text:p>
          </table:table-cell>
          <table:table-cell table:formula="of:=[.AJ34]/[.$AZ33]" office:value-type="float" office:value="1.12682835115253" calcext:value-type="float">
            <text:p>1.12682835115253</text:p>
          </table:table-cell>
          <table:table-cell table:formula="of:=[.AK34]/[.$AZ33]" office:value-type="float" office:value="1.17795087733944" calcext:value-type="float">
            <text:p>1.17795087733944</text:p>
          </table:table-cell>
          <table:table-cell table:formula="of:=[.AL34]/[.$AZ33]" office:value-type="float" office:value="1.47620985554431" calcext:value-type="float">
            <text:p>1.47620985554431</text:p>
          </table:table-cell>
          <table:table-cell table:formula="of:=[.AM34]/[.$AZ33]" office:value-type="float" office:value="0.962897586339402" calcext:value-type="float">
            <text:p>0.962897586339402</text:p>
          </table:table-cell>
          <table:table-cell table:formula="of:=[.AN34]/[.$AZ33]" office:value-type="float" office:value="1.39617129350701" calcext:value-type="float">
            <text:p>1.39617129350701</text:p>
          </table:table-cell>
          <table:table-cell table:formula="of:=[.AO34]/[.$AZ33]" office:value-type="float" office:value="1.79150357345085" calcext:value-type="float">
            <text:p>1.79150357345085</text:p>
          </table:table-cell>
          <table:table-cell table:formula="of:=[.AP34]/[.$AZ33]" office:value-type="float" office:value="1.05913791585223" calcext:value-type="float">
            <text:p>1.05913791585223</text:p>
          </table:table-cell>
          <table:table-cell table:formula="of:=[.AQ34]/[.$AZ33]" office:value-type="float" office:value="0.871920542870884" calcext:value-type="float">
            <text:p>0.871920542870884</text:p>
          </table:table-cell>
          <table:table-cell table:formula="of:=[.AR34]/[.$AZ33]" office:value-type="float" office:value="1.18511809990065" calcext:value-type="float">
            <text:p>1.18511809990065</text:p>
          </table:table-cell>
          <table:table-cell table:formula="of:=[.AS34]/[.$AZ33]" office:value-type="float" office:value="0.90589848686476" calcext:value-type="float">
            <text:p>0.90589848686476</text:p>
          </table:table-cell>
          <table:table-cell table:formula="of:=[.AT34]/[.$AZ33]" office:value-type="float" office:value="1.18874290211551" calcext:value-type="float">
            <text:p>1.18874290211551</text:p>
          </table:table-cell>
          <table:table-cell table:formula="of:=[.AU34]/[.$AZ33]" office:value-type="float" office:value="0.951959104908184" calcext:value-type="float">
            <text:p>0.951959104908184</text:p>
          </table:table-cell>
          <table:table-cell table:formula="of:=[.AV34]/[.$AZ33]" office:value-type="float" office:value="1.27399898249239" calcext:value-type="float">
            <text:p>1.27399898249239</text:p>
          </table:table-cell>
          <table:table-cell table:formula="of:=[.AW34]/[.$AZ33]" office:value-type="float" office:value="1.15757509519225" calcext:value-type="float">
            <text:p>1.15757509519225</text:p>
          </table:table-cell>
          <table:table-cell table:formula="of:=[.AX34]/[.$AZ33]" office:value-type="float" office:value="1.3835851747054" calcext:value-type="float">
            <text:p>1.3835851747054</text:p>
          </table:table-cell>
          <table:table-cell table:formula="of:=[.AY34]/[.$AZ33]" office:value-type="float" office:value="1.23830017280055" calcext:value-type="float">
            <text:p>1.23830017280055</text:p>
          </table:table-cell>
          <table:table-cell table:style-name="ce1" table:formula="of:=AVERAGE([.B35:.AY35])" office:value-type="float" office:value="1.12395157630383" calcext:value-type="float">
            <text:p>1.1240</text:p>
          </table:table-cell>
          <table:table-cell table:style-name="ce1" table:formula="of:=STDEV([.B35:.AY35])" office:value-type="float" office:value="0.198494172413916" calcext:value-type="float">
            <text:p>0.198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9T01:42:36.133170477</meta:creation-date>
    <dc:date>2020-05-09T02:34:10.561688378</dc:date>
    <meta:editing-duration>PT21M2S</meta:editing-duration>
    <meta:editing-cycles>2</meta:editing-cycles>
    <meta:generator>LibreOffice/6.3.5.2$Linux_X86_64 LibreOffice_project/30$Build-2</meta:generator>
    <meta:document-statistic meta:table-count="1" meta:cell-count="1413" meta:object-count="0"/>
  </office:meta>
</office:document-meta>
</file>